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6c78f" officeooo:paragraph-rsid="02d6c78f"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7ab8b" officeooo:paragraph-rsid="02d7ab8b"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a3268" officeooo:paragraph-rsid="02da3268"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e3d11c" officeooo:paragraph-rsid="02e3d11c" style:font-size-asian="8pt" style:font-style-asian="normal" style:font-weight-asian="bold" style:font-size-complex="8pt" style:font-style-complex="normal" style:font-weight-complex="bold"/>
    </style:style>
    <style:style style:name="P19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51814" officeooo:paragraph-rsid="02f51814" style:font-size-asian="8pt" style:font-style-asian="normal" style:font-weight-asian="bold" style:font-size-complex="8pt" style:font-style-complex="normal" style:font-weight-complex="bold"/>
    </style:style>
    <style:style style:name="P19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6e7bd" officeooo:paragraph-rsid="02f6e7bd" style:font-size-asian="8pt" style:font-style-asian="normal" style:font-weight-asian="bold" style:font-size-complex="8pt" style:font-style-complex="normal" style:font-weight-complex="bold"/>
    </style:style>
    <style:style style:name="P197" style:family="paragraph" style:parent-style-name="Standard">
      <style:paragraph-properties fo:margin-left="0in" fo:text-align="end" style:justify-single-word="false" fo:text-indent="0in" style:auto-text-indent="false" fo:break-before="pag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20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20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2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20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20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20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1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3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4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4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4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4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4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45"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46"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47"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8"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9"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50"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6010" officeooo:paragraph-rsid="02d4dbc4"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895a" officeooo:paragraph-rsid="02d7895a"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ab8b" officeooo:paragraph-rsid="02d7895a"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8cb48" officeooo:paragraph-rsid="02d7ab8b"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a3268" officeooo:paragraph-rsid="02da3268"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c6eed" officeooo:paragraph-rsid="02da3268"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e852f" officeooo:paragraph-rsid="02de519d"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02c20" officeooo:paragraph-rsid="02e02c20"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99a2b" officeooo:paragraph-rsid="02e3d11c"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40fff" officeooo:paragraph-rsid="02f40fff" style:font-size-asian="8pt" style:font-style-asian="normal" style:font-weight-asian="normal" style:font-size-complex="8pt" style:font-style-complex="normal" style:font-weight-complex="normal"/>
    </style:style>
    <style:style style:name="P38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59d62" officeooo:paragraph-rsid="02f51814" style:font-size-asian="8pt" style:font-style-asian="normal" style:font-weight-asian="normal" style:font-size-complex="8pt" style:font-style-complex="normal"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6e7bd" officeooo:paragraph-rsid="02f6e7bd" style:font-size-asian="8pt" style:font-style-asian="normal" style:font-weight-asian="normal" style:font-size-complex="8pt" style:font-style-complex="normal" style:font-weight-complex="normal"/>
    </style:style>
    <style:style style:name="P3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768f2" officeooo:paragraph-rsid="02f6e7bd" style:font-size-asian="8pt" style:font-style-asian="normal" style:font-weight-asian="normal" style:font-size-complex="8pt" style:font-style-complex="normal" style:font-weight-complex="normal"/>
    </style:style>
    <style:style style:name="P3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8753e" officeooo:paragraph-rsid="02f8753e" style:font-size-asian="8pt" style:font-style-asian="normal" style:font-weight-asian="normal" style:font-size-complex="8pt" style:font-style-complex="normal" style:font-weight-complex="normal"/>
    </style:style>
    <style:style style:name="P3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a0128" officeooo:paragraph-rsid="02f8753e" style:font-size-asian="8pt" style:font-style-asian="normal" style:font-weight-asian="normal" style:font-size-complex="8pt" style:font-style-complex="normal" style:font-weight-complex="normal"/>
    </style:style>
    <style:style style:name="P3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b2ca9" officeooo:paragraph-rsid="02fb2ca9" style:font-size-asian="8pt" style:font-style-asian="normal" style:font-weight-asian="normal" style:font-size-complex="8pt" style:font-style-complex="normal" style:font-weight-complex="normal"/>
    </style:style>
    <style:style style:name="P38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9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9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9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9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9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9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9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9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9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9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40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40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40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40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40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41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41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41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41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41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41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2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2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42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42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42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3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3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43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3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43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3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3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3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4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4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4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4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4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4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4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4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4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4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5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5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5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5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5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5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5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5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5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5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6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6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6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6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6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6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6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7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7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7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7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7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7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7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8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8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8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8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8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8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8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8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8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8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9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9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9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9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94" style:family="paragraph" style:parent-style-name="Standard">
      <style:paragraph-properties fo:margin-left="0in" fo:text-align="start" style:justify-single-word="false" fo:text-indent="0in" style:auto-text-indent="false"/>
      <style:text-properties officeooo:paragraph-rsid="0244722f"/>
    </style:style>
    <style:style style:name="P495" style:family="paragraph" style:parent-style-name="Standard">
      <style:paragraph-properties fo:text-align="start" style:justify-single-word="false"/>
      <style:text-properties officeooo:rsid="0197b448" officeooo:paragraph-rsid="0197b448"/>
    </style:style>
    <style:style style:name="P49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9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9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9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50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50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50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51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51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51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51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51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2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52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52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52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52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52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3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53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3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3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4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4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4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4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4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4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4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4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4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5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51"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52"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53"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54"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55"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56"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57"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8"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9"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60"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61"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62"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63"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64"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65"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66"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67"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68" style:family="paragraph" style:parent-style-name="Standard">
      <style:paragraph-properties fo:margin-left="0in" fo:text-align="start" style:justify-single-word="false" fo:text-indent="0in" style:auto-text-indent="false"/>
      <style:text-properties fo:font-style="normal" fo:font-weight="bold" officeooo:rsid="02f6e7bd" officeooo:paragraph-rsid="02f6e7bd" style:font-style-asian="normal" style:font-weight-asian="bold" style:font-style-complex="normal" style:font-weight-complex="bold"/>
    </style:style>
    <style:style style:name="P569"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70"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71"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72"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73"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e8fcf" officeooo:paragraph-rsid="02fe8fcf" style:font-size-asian="8pt" style:font-style-asian="normal" style:font-weight-asian="normal" style:font-size-complex="8pt" style:font-style-complex="normal" style:font-weight-complex="normal"/>
    </style:style>
    <style:style style:name="P57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e8fcf" officeooo:paragraph-rsid="02fe8fcf" style:font-size-asian="8pt" style:font-style-asian="normal" style:font-weight-asian="normal" style:font-size-complex="8pt" style:font-style-complex="normal" style:font-weight-complex="normal"/>
    </style:style>
    <style:style style:name="P5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f85e7" officeooo:paragraph-rsid="02ff85e7" style:font-size-asian="8pt" style:font-style-asian="normal" style:font-weight-asian="normal" style:font-size-complex="8pt" style:font-style-complex="normal" style:font-weight-complex="normal"/>
    </style:style>
    <style:style style:name="P5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301418c" officeooo:paragraph-rsid="0301418c" style:font-size-asian="8pt" style:font-style-asian="normal" style:font-weight-asian="normal" style:font-size-complex="8pt" style:font-style-complex="normal" style:font-weight-complex="normal"/>
    </style:style>
    <style:style style:name="P5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3055d9e" officeooo:paragraph-rsid="03055d9e" style:font-size-asian="8pt" style:font-style-asian="normal" style:font-weight-asian="normal" style:font-size-complex="8pt" style:font-style-complex="normal" style:font-weight-complex="normal"/>
    </style:style>
    <style:style style:name="P5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58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5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55d9e" officeooo:paragraph-rsid="03055d9e" style:font-size-asian="8pt" style:font-style-asian="normal" style:font-weight-asian="bold" style:font-size-complex="8pt" style:font-style-complex="normal" style:font-weight-complex="bold"/>
    </style:style>
    <style:style style:name="P58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3055d9e" officeooo:paragraph-rsid="03055d9e"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fa0128" style:font-weight-asian="normal" style:font-weight-complex="normal"/>
    </style:style>
    <style:style style:name="T246" style:family="text">
      <style:text-properties fo:font-weight="normal" officeooo:rsid="02fca63f" style:font-weight-asian="normal" style:font-weight-complex="normal"/>
    </style:style>
    <style:style style:name="T247" style:family="text">
      <style:text-properties fo:font-weight="normal" officeooo:rsid="0301418c" style:font-weight-asian="normal" style:font-weight-complex="normal"/>
    </style:style>
    <style:style style:name="T248" style:family="text">
      <style:text-properties fo:font-weight="normal" officeooo:rsid="0301a45d" style:font-weight-asian="normal" style:font-weight-complex="normal"/>
    </style:style>
    <style:style style:name="T249" style:family="text">
      <style:text-properties fo:font-weight="normal" officeooo:rsid="03030976" style:font-weight-asian="normal" style:font-weight-complex="normal"/>
    </style:style>
    <style:style style:name="T250" style:family="text">
      <style:text-properties fo:font-weight="normal" officeooo:rsid="03050767" style:font-weight-asian="normal" style:font-weight-complex="normal"/>
    </style:style>
    <style:style style:name="T251" style:family="text">
      <style:text-properties officeooo:rsid="0147b0a7"/>
    </style:style>
    <style:style style:name="T252" style:family="text">
      <style:text-properties officeooo:rsid="0148ef8e"/>
    </style:style>
    <style:style style:name="T253" style:family="text">
      <style:text-properties fo:font-size="11pt" style:font-size-asian="11pt" style:font-size-complex="11pt"/>
    </style:style>
    <style:style style:name="T254" style:family="text">
      <style:text-properties officeooo:rsid="014beb8e"/>
    </style:style>
    <style:style style:name="T255" style:family="text">
      <style:text-properties officeooo:rsid="014c1a49"/>
    </style:style>
    <style:style style:name="T256" style:family="text">
      <style:text-properties officeooo:rsid="014caf54"/>
    </style:style>
    <style:style style:name="T257" style:family="text">
      <style:text-properties style:text-position="super 58%"/>
    </style:style>
    <style:style style:name="T258" style:family="text">
      <style:text-properties officeooo:rsid="0171cc7a"/>
    </style:style>
    <style:style style:name="T259" style:family="text">
      <style:text-properties officeooo:rsid="0172227f"/>
    </style:style>
    <style:style style:name="T260" style:family="text">
      <style:text-properties officeooo:rsid="0181618f"/>
    </style:style>
    <style:style style:name="T261" style:family="text">
      <style:text-properties officeooo:rsid="018f533d"/>
    </style:style>
    <style:style style:name="T262" style:family="text">
      <style:text-properties officeooo:rsid="018efaa8"/>
    </style:style>
    <style:style style:name="T263" style:family="text">
      <style:text-properties officeooo:rsid="0190b531"/>
    </style:style>
    <style:style style:name="T264" style:family="text">
      <style:text-properties officeooo:rsid="0191d57c"/>
    </style:style>
    <style:style style:name="T265" style:family="text">
      <style:text-properties officeooo:rsid="0192f183"/>
    </style:style>
    <style:style style:name="T266" style:family="text">
      <style:text-properties officeooo:rsid="01947264"/>
    </style:style>
    <style:style style:name="T267" style:family="text">
      <style:text-properties officeooo:rsid="0196cf28"/>
    </style:style>
    <style:style style:name="T26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72"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73"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74"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5"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6" style:family="text">
      <style:text-properties style:font-name="PT Mono" fo:font-size="8pt" fo:font-style="normal" style:font-size-asian="8pt" style:font-style-asian="normal" style:font-size-complex="8pt" style:font-style-complex="normal"/>
    </style:style>
    <style:style style:name="T277" style:family="text">
      <style:text-properties style:font-name="PT Mono" fo:font-size="8pt" fo:font-style="normal" officeooo:rsid="02483c21" style:font-size-asian="8pt" style:font-style-asian="normal" style:font-size-complex="8pt" style:font-style-complex="normal"/>
    </style:style>
    <style:style style:name="T278" style:family="text">
      <style:text-properties style:font-name="PT Mono" fo:font-size="8pt" fo:font-weight="normal" style:font-size-asian="8pt" style:font-weight-asian="normal" style:font-size-complex="8pt" style:font-weight-complex="normal"/>
    </style:style>
    <style:style style:name="T279" style:family="text">
      <style:text-properties style:font-name="PT Mono" fo:font-size="8pt" fo:font-weight="normal" officeooo:rsid="024f8162" style:font-size-asian="8pt" style:font-weight-asian="normal" style:font-size-complex="8pt" style:font-weight-complex="normal"/>
    </style:style>
    <style:style style:name="T280" style:family="text">
      <style:text-properties style:font-name="PT Mono" fo:font-size="8pt" fo:font-weight="normal" officeooo:rsid="0250f364" style:font-size-asian="8pt" style:font-weight-asian="normal" style:font-size-complex="8pt" style:font-weight-complex="normal"/>
    </style:style>
    <style:style style:name="T281" style:family="text">
      <style:text-properties style:font-name="PT Mono" fo:font-size="8pt" fo:font-weight="normal" officeooo:rsid="0251089d" style:font-size-asian="8pt" style:font-weight-asian="normal" style:font-size-complex="8pt" style:font-weight-complex="normal"/>
    </style:style>
    <style:style style:name="T282" style:family="text">
      <style:text-properties style:font-name="PT Mono" fo:font-size="8pt" fo:font-weight="normal" officeooo:rsid="0252943a" style:font-size-asian="8pt" style:font-weight-asian="normal" style:font-size-complex="8pt" style:font-weight-complex="normal"/>
    </style:style>
    <style:style style:name="T283" style:family="text">
      <style:text-properties style:font-name="PT Mono" fo:font-size="8pt" fo:font-weight="normal" officeooo:rsid="02551801" style:font-size-asian="8pt" style:font-weight-asian="normal" style:font-size-complex="8pt" style:font-weight-complex="normal"/>
    </style:style>
    <style:style style:name="T284" style:family="text">
      <style:text-properties style:font-name="PT Mono" fo:font-size="8pt" fo:font-weight="normal" officeooo:rsid="0255610a" style:font-size-asian="8pt" style:font-weight-asian="normal" style:font-size-complex="8pt" style:font-weight-complex="normal"/>
    </style:style>
    <style:style style:name="T285" style:family="text">
      <style:text-properties style:font-name="PT Mono" fo:font-size="8pt" fo:font-weight="normal" officeooo:rsid="02588958" style:font-size-asian="8pt" style:font-weight-asian="normal" style:font-size-complex="8pt" style:font-weight-complex="normal"/>
    </style:style>
    <style:style style:name="T286" style:family="text">
      <style:text-properties style:font-name="PT Mono" fo:font-size="8pt" fo:font-weight="normal" officeooo:rsid="025a71bc" style:font-size-asian="8pt" style:font-weight-asian="normal" style:font-size-complex="8pt" style:font-weight-complex="normal"/>
    </style:style>
    <style:style style:name="T287" style:family="text">
      <style:text-properties style:font-name="PT Mono" fo:font-size="8pt" fo:font-weight="normal" officeooo:rsid="025bfe00" style:font-size-asian="8pt" style:font-weight-asian="normal" style:font-size-complex="8pt" style:font-weight-complex="normal"/>
    </style:style>
    <style:style style:name="T288" style:family="text">
      <style:text-properties style:font-name="PT Mono" fo:font-size="8pt" fo:font-weight="normal" officeooo:rsid="025cd2e3" style:font-size-asian="8pt" style:font-weight-asian="normal" style:font-size-complex="8pt" style:font-weight-complex="normal"/>
    </style:style>
    <style:style style:name="T289" style:family="text">
      <style:text-properties style:font-name="PT Mono" fo:font-size="8pt" fo:font-weight="normal" officeooo:rsid="025dc7e1" style:font-size-asian="8pt" style:font-weight-asian="normal" style:font-size-complex="8pt" style:font-weight-complex="normal"/>
    </style:style>
    <style:style style:name="T290" style:family="text">
      <style:text-properties style:font-name="PT Mono" fo:font-size="8pt" fo:font-weight="normal" officeooo:rsid="02627cc8" style:font-size-asian="8pt" style:font-weight-asian="normal" style:font-size-complex="8pt" style:font-weight-complex="normal"/>
    </style:style>
    <style:style style:name="T291" style:family="text">
      <style:text-properties style:font-name="PT Mono" fo:font-size="8pt" fo:font-weight="normal" officeooo:rsid="0263d5aa" style:font-size-asian="8pt" style:font-weight-asian="normal" style:font-size-complex="8pt" style:font-weight-complex="normal"/>
    </style:style>
    <style:style style:name="T292" style:family="text">
      <style:text-properties style:font-name="PT Mono" fo:font-size="8pt" fo:font-weight="normal" officeooo:rsid="0263fe01" style:font-size-asian="8pt" style:font-weight-asian="normal" style:font-size-complex="8pt" style:font-weight-complex="normal"/>
    </style:style>
    <style:style style:name="T293" style:family="text">
      <style:text-properties style:font-name="PT Mono" fo:font-size="8pt" fo:font-weight="normal" officeooo:rsid="026526fe" style:font-size-asian="8pt" style:font-weight-asian="normal" style:font-size-complex="8pt" style:font-weight-complex="normal"/>
    </style:style>
    <style:style style:name="T294" style:family="text">
      <style:text-properties style:font-name="PT Mono" fo:font-size="8pt" fo:font-weight="normal" officeooo:rsid="0265b1f2" style:font-size-asian="8pt" style:font-weight-asian="normal" style:font-size-complex="8pt" style:font-weight-complex="normal"/>
    </style:style>
    <style:style style:name="T295" style:family="text">
      <style:text-properties style:font-name="PT Mono" fo:font-size="8pt" fo:font-weight="normal" officeooo:rsid="02670e2d" style:font-size-asian="8pt" style:font-weight-asian="normal" style:font-size-complex="8pt" style:font-weight-complex="normal"/>
    </style:style>
    <style:style style:name="T296" style:family="text">
      <style:text-properties style:font-name="PT Mono" fo:font-size="8pt" fo:font-weight="normal" officeooo:rsid="0268636e" style:font-size-asian="8pt" style:font-weight-asian="normal" style:font-size-complex="8pt" style:font-weight-complex="normal"/>
    </style:style>
    <style:style style:name="T297" style:family="text">
      <style:text-properties style:font-name="PT Mono" fo:font-size="8pt" fo:font-weight="normal" officeooo:rsid="02691a99" style:font-size-asian="8pt" style:font-weight-asian="normal" style:font-size-complex="8pt" style:font-weight-complex="normal"/>
    </style:style>
    <style:style style:name="T298" style:family="text">
      <style:text-properties style:font-name="PT Mono" fo:font-size="8pt" fo:font-weight="normal" officeooo:rsid="026b40b6" style:font-size-asian="8pt" style:font-weight-asian="normal" style:font-size-complex="8pt" style:font-weight-complex="normal"/>
    </style:style>
    <style:style style:name="T299" style:family="text">
      <style:text-properties style:font-name="PT Mono" fo:font-size="8pt" fo:font-weight="normal" officeooo:rsid="026cb2d5" style:font-size-asian="8pt" style:font-weight-asian="normal" style:font-size-complex="8pt" style:font-weight-complex="normal"/>
    </style:style>
    <style:style style:name="T300" style:family="text">
      <style:text-properties style:font-name="PT Mono" fo:font-size="8pt" fo:font-weight="normal" officeooo:rsid="026ceb5b" style:font-size-asian="8pt" style:font-weight-asian="normal" style:font-size-complex="8pt" style:font-weight-complex="normal"/>
    </style:style>
    <style:style style:name="T301" style:family="text">
      <style:text-properties style:font-name="PT Mono" fo:font-size="8pt" fo:font-weight="normal" officeooo:rsid="026e679b" style:font-size-asian="8pt" style:font-weight-asian="normal" style:font-size-complex="8pt" style:font-weight-complex="normal"/>
    </style:style>
    <style:style style:name="T302" style:family="text">
      <style:text-properties style:font-name="PT Mono" fo:font-size="8pt" fo:font-weight="normal" officeooo:rsid="026f2f92" style:font-size-asian="8pt" style:font-weight-asian="normal" style:font-size-complex="8pt" style:font-weight-complex="normal"/>
    </style:style>
    <style:style style:name="T303" style:family="text">
      <style:text-properties style:font-name="PT Mono" fo:font-size="8pt" fo:font-weight="normal" officeooo:rsid="0271eba0" style:font-size-asian="8pt" style:font-weight-asian="normal" style:font-size-complex="8pt" style:font-weight-complex="normal"/>
    </style:style>
    <style:style style:name="T304" style:family="text">
      <style:text-properties style:font-name="PT Mono" fo:font-size="8pt" fo:font-weight="normal" officeooo:rsid="02731f57" style:font-size-asian="8pt" style:font-weight-asian="normal" style:font-size-complex="8pt" style:font-weight-complex="normal"/>
    </style:style>
    <style:style style:name="T305" style:family="text">
      <style:text-properties style:font-name="PT Mono" fo:font-size="8pt" fo:font-weight="normal" officeooo:rsid="0273bd79" style:font-size-asian="8pt" style:font-weight-asian="normal" style:font-size-complex="8pt" style:font-weight-complex="normal"/>
    </style:style>
    <style:style style:name="T306" style:family="text">
      <style:text-properties style:font-name="PT Mono" fo:font-size="8pt" fo:font-weight="normal" officeooo:rsid="0273dc42" style:font-size-asian="8pt" style:font-weight-asian="normal" style:font-size-complex="8pt" style:font-weight-complex="normal"/>
    </style:style>
    <style:style style:name="T307" style:family="text">
      <style:text-properties style:font-name="PT Mono" fo:font-size="8pt" fo:font-weight="normal" officeooo:rsid="0275d17f" style:font-size-asian="8pt" style:font-weight-asian="normal" style:font-size-complex="8pt" style:font-weight-complex="normal"/>
    </style:style>
    <style:style style:name="T308" style:family="text">
      <style:text-properties style:font-name="PT Mono" fo:font-size="8pt" fo:font-weight="normal" officeooo:rsid="0277ac53" style:font-size-asian="8pt" style:font-weight-asian="normal" style:font-size-complex="8pt" style:font-weight-complex="normal"/>
    </style:style>
    <style:style style:name="T309" style:family="text">
      <style:text-properties style:font-name="PT Mono" fo:font-size="8pt" fo:font-weight="normal" officeooo:rsid="0278af51" style:font-size-asian="8pt" style:font-weight-asian="normal" style:font-size-complex="8pt" style:font-weight-complex="normal"/>
    </style:style>
    <style:style style:name="T310" style:family="text">
      <style:text-properties style:font-name="PT Mono" fo:font-size="8pt" fo:font-weight="normal" officeooo:rsid="027aec0b" style:font-size-asian="8pt" style:font-weight-asian="normal" style:font-size-complex="8pt" style:font-weight-complex="normal"/>
    </style:style>
    <style:style style:name="T311" style:family="text">
      <style:text-properties style:font-name="PT Mono" fo:font-size="8pt" fo:font-weight="normal" officeooo:rsid="027c9440" style:font-size-asian="8pt" style:font-weight-asian="normal" style:font-size-complex="8pt" style:font-weight-complex="normal"/>
    </style:style>
    <style:style style:name="T312" style:family="text">
      <style:text-properties style:font-name="PT Mono" fo:font-size="8pt" fo:font-weight="normal" officeooo:rsid="027ccd28" style:font-size-asian="8pt" style:font-weight-asian="normal" style:font-size-complex="8pt" style:font-weight-complex="normal"/>
    </style:style>
    <style:style style:name="T313" style:family="text">
      <style:text-properties style:font-name="PT Mono" fo:font-size="8pt" fo:font-weight="normal" officeooo:rsid="027d1017" style:font-size-asian="8pt" style:font-weight-asian="normal" style:font-size-complex="8pt" style:font-weight-complex="normal"/>
    </style:style>
    <style:style style:name="T314" style:family="text">
      <style:text-properties style:font-name="PT Mono" fo:font-size="8pt" fo:font-weight="normal" officeooo:rsid="027e0097" style:font-size-asian="8pt" style:font-weight-asian="normal" style:font-size-complex="8pt" style:font-weight-complex="normal"/>
    </style:style>
    <style:style style:name="T315" style:family="text">
      <style:text-properties style:font-name="PT Mono" fo:font-size="8pt" fo:font-weight="normal" officeooo:rsid="027ed331" style:font-size-asian="8pt" style:font-weight-asian="normal" style:font-size-complex="8pt" style:font-weight-complex="normal"/>
    </style:style>
    <style:style style:name="T316" style:family="text">
      <style:text-properties style:font-name="PT Mono" fo:font-size="8pt" fo:font-weight="normal" officeooo:rsid="0280c9fa" style:font-size-asian="8pt" style:font-weight-asian="normal" style:font-size-complex="8pt" style:font-weight-complex="normal"/>
    </style:style>
    <style:style style:name="T317" style:family="text">
      <style:text-properties style:font-name="PT Mono" fo:font-size="8pt" fo:font-weight="normal" officeooo:rsid="0280e7ff" style:font-size-asian="8pt" style:font-weight-asian="normal" style:font-size-complex="8pt" style:font-weight-complex="normal"/>
    </style:style>
    <style:style style:name="T318" style:family="text">
      <style:text-properties style:font-name="PT Mono" fo:font-size="8pt" fo:font-weight="normal" officeooo:rsid="0282805e" style:font-size-asian="8pt" style:font-weight-asian="normal" style:font-size-complex="8pt" style:font-weight-complex="normal"/>
    </style:style>
    <style:style style:name="T319" style:family="text">
      <style:text-properties style:font-name="PT Mono" fo:font-size="8pt" fo:font-weight="normal" officeooo:rsid="0283a2bd" style:font-size-asian="8pt" style:font-weight-asian="normal" style:font-size-complex="8pt" style:font-weight-complex="normal"/>
    </style:style>
    <style:style style:name="T320" style:family="text">
      <style:text-properties style:font-name="PT Mono" fo:font-size="8pt" fo:font-weight="normal" officeooo:rsid="02850af3" style:font-size-asian="8pt" style:font-weight-asian="normal" style:font-size-complex="8pt" style:font-weight-complex="normal"/>
    </style:style>
    <style:style style:name="T321" style:family="text">
      <style:text-properties style:font-name="PT Mono" fo:font-size="8pt" fo:font-weight="normal" officeooo:rsid="0286523a" style:font-size-asian="8pt" style:font-weight-asian="normal" style:font-size-complex="8pt" style:font-weight-complex="normal"/>
    </style:style>
    <style:style style:name="T322" style:family="text">
      <style:text-properties style:font-name="PT Mono" fo:font-size="8pt" fo:font-weight="normal" officeooo:rsid="0287b0cf" style:font-size-asian="8pt" style:font-weight-asian="normal" style:font-size-complex="8pt" style:font-weight-complex="normal"/>
    </style:style>
    <style:style style:name="T323" style:family="text">
      <style:text-properties style:font-name="PT Mono" fo:font-size="8pt" fo:font-weight="normal" officeooo:rsid="02883d31" style:font-size-asian="8pt" style:font-weight-asian="normal" style:font-size-complex="8pt" style:font-weight-complex="normal"/>
    </style:style>
    <style:style style:name="T324" style:family="text">
      <style:text-properties style:font-name="PT Mono" fo:font-size="8pt" fo:font-weight="normal" officeooo:rsid="0288fd86" style:font-size-asian="8pt" style:font-weight-asian="normal" style:font-size-complex="8pt" style:font-weight-complex="normal"/>
    </style:style>
    <style:style style:name="T325" style:family="text">
      <style:text-properties style:font-name="PT Mono" fo:font-size="8pt" fo:font-weight="normal" officeooo:rsid="0289cf81" style:font-size-asian="8pt" style:font-weight-asian="normal" style:font-size-complex="8pt" style:font-weight-complex="normal"/>
    </style:style>
    <style:style style:name="T326" style:family="text">
      <style:text-properties style:font-name="PT Mono" fo:font-size="8pt" fo:font-weight="normal" officeooo:rsid="028b47f2" style:font-size-asian="8pt" style:font-weight-asian="normal" style:font-size-complex="8pt" style:font-weight-complex="normal"/>
    </style:style>
    <style:style style:name="T327" style:family="text">
      <style:text-properties style:font-name="PT Mono" fo:font-size="8pt" fo:font-weight="normal" officeooo:rsid="028d46ce" style:font-size-asian="8pt" style:font-weight-asian="normal" style:font-size-complex="8pt" style:font-weight-complex="normal"/>
    </style:style>
    <style:style style:name="T328" style:family="text">
      <style:text-properties style:font-name="PT Mono" fo:font-size="8pt" fo:font-weight="normal" officeooo:rsid="028e8b7a" style:font-size-asian="8pt" style:font-weight-asian="normal" style:font-size-complex="8pt" style:font-weight-complex="normal"/>
    </style:style>
    <style:style style:name="T329" style:family="text">
      <style:text-properties style:font-name="PT Mono" fo:font-size="8pt" fo:font-weight="normal" officeooo:rsid="028f5b40" style:font-size-asian="8pt" style:font-weight-asian="normal" style:font-size-complex="8pt" style:font-weight-complex="normal"/>
    </style:style>
    <style:style style:name="T330" style:family="text">
      <style:text-properties style:font-name="PT Mono" fo:font-size="8pt" fo:font-weight="normal" officeooo:rsid="029045f1" style:font-size-asian="8pt" style:font-weight-asian="normal" style:font-size-complex="8pt" style:font-weight-complex="normal"/>
    </style:style>
    <style:style style:name="T331" style:family="text">
      <style:text-properties style:font-name="PT Mono" fo:font-size="8pt" fo:font-weight="normal" officeooo:rsid="029115d1" style:font-size-asian="8pt" style:font-weight-asian="normal" style:font-size-complex="8pt" style:font-weight-complex="normal"/>
    </style:style>
    <style:style style:name="T332" style:family="text">
      <style:text-properties style:font-name="PT Mono" fo:font-size="8pt" fo:font-weight="normal" officeooo:rsid="029227de" style:font-size-asian="8pt" style:font-weight-asian="normal" style:font-size-complex="8pt" style:font-weight-complex="normal"/>
    </style:style>
    <style:style style:name="T333" style:family="text">
      <style:text-properties style:font-name="PT Mono" fo:font-size="8pt" fo:font-weight="normal" officeooo:rsid="029365b6" style:font-size-asian="8pt" style:font-weight-asian="normal" style:font-size-complex="8pt" style:font-weight-complex="normal"/>
    </style:style>
    <style:style style:name="T334" style:family="text">
      <style:text-properties style:font-name="PT Mono" fo:font-size="8pt" fo:font-weight="normal" officeooo:rsid="029428dd" style:font-size-asian="8pt" style:font-weight-asian="normal" style:font-size-complex="8pt" style:font-weight-complex="normal"/>
    </style:style>
    <style:style style:name="T335" style:family="text">
      <style:text-properties style:font-name="PT Mono" fo:font-size="8pt" fo:font-weight="normal" officeooo:rsid="0294de8d" style:font-size-asian="8pt" style:font-weight-asian="normal" style:font-size-complex="8pt" style:font-weight-complex="normal"/>
    </style:style>
    <style:style style:name="T336" style:family="text">
      <style:text-properties style:font-name="PT Mono" fo:font-size="8pt" fo:font-weight="normal" officeooo:rsid="02955f3c" style:font-size-asian="8pt" style:font-weight-asian="normal" style:font-size-complex="8pt" style:font-weight-complex="normal"/>
    </style:style>
    <style:style style:name="T337" style:family="text">
      <style:text-properties style:font-name="PT Mono" fo:font-size="8pt" fo:font-weight="normal" officeooo:rsid="0298758f" style:font-size-asian="8pt" style:font-weight-asian="normal" style:font-size-complex="8pt" style:font-weight-complex="normal"/>
    </style:style>
    <style:style style:name="T338" style:family="text">
      <style:text-properties style:font-name="PT Mono" fo:font-size="8pt" fo:font-weight="normal" officeooo:rsid="0298e971" style:font-size-asian="8pt" style:font-weight-asian="normal" style:font-size-complex="8pt" style:font-weight-complex="normal"/>
    </style:style>
    <style:style style:name="T339" style:family="text">
      <style:text-properties style:font-name="PT Mono" fo:font-size="8pt" fo:font-weight="normal" officeooo:rsid="029a0ac0" style:font-size-asian="8pt" style:font-weight-asian="normal" style:font-size-complex="8pt" style:font-weight-complex="normal"/>
    </style:style>
    <style:style style:name="T340" style:family="text">
      <style:text-properties style:font-name="PT Mono" fo:font-size="8pt" fo:font-weight="normal" officeooo:rsid="029bbffd" style:font-size-asian="8pt" style:font-weight-asian="normal" style:font-size-complex="8pt" style:font-weight-complex="normal"/>
    </style:style>
    <style:style style:name="T341" style:family="text">
      <style:text-properties style:font-name="PT Mono" fo:font-size="8pt" fo:font-weight="normal" officeooo:rsid="029cd1bb" style:font-size-asian="8pt" style:font-weight-asian="normal" style:font-size-complex="8pt" style:font-weight-complex="normal"/>
    </style:style>
    <style:style style:name="T342" style:family="text">
      <style:text-properties style:font-name="PT Mono" fo:font-size="8pt" fo:font-weight="normal" officeooo:rsid="029d5135" style:font-size-asian="8pt" style:font-weight-asian="normal" style:font-size-complex="8pt" style:font-weight-complex="normal"/>
    </style:style>
    <style:style style:name="T343" style:family="text">
      <style:text-properties style:font-name="PT Mono" fo:font-size="8pt" fo:font-weight="normal" officeooo:rsid="029e9d3b" style:font-size-asian="8pt" style:font-weight-asian="normal" style:font-size-complex="8pt" style:font-weight-complex="normal"/>
    </style:style>
    <style:style style:name="T344" style:family="text">
      <style:text-properties style:font-name="PT Mono" fo:font-size="8pt" fo:font-weight="normal" officeooo:rsid="02a0b8a1" style:font-size-asian="8pt" style:font-weight-asian="normal" style:font-size-complex="8pt" style:font-weight-complex="normal"/>
    </style:style>
    <style:style style:name="T345" style:family="text">
      <style:text-properties style:font-name="PT Mono" fo:font-size="8pt" fo:font-weight="normal" officeooo:rsid="02a1fab1" style:font-size-asian="8pt" style:font-weight-asian="normal" style:font-size-complex="8pt" style:font-weight-complex="normal"/>
    </style:style>
    <style:style style:name="T346" style:family="text">
      <style:text-properties style:font-name="PT Mono" fo:font-size="8pt" fo:font-weight="normal" officeooo:rsid="02a262da" style:font-size-asian="8pt" style:font-weight-asian="normal" style:font-size-complex="8pt" style:font-weight-complex="normal"/>
    </style:style>
    <style:style style:name="T347" style:family="text">
      <style:text-properties style:font-name="PT Mono" fo:font-size="8pt" fo:font-weight="normal" officeooo:rsid="02a39c62" style:font-size-asian="8pt" style:font-weight-asian="normal" style:font-size-complex="8pt" style:font-weight-complex="normal"/>
    </style:style>
    <style:style style:name="T348" style:family="text">
      <style:text-properties style:font-name="PT Mono" fo:font-size="8pt" fo:font-weight="normal" officeooo:rsid="02a44344" style:font-size-asian="8pt" style:font-weight-asian="normal" style:font-size-complex="8pt" style:font-weight-complex="normal"/>
    </style:style>
    <style:style style:name="T349" style:family="text">
      <style:text-properties style:font-name="PT Mono" fo:font-size="8pt" fo:font-weight="normal" officeooo:rsid="02a5fdba" style:font-size-asian="8pt" style:font-weight-asian="normal" style:font-size-complex="8pt" style:font-weight-complex="normal"/>
    </style:style>
    <style:style style:name="T350" style:family="text">
      <style:text-properties style:font-name="PT Mono" fo:font-size="8pt" fo:font-weight="normal" officeooo:rsid="02a99d48" style:font-size-asian="8pt" style:font-weight-asian="normal" style:font-size-complex="8pt" style:font-weight-complex="normal"/>
    </style:style>
    <style:style style:name="T351" style:family="text">
      <style:text-properties style:font-name="PT Mono" fo:font-size="8pt" fo:font-weight="normal" officeooo:rsid="02aa0d3d" style:font-size-asian="8pt" style:font-weight-asian="normal" style:font-size-complex="8pt" style:font-weight-complex="normal"/>
    </style:style>
    <style:style style:name="T352" style:family="text">
      <style:text-properties style:font-name="PT Mono" fo:font-size="8pt" fo:font-weight="normal" officeooo:rsid="02ab70d5" style:font-size-asian="8pt" style:font-weight-asian="normal" style:font-size-complex="8pt" style:font-weight-complex="normal"/>
    </style:style>
    <style:style style:name="T353" style:family="text">
      <style:text-properties style:font-name="PT Mono" fo:font-size="8pt" fo:font-weight="normal" officeooo:rsid="02ac43da" style:font-size-asian="8pt" style:font-weight-asian="normal" style:font-size-complex="8pt" style:font-weight-complex="normal"/>
    </style:style>
    <style:style style:name="T354" style:family="text">
      <style:text-properties style:font-name="PT Mono" fo:font-size="8pt" fo:font-weight="normal" officeooo:rsid="02b3889d" style:font-size-asian="8pt" style:font-weight-asian="normal" style:font-size-complex="8pt" style:font-weight-complex="normal"/>
    </style:style>
    <style:style style:name="T355" style:family="text">
      <style:text-properties style:font-name="PT Mono" fo:font-size="8pt" fo:font-weight="normal" officeooo:rsid="02b43ab8" style:font-size-asian="8pt" style:font-weight-asian="normal" style:font-size-complex="8pt" style:font-weight-complex="normal"/>
    </style:style>
    <style:style style:name="T356" style:family="text">
      <style:text-properties style:font-name="PT Mono" fo:font-size="8pt" fo:font-weight="normal" officeooo:rsid="02b67f93" style:font-size-asian="8pt" style:font-weight-asian="normal" style:font-size-complex="8pt" style:font-weight-complex="normal"/>
    </style:style>
    <style:style style:name="T357" style:family="text">
      <style:text-properties style:font-name="PT Mono" fo:font-size="8pt" fo:font-weight="normal" officeooo:rsid="02b6dc60" style:font-size-asian="8pt" style:font-weight-asian="normal" style:font-size-complex="8pt" style:font-weight-complex="normal"/>
    </style:style>
    <style:style style:name="T358" style:family="text">
      <style:text-properties style:font-name="PT Mono" fo:font-size="8pt" fo:font-weight="normal" officeooo:rsid="02b877f1" style:font-size-asian="8pt" style:font-weight-asian="normal" style:font-size-complex="8pt" style:font-weight-complex="normal"/>
    </style:style>
    <style:style style:name="T359" style:family="text">
      <style:text-properties style:font-name="PT Mono" fo:font-size="8pt" fo:font-weight="normal" officeooo:rsid="02ba0fad" style:font-size-asian="8pt" style:font-weight-asian="normal" style:font-size-complex="8pt" style:font-weight-complex="normal"/>
    </style:style>
    <style:style style:name="T360" style:family="text">
      <style:text-properties style:font-name="PT Mono" fo:font-size="8pt" fo:font-weight="normal" officeooo:rsid="02bb5938" style:font-size-asian="8pt" style:font-weight-asian="normal" style:font-size-complex="8pt" style:font-weight-complex="normal"/>
    </style:style>
    <style:style style:name="T361" style:family="text">
      <style:text-properties style:font-name="PT Mono" fo:font-size="8pt" fo:font-weight="normal" officeooo:rsid="02bc856f" style:font-size-asian="8pt" style:font-weight-asian="normal" style:font-size-complex="8pt" style:font-weight-complex="normal"/>
    </style:style>
    <style:style style:name="T362" style:family="text">
      <style:text-properties style:font-name="PT Mono" fo:font-size="8pt" fo:font-weight="normal" officeooo:rsid="02be224d" style:font-size-asian="8pt" style:font-weight-asian="normal" style:font-size-complex="8pt" style:font-weight-complex="normal"/>
    </style:style>
    <style:style style:name="T363" style:family="text">
      <style:text-properties style:font-name="PT Mono" fo:font-size="8pt" fo:font-weight="normal" officeooo:rsid="02bf122d" style:font-size-asian="8pt" style:font-weight-asian="normal" style:font-size-complex="8pt" style:font-weight-complex="normal"/>
    </style:style>
    <style:style style:name="T364" style:family="text">
      <style:text-properties style:font-name="PT Mono" fo:font-size="8pt" fo:font-weight="normal" officeooo:rsid="02c06b3a" style:font-size-asian="8pt" style:font-weight-asian="normal" style:font-size-complex="8pt" style:font-weight-complex="normal"/>
    </style:style>
    <style:style style:name="T365" style:family="text">
      <style:text-properties style:font-name="PT Mono" fo:font-size="8pt" fo:font-weight="normal" officeooo:rsid="02c0e930" style:font-size-asian="8pt" style:font-weight-asian="normal" style:font-size-complex="8pt" style:font-weight-complex="normal"/>
    </style:style>
    <style:style style:name="T366" style:family="text">
      <style:text-properties style:font-name="PT Mono" fo:font-size="8pt" fo:font-weight="normal" officeooo:rsid="02c2c98e" style:font-size-asian="8pt" style:font-weight-asian="normal" style:font-size-complex="8pt" style:font-weight-complex="normal"/>
    </style:style>
    <style:style style:name="T367" style:family="text">
      <style:text-properties style:font-name="PT Mono" fo:font-size="8pt" fo:font-weight="normal" officeooo:rsid="02c384a0" style:font-size-asian="8pt" style:font-weight-asian="normal" style:font-size-complex="8pt" style:font-weight-complex="normal"/>
    </style:style>
    <style:style style:name="T368" style:family="text">
      <style:text-properties style:font-name="PT Mono" fo:font-size="8pt" fo:font-weight="normal" officeooo:rsid="02c48698" style:font-size-asian="8pt" style:font-weight-asian="normal" style:font-size-complex="8pt" style:font-weight-complex="normal"/>
    </style:style>
    <style:style style:name="T369" style:family="text">
      <style:text-properties style:font-name="PT Mono" fo:font-size="8pt" fo:font-weight="normal" officeooo:rsid="02c49423" style:font-size-asian="8pt" style:font-weight-asian="normal" style:font-size-complex="8pt" style:font-weight-complex="normal"/>
    </style:style>
    <style:style style:name="T370" style:family="text">
      <style:text-properties style:font-name="PT Mono" fo:font-size="8pt" fo:font-weight="normal" officeooo:rsid="02c575f2" style:font-size-asian="8pt" style:font-weight-asian="normal" style:font-size-complex="8pt" style:font-weight-complex="normal"/>
    </style:style>
    <style:style style:name="T371" style:family="text">
      <style:text-properties style:font-name="PT Mono" fo:font-size="8pt" fo:font-weight="normal" officeooo:rsid="02c75d64" style:font-size-asian="8pt" style:font-weight-asian="normal" style:font-size-complex="8pt" style:font-weight-complex="normal"/>
    </style:style>
    <style:style style:name="T372" style:family="text">
      <style:text-properties style:font-name="PT Mono" fo:font-size="8pt" fo:font-weight="normal" officeooo:rsid="02c8551f" style:font-size-asian="8pt" style:font-weight-asian="normal" style:font-size-complex="8pt" style:font-weight-complex="normal"/>
    </style:style>
    <style:style style:name="T373" style:family="text">
      <style:text-properties style:font-name="PT Mono" fo:font-size="8pt" fo:font-weight="normal" officeooo:rsid="02ca308a" style:font-size-asian="8pt" style:font-weight-asian="normal" style:font-size-complex="8pt" style:font-weight-complex="normal"/>
    </style:style>
    <style:style style:name="T374" style:family="text">
      <style:text-properties style:font-name="PT Mono" fo:font-size="8pt" fo:font-weight="normal" officeooo:rsid="02ca4b97" style:font-size-asian="8pt" style:font-weight-asian="normal" style:font-size-complex="8pt" style:font-weight-complex="normal"/>
    </style:style>
    <style:style style:name="T375" style:family="text">
      <style:text-properties style:font-name="PT Mono" fo:font-size="8pt" fo:font-weight="normal" officeooo:rsid="02d3a517" style:font-size-asian="8pt" style:font-weight-asian="normal" style:font-size-complex="8pt" style:font-weight-complex="normal"/>
    </style:style>
    <style:style style:name="T376" style:family="text">
      <style:text-properties style:font-name="PT Mono" fo:font-size="8pt" fo:font-weight="normal" officeooo:rsid="02d4dbc4" style:font-size-asian="8pt" style:font-weight-asian="normal" style:font-size-complex="8pt" style:font-weight-complex="normal"/>
    </style:style>
    <style:style style:name="T377" style:family="text">
      <style:text-properties style:font-name="PT Mono" fo:font-size="8pt" fo:font-weight="normal" officeooo:rsid="02d630da" style:font-size-asian="8pt" style:font-weight-asian="normal" style:font-size-complex="8pt" style:font-weight-complex="normal"/>
    </style:style>
    <style:style style:name="T378" style:family="text">
      <style:text-properties style:font-name="PT Mono" fo:font-size="8pt" fo:font-weight="normal" officeooo:rsid="02d66010" style:font-size-asian="8pt" style:font-weight-asian="normal" style:font-size-complex="8pt" style:font-weight-complex="normal"/>
    </style:style>
    <style:style style:name="T379" style:family="text">
      <style:text-properties style:font-name="PT Mono" fo:font-size="8pt" fo:font-weight="normal" officeooo:rsid="02d7ab8b" style:font-size-asian="8pt" style:font-weight-asian="normal" style:font-size-complex="8pt" style:font-weight-complex="normal"/>
    </style:style>
    <style:style style:name="T380" style:family="text">
      <style:text-properties style:font-name="PT Mono" fo:font-size="8pt" fo:font-weight="normal" officeooo:rsid="02d80a7b" style:font-size-asian="8pt" style:font-weight-asian="normal" style:font-size-complex="8pt" style:font-weight-complex="normal"/>
    </style:style>
    <style:style style:name="T381" style:family="text">
      <style:text-properties style:font-name="PT Mono" fo:font-size="8pt" fo:font-weight="normal" officeooo:rsid="02d8cb48" style:font-size-asian="8pt" style:font-weight-asian="normal" style:font-size-complex="8pt" style:font-weight-complex="normal"/>
    </style:style>
    <style:style style:name="T382" style:family="text">
      <style:text-properties style:font-name="PT Mono" fo:font-size="8pt" fo:font-weight="normal" officeooo:rsid="02dc2113" style:font-size-asian="8pt" style:font-weight-asian="normal" style:font-size-complex="8pt" style:font-weight-complex="normal"/>
    </style:style>
    <style:style style:name="T383" style:family="text">
      <style:text-properties style:font-name="PT Mono" fo:font-size="8pt" fo:font-weight="normal" officeooo:rsid="02dc6565" style:font-size-asian="8pt" style:font-weight-asian="normal" style:font-size-complex="8pt" style:font-weight-complex="normal"/>
    </style:style>
    <style:style style:name="T384" style:family="text">
      <style:text-properties style:font-name="PT Mono" fo:font-size="8pt" fo:font-weight="normal" officeooo:rsid="02dc6eed" style:font-size-asian="8pt" style:font-weight-asian="normal" style:font-size-complex="8pt" style:font-weight-complex="normal"/>
    </style:style>
    <style:style style:name="T385" style:family="text">
      <style:text-properties style:font-name="PT Mono" fo:font-size="8pt" fo:font-weight="normal" officeooo:rsid="02de021e" style:font-size-asian="8pt" style:font-weight-asian="normal" style:font-size-complex="8pt" style:font-weight-complex="normal"/>
    </style:style>
    <style:style style:name="T386" style:family="text">
      <style:text-properties style:font-name="PT Mono" fo:font-size="8pt" fo:font-weight="normal" officeooo:rsid="02de852f" style:font-size-asian="8pt" style:font-weight-asian="normal" style:font-size-complex="8pt" style:font-weight-complex="normal"/>
    </style:style>
    <style:style style:name="T387" style:family="text">
      <style:text-properties style:font-name="PT Mono" fo:font-size="8pt" fo:font-weight="normal" officeooo:rsid="02e1e4cc" style:font-size-asian="8pt" style:font-weight-asian="normal" style:font-size-complex="8pt" style:font-weight-complex="normal"/>
    </style:style>
    <style:style style:name="T388" style:family="text">
      <style:text-properties style:font-name="PT Mono" fo:font-size="8pt" fo:font-weight="normal" officeooo:rsid="02e27024" style:font-size-asian="8pt" style:font-weight-asian="normal" style:font-size-complex="8pt" style:font-weight-complex="normal"/>
    </style:style>
    <style:style style:name="T389" style:family="text">
      <style:text-properties style:font-name="PT Mono" fo:font-size="8pt" fo:font-weight="normal" officeooo:rsid="02e33898" style:font-size-asian="8pt" style:font-weight-asian="normal" style:font-size-complex="8pt" style:font-weight-complex="normal"/>
    </style:style>
    <style:style style:name="T390" style:family="text">
      <style:text-properties style:font-name="PT Mono" fo:font-size="8pt" fo:font-weight="normal" officeooo:rsid="02e3d11c" style:font-size-asian="8pt" style:font-weight-asian="normal" style:font-size-complex="8pt" style:font-weight-complex="normal"/>
    </style:style>
    <style:style style:name="T391" style:family="text">
      <style:text-properties style:font-name="PT Mono" fo:font-size="8pt" fo:font-weight="normal" officeooo:rsid="02e45edf" style:font-size-asian="8pt" style:font-weight-asian="normal" style:font-size-complex="8pt" style:font-weight-complex="normal"/>
    </style:style>
    <style:style style:name="T392" style:family="text">
      <style:text-properties style:font-name="PT Mono" fo:font-size="8pt" fo:font-weight="normal" officeooo:rsid="02e4d872" style:font-size-asian="8pt" style:font-weight-asian="normal" style:font-size-complex="8pt" style:font-weight-complex="normal"/>
    </style:style>
    <style:style style:name="T393" style:family="text">
      <style:text-properties style:font-name="PT Mono" fo:font-size="8pt" fo:font-weight="normal" officeooo:rsid="02e607e6" style:font-size-asian="8pt" style:font-weight-asian="normal" style:font-size-complex="8pt" style:font-weight-complex="normal"/>
    </style:style>
    <style:style style:name="T394" style:family="text">
      <style:text-properties style:font-name="PT Mono" fo:font-size="8pt" fo:font-weight="normal" officeooo:rsid="02e79fd4" style:font-size-asian="8pt" style:font-weight-asian="normal" style:font-size-complex="8pt" style:font-weight-complex="normal"/>
    </style:style>
    <style:style style:name="T395" style:family="text">
      <style:text-properties style:font-name="PT Mono" fo:font-size="8pt" fo:font-weight="normal" officeooo:rsid="02e81b30" style:font-size-asian="8pt" style:font-weight-asian="normal" style:font-size-complex="8pt" style:font-weight-complex="normal"/>
    </style:style>
    <style:style style:name="T396" style:family="text">
      <style:text-properties style:font-name="PT Mono" fo:font-size="8pt" fo:font-weight="normal" officeooo:rsid="02e99a2b" style:font-size-asian="8pt" style:font-weight-asian="normal" style:font-size-complex="8pt" style:font-weight-complex="normal"/>
    </style:style>
    <style:style style:name="T397" style:family="text">
      <style:text-properties style:font-name="PT Mono" fo:font-size="8pt" fo:font-weight="normal" officeooo:rsid="02eae152" style:font-size-asian="8pt" style:font-weight-asian="normal" style:font-size-complex="8pt" style:font-weight-complex="normal"/>
    </style:style>
    <style:style style:name="T398" style:family="text">
      <style:text-properties style:font-name="PT Mono" fo:font-size="8pt" fo:font-weight="normal" officeooo:rsid="02ec0ca3" style:font-size-asian="8pt" style:font-weight-asian="normal" style:font-size-complex="8pt" style:font-weight-complex="normal"/>
    </style:style>
    <style:style style:name="T399" style:family="text">
      <style:text-properties style:font-name="PT Mono" fo:font-size="8pt" fo:font-weight="normal" officeooo:rsid="02ee95de" style:font-size-asian="8pt" style:font-weight-asian="normal" style:font-size-complex="8pt" style:font-weight-complex="normal"/>
    </style:style>
    <style:style style:name="T400" style:family="text">
      <style:text-properties style:font-name="PT Mono" fo:font-size="8pt" fo:font-weight="normal" officeooo:rsid="02eed5b4" style:font-size-asian="8pt" style:font-weight-asian="normal" style:font-size-complex="8pt" style:font-weight-complex="normal"/>
    </style:style>
    <style:style style:name="T401" style:family="text">
      <style:text-properties style:font-name="PT Mono" fo:font-size="8pt" fo:font-weight="normal" officeooo:rsid="02efaf7a" style:font-size-asian="8pt" style:font-weight-asian="normal" style:font-size-complex="8pt" style:font-weight-complex="normal"/>
    </style:style>
    <style:style style:name="T402" style:family="text">
      <style:text-properties style:font-name="PT Mono" fo:font-size="8pt" fo:font-weight="normal" officeooo:rsid="02f12204" style:font-size-asian="8pt" style:font-weight-asian="normal" style:font-size-complex="8pt" style:font-weight-complex="normal"/>
    </style:style>
    <style:style style:name="T403" style:family="text">
      <style:text-properties style:font-name="PT Mono" fo:font-size="8pt" fo:font-weight="normal" officeooo:rsid="02f59d62" style:font-size-asian="8pt" style:font-weight-asian="normal" style:font-size-complex="8pt" style:font-weight-complex="normal"/>
    </style:style>
    <style:style style:name="T404" style:family="text">
      <style:text-properties style:font-name="PT Mono" fo:font-size="8pt" fo:font-weight="normal" officeooo:rsid="02f768f2" style:font-size-asian="8pt" style:font-weight-asian="normal" style:font-size-complex="8pt" style:font-weight-complex="normal"/>
    </style:style>
    <style:style style:name="T40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40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8"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9"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10" style:family="text">
      <style:text-properties style:font-name="PT Mono" fo:font-size="8pt" fo:font-style="italic" style:font-size-asian="8pt" style:font-style-asian="italic" style:font-size-complex="8pt" style:font-style-complex="italic"/>
    </style:style>
    <style:style style:name="T411" style:family="text">
      <style:text-properties style:font-name="PT Mono" fo:font-size="8pt" style:font-size-asian="8pt" style:font-size-complex="8pt"/>
    </style:style>
    <style:style style:name="T412" style:family="text">
      <style:text-properties style:font-name="PT Mono" fo:font-size="8pt" officeooo:rsid="0252943a" style:font-size-asian="8pt" style:font-size-complex="8pt"/>
    </style:style>
    <style:style style:name="T413" style:family="text">
      <style:text-properties style:font-name="PT Mono" fo:font-size="8pt" officeooo:rsid="025f9a35" style:font-size-asian="8pt" style:font-size-complex="8pt"/>
    </style:style>
    <style:style style:name="T414" style:family="text">
      <style:text-properties style:font-name="PT Mono" fo:font-size="8pt" officeooo:rsid="0263d5aa" style:font-size-asian="8pt" style:font-size-complex="8pt"/>
    </style:style>
    <style:style style:name="T415" style:family="text">
      <style:text-properties style:font-name="PT Mono" fo:font-size="8pt" officeooo:rsid="0277ac53" style:font-size-asian="8pt" style:font-size-complex="8pt"/>
    </style:style>
    <style:style style:name="T416" style:family="text">
      <style:text-properties style:font-name="PT Mono" fo:font-size="8pt" officeooo:rsid="02850af3" style:font-size-asian="8pt" style:font-size-complex="8pt"/>
    </style:style>
    <style:style style:name="T417" style:family="text">
      <style:text-properties style:font-name="PT Mono" fo:font-size="8pt" officeooo:rsid="028d46ce" style:font-size-asian="8pt" style:font-size-complex="8pt"/>
    </style:style>
    <style:style style:name="T418" style:family="text">
      <style:text-properties style:font-name="PT Mono" fo:font-size="8pt" officeooo:rsid="029e9d3b" style:font-size-asian="8pt" style:font-size-complex="8pt"/>
    </style:style>
    <style:style style:name="T419" style:family="text">
      <style:text-properties style:font-name="PT Mono" fo:font-size="8pt" officeooo:rsid="02a5fdba" style:font-size-asian="8pt" style:font-size-complex="8pt"/>
    </style:style>
    <style:style style:name="T420" style:family="text">
      <style:text-properties style:font-name="PT Mono" fo:font-size="8pt" officeooo:rsid="02ac43da" style:font-size-asian="8pt" style:font-size-complex="8pt"/>
    </style:style>
    <style:style style:name="T421" style:family="text">
      <style:text-properties style:font-name="PT Mono" fo:font-size="8pt" officeooo:rsid="02b43ab8" style:font-size-asian="8pt" style:font-size-complex="8pt"/>
    </style:style>
    <style:style style:name="T422" style:family="text">
      <style:text-properties style:font-name="PT Mono" fo:font-size="8pt" officeooo:rsid="02ca4b97" style:font-size-asian="8pt" style:font-size-complex="8pt"/>
    </style:style>
    <style:style style:name="T423" style:family="text">
      <style:text-properties style:font-name="PT Mono" fo:font-size="8pt" officeooo:rsid="02cc9491" style:font-size-asian="8pt" style:font-size-complex="8pt"/>
    </style:style>
    <style:style style:name="T424" style:family="text">
      <style:text-properties style:font-name="PT Mono" fo:font-size="8pt" officeooo:rsid="02ccf1d0" style:font-size-asian="8pt" style:font-size-complex="8pt"/>
    </style:style>
    <style:style style:name="T425" style:family="text">
      <style:text-properties style:font-name="PT Mono" fo:font-size="8pt" officeooo:rsid="02d10e05" style:font-size-asian="8pt" style:font-size-complex="8pt"/>
    </style:style>
    <style:style style:name="T426" style:family="text">
      <style:text-properties style:font-name="PT Mono" fo:font-size="8pt" officeooo:rsid="02de021e" style:font-size-asian="8pt" style:font-size-complex="8pt"/>
    </style:style>
    <style:style style:name="T427" style:family="text">
      <style:text-properties style:font-name="PT Mono" fo:font-size="8pt" officeooo:rsid="02e99a2b" style:font-size-asian="8pt" style:font-size-complex="8pt"/>
    </style:style>
    <style:style style:name="T428" style:family="text">
      <style:text-properties style:font-name="PT Mono" fo:font-size="8pt" officeooo:rsid="02f12204" style:font-size-asian="8pt" style:font-size-complex="8pt"/>
    </style:style>
    <style:style style:name="T429" style:family="text">
      <style:text-properties officeooo:rsid="0196f739"/>
    </style:style>
    <style:style style:name="T430" style:family="text">
      <style:text-properties officeooo:rsid="0197b448"/>
    </style:style>
    <style:style style:name="T431" style:family="text">
      <style:text-properties officeooo:rsid="01984360"/>
    </style:style>
    <style:style style:name="T432" style:family="text">
      <style:text-properties officeooo:rsid="0199a26c"/>
    </style:style>
    <style:style style:name="T433" style:family="text">
      <style:text-properties officeooo:rsid="01a115e3"/>
    </style:style>
    <style:style style:name="T434" style:family="text">
      <style:text-properties officeooo:rsid="01a2e96c"/>
    </style:style>
    <style:style style:name="T435" style:family="text">
      <style:text-properties officeooo:rsid="01cfad6a"/>
    </style:style>
    <style:style style:name="T436" style:family="text">
      <style:text-properties officeooo:rsid="01dba3a1"/>
    </style:style>
    <style:style style:name="T437" style:family="text">
      <style:text-properties officeooo:rsid="01e36506"/>
    </style:style>
    <style:style style:name="T438" style:family="text">
      <style:text-properties officeooo:rsid="01e48d0a"/>
    </style:style>
    <style:style style:name="T439" style:family="text">
      <style:text-properties officeooo:rsid="020714ee"/>
    </style:style>
    <style:style style:name="T440" style:family="text">
      <style:text-properties officeooo:rsid="02363a67"/>
    </style:style>
    <style:style style:name="T441" style:family="text">
      <style:text-properties officeooo:rsid="024327ec"/>
    </style:style>
    <style:style style:name="T44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52">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53">I</text:span>…” turned right at Hilliard, felt conflicted over which of my two usual ways to go and noticed a tennis tournament <text:span text:style-name="T252">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52">Biltmore</text:span>, checked out the beginnings of a market <text:span text:style-name="T252">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52">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51">who was wearing</text:span> a beautiful flowing green dress. At five til, I took a seat and then <text:span text:style-name="T251">relocated</text:span> two more times, moving closer to the <text:span text:style-name="T252">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52">ing</text:span> a couple times as expected but <text:span text:style-name="T252">always</text:span> returning. I wanted so bad to put a hand out for her, but also didn’t want <text:span text:style-name="T251">that first moment</text:span> to be in a church, <text:span text:style-name="T251">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54">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5">I took a poop, laid in bed and immediately texted Hannah, “You sounded </text:span><text:soft-page-break/><text:span text:style-name="T255">beautiful last night and I feel a little rude because you asked me what I was up to this week and I didn't ask you,” and then, “</text:span>Also I like your green dress. . .” <text:span text:style-name="T256">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207"/>
      <text:p text:style-name="P207">I woke at 7:30 feeling lazy and content, realized I hadn’t played a gig in 19 days and felt great about it. I struggled with Wordle (VIDEO in five,) rolled across the bed, walked to the kitchen, opened a banana, sat at my computer and wrote in my journal at 8:30.</text:p>
      <text:p text:style-name="P38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208"/>
      <text:p text:style-name="P39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9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91"><text:span text:style-name="T82"><text:s text:c="3"/>I wrote in my journal at 11:45. . .</text:span><text:span text:style-name="T83">I transcribed one of the most traumatizing times of my life, laid in bed, scrolled on my phone, ate a few grapes and wrote in my journal at 12:30.</text:span></text:p>
      <text:p text:style-name="P209"/>
      <text:p text:style-name="P210"><text:soft-page-break/>. . .</text:p>
      <text:p text:style-name="P210"/>
      <text:p text:style-name="P39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9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211"/>
      <text:p text:style-name="P212">/ / /</text:p>
      <text:p text:style-name="P39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92"><text:span text:style-name="T78"><text:s text:c="3"/></text:span><text:span text:style-name="T84">Hannah said, “Cute little toe beans!”</text:span></text:p>
      <text:p text:style-name="P213"/>
      <text:p text:style-name="P214">. . .</text:p>
      <text:p text:style-name="P214"/>
      <text:p text:style-name="P393"><text:span text:style-name="T84">I </text:span><text:span text:style-name="T78">got blazed and was typing up a storm when Hannah texted me, “Just went to guitar Center and guess who I met!”</text:span></text:p>
      <text:p text:style-name="P215"><text:s text:c="3"/>I said, “Charming Wyndham!”</text:p>
      <text:p text:style-name="P215"><text:s text:c="3"/>“Sort of charming,” she said. “Did I miss something? I mean, he was nice and everything!”</text:p>
      <text:p text:style-name="P393"><text:span text:style-name="T78"><text:s text:c="3"/></text:span><text:span text:style-name="T85">I started to realize I was high and didn’t want to come across as mean. I said, “</text:span><text:span text:style-name="T78">Haha I'm just trying to be cute. What'd you get from GC?”</text:span></text:p>
      <text:p text:style-name="P215"/>
      <text:p text:style-name="P394"><text:span text:style-name="T78">“</text:span><text:span text:style-name="T55">Some cables that have a lifetime </text:span></text:p>
      <text:p text:style-name="P423">guarantee. We shall see if this </text:p>
      <text:p text:style-name="P423">helps with my guitar being crackly.</text:p>
      <text:p text:style-name="P423"/>
      <text:p text:style-name="P423"><text:soft-page-break/>I think it might also be that my </text:p>
      <text:p text:style-name="P423">guitar needs some attention</text:p>
      <text:p text:style-name="P423"/>
      <text:p text:style-name="P426">A wise friend once told me not to save all the routine maintenance for the end</text:p>
      <text:p text:style-name="P426"/>
      <text:p text:style-name="P449"><text:span text:style-name="T125">I'm glad y'all figured out that you knew each other and be</text:span><text:span text:style-name="T127">t</text:span><text:span text:style-name="T125"> that was fun</text:span></text:p>
      <text:p text:style-name="P424"/>
      <text:p text:style-name="P423">It was definitely better than </text:p>
      <text:p text:style-name="P423">being hassled by the guitar </text:p>
      <text:p text:style-name="P423">Center people. A friendly </text:p>
      <text:p text:style-name="P423">face is nice.</text:p>
      <text:p text:style-name="P427">Oh and I was just reading about the day I met him in my journal</text:p>
      <text:p text:style-name="P425">Did something happen </text:p>
      <text:p text:style-name="P425">when you met him?</text:p>
      <text:p text:style-name="P426">All I wrote was, "I had the best time playing on the bus w/ Wyndham."</text:p>
      <text:p text:style-name="P424">Awwww!!!</text:p>
      <text:p text:style-name="P424">A meet cute!</text:p>
      <text:p text:style-name="P428">see i tell ya he's a charmer</text:p>
      <text:p text:style-name="P424"/>
      <text:p text:style-name="P424">I still don't know why but that's cool!</text:p>
      <text:p text:style-name="P424"/>
      <text:p text:style-name="P426">Oh I just like him. He's fun to play music with especially. Whatcha gonna do now?”</text:p>
      <text:p text:style-name="P42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16"/>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70"/>
      <text:p text:style-name="P395">VII.XV</text:p>
      <text:p text:style-name="P471"/>
      <text:p text:style-name="P471">I slept in the far corner of my bed again and had had a Stephen King movie dream about an Ingles that was stealing things (including my car and drums) and running a secret manufacturing industry with the goods.</text:p>
      <text:p text:style-name="P47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72">/ / /</text:p>
      <text:p text:style-name="P473">. . .</text:p>
      <text:p text:style-name="P474"/>
      <text:p text:style-name="P475">I printed three pages of journals, put on my shoes &amp; hat, grabbed my bag, which already had my cup, then put my phone, wallet and journal inside. There was a pen in there already, too.</text:p>
      <text:p text:style-name="P475"><text:s text:c="3"/>I walked up to Kota Kai, ordered a drip Sumatra and read three days’ worth of entries, then started to write until 12:46. Gary Reckard sent me a DM saying, “hey, how ‘into’ a canoe/camping trip would you ‘be’?”</text:p>
      <text:p text:style-name="P396"><text:span text:style-name="T125">“</text:span><text:span text:style-name="T55">Pretty into I think!</text:span></text:p>
      <text:p text:style-name="P429">was thinking of trying to do </text:p>
      <text:p text:style-name="P429">soemthing like that, like Aug </text:p>
      <text:p text:style-name="P429">17-19, maybe Fontana, canoe </text:p>
      <text:p text:style-name="P429">out to an island camping spot</text:p>
      <text:p text:style-name="P429"/>
      <text:p text:style-name="P430">I happen to currently </text:p>
      <text:p text:style-name="P396"><text:span text:style-name="T55">have those days free!</text:span><text:span text:style-name="T125">”</text:span></text:p>
      <text:p text:style-name="P476"/>
      <text:p text:style-name="P39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75"><text:s text:c="3"/>To sum things up, it is a dreary day and I am unbothered. . .I walked to Orbit and bought a tape for cats + a Cameron Diaz movie. They had The Shining as well, which I was excited about, especially after my dream, but not for ten bucks.</text:p>
      <text:p text:style-name="P39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7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75"><text:s text:c="3"/>She pointed at my coffee cup and I said I had been catching up on journal entries at Kota Kai, then told her about how I had just finished transcribing 2022. she was impressed and said, “Was that a hard year?”</text:p>
      <text:p text:style-name="P475"><text:s text:c="3"/>I didn’t want to bother her, so I said I was going to continue on, but warned her I might get a coffee on my way back. I sat in front of the library and wrote in my journal until 1:21.</text:p>
      <text:p text:style-name="P475"/>
      <text:p text:style-name="P477">. . .</text:p>
      <text:p text:style-name="P475"/>
      <text:p text:style-name="P478">I stopped in the shade at Izzy’s, checked my phone and saw that Melissa was good with an earlier Pony practice, so I updated my calendar and kept walking.</text:p>
      <text:p text:style-name="P39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78"><text:s text:c="3"/>I walked to Aldi, bought grapes, bananas and two cans of peas for $5.77, then walked slowly back toward Odd’s. Hannah &amp; Sandra were still at their table by the window, so I went inside to find them gesturing at me, saying, “Like this guy.”</text:p>
      <text:p text:style-name="P478"><text:s text:c="3"/>Sandra said, “I would never!”</text:p>
      <text:p text:style-name="P478"><text:s text:c="3"/>“What about me?”</text:p>
      <text:p text:style-name="P39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79"/>
      <text:p text:style-name="P48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99"><text:span text:style-name="T125"><text:s text:c="3"/>Hannah said </text:span><text:span text:style-name="T135">cutely</text:span><text:span text:style-name="T125">, “Whatcha doin’?”</text:span></text:p>
      <text:p text:style-name="P480"><text:s text:c="3"/>“Getting a little more espresso!”</text:p>
      <text:p text:style-name="P48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9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80"/>
      <text:p text:style-name="P482"/>
      <text:p text:style-name="P482">/ / /</text:p>
      <text:p text:style-name="P481"/>
      <text:p text:style-name="P482">. . .</text:p>
      <text:p text:style-name="P480"/>
      <text:p text:style-name="P483">I experimented with booting my Mint OS from my Chromebook, which would have been more complicated than expected. Fwuit got a text from Melissa asking if we could take their Purple Onion gig on the 27<text:span text:style-name="T257">th</text:span>, and I reminded her we had a LaZoom gig that day. She said she would reach out to Hannah, and I warned her that Hannah was already stressed about having three gigs that week.</text:p>
      <text:p text:style-name="P483"><text:s text:c="3"/>I texted Hannah, warning her of the incoming text and my lack of availability. She said, “I can't! Too much”</text:p>
      <text:p text:style-name="P48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83"><text:s text:c="3"/>I did one or two entries from that and wrote in my journal at 5:28. . .<text:span text:style-name="T258">I struggled to convert my bed back into a futon, put on the cat sitting video, immediately realized it was not at all for humans and wrote in my journal at 6:04. . .</text:span><text:span text:style-name="T259">I took a bath, shaved, started Very Bad Things and eventually decided it was too stressful, so I switched off the TV and meditated for a minute until deciding to write in my journal at 9:20.</text:span></text:p>
      <text:p text:style-name="P483"/>
      <text:p text:style-name="P400"/>
      <text:p text:style-name="P400"/>
      <text:p text:style-name="P400"/>
      <text:p text:style-name="P400"/>
      <text:p text:style-name="P400"/>
      <text:p text:style-name="P401">V.XVI</text:p>
      <text:p text:style-name="P484"/>
      <text:p text:style-name="P484">I woke at nine to the sound of the garbage truck, played Wordle (DECOY in four,) scrolled on my phone, took a swig of Coke from the fridge and wrote in my journal at 9:43.</text:p>
      <text:p text:style-name="P484"/>
      <text:p text:style-name="P48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40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40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86"/>
      <text:p text:style-name="P403"><text:span text:style-name="T138">H</text:span><text:span text:style-name="T125">ere’s me trying to make sense of things since Hannah got home from tour:</text:span></text:p>
      <text:p text:style-name="P487"><text:s text:c="3"/>Tuesday, we talked about going for a walk. It turned into eating pizza at the LaZoom photo shoot, going on the fake tour, taking a walk, going to Harris Teeter, dropping me off at my house so I could return her book.</text:p>
      <text:p text:style-name="P487"><text:s text:c="3"/>We sent lots of reels on Wednesday and went on separate hikes.</text:p>
      <text:p text:style-name="P487"><text:s text:c="3"/>Thursday, I met her for lunch downtown. I also took her to the Smingles before they closed.</text:p>
      <text:p text:style-name="P487"><text:s text:c="3"/>Friday, I took her to get her car. I met her at her show that night and she gave me a ride to the west side.</text:p>
      <text:p text:style-name="P403"><text:span text:style-name="T125"><text:s text:c="3"/>Saturday, </text:span><text:span text:style-name="T139">we texted a little at night.</text:span></text:p>
      <text:p text:style-name="P488"><text:s text:c="3"/>Sunday was the Charming Wyndham remark.</text:p>
      <text:p text:style-name="P488"><text:soft-page-break/><text:s text:c="3"/>Monday, I ran into her at Odd’s.</text:p>
      <text:p text:style-name="P403"><text:span text:style-name="T139"><text:s text:c="3"/>It is now Tuesday, and I have felt the need to not reach out. </text:span><text:span text:style-name="T140">I think she’s just stressed/depressed. </text:span><text:span text:style-name="T142">I bet she’s also working.</text:span></text:p>
      <text:p text:style-name="P489"/>
      <text:p text:style-name="P490">. . .</text:p>
      <text:p text:style-name="P490"/>
      <text:p text:style-name="P40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40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91"/>
      <text:p text:style-name="P49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40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40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17"><text:soft-page-break/><text:s text:c="3"/>Has she been hanging out with someone else? Time may or may not tell, but it seems it will be okay if we check on each other every day.</text:p>
      <text:p text:style-name="P217"/>
      <text:p text:style-name="P217"/>
      <text:p text:style-name="P217"/>
      <text:p text:style-name="P217"/>
      <text:p text:style-name="P219">/ / /</text:p>
      <text:p text:style-name="P21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1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1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1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17"><text:s text:c="3"/>I was enjoying it, least.</text:p>
      <text:p text:style-name="P217"/>
      <text:p text:style-name="P21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1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17"><text:s text:c="3"/>Either way, I feel very relaxed here.</text:p>
      <text:p text:style-name="P217"/>
      <text:p text:style-name="P21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17"><text:s text:c="3"/>Maybe this is raising the bar, as I just leaned anxious attachers are said to do; though we continue to grow close, I can't help but feel the opposite because my demands are increasing without me being able to see that?</text:p>
      <text:p text:style-name="P217"><text:s text:c="3"/>Yes, perhaps back when she said she was going to give me space, it was easier for me to do, but now that I think we've achieved more closeness, my baseline comparison for what I need is invisibly skewed.</text:p>
      <text:p text:style-name="P21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17"/>
      <text:p text:style-name="P219">. . .</text:p>
      <text:p text:style-name="P217"/>
      <text:p text:style-name="P21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1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1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17"><text:s text:c="3"/>I let Myrtle out, fed her, let her out again and wrote in my journal until 5:52.</text:p>
      <text:p text:style-name="P217"/>
      <text:p text:style-name="P97">VII.XVII</text:p>
      <text:p text:style-name="P217"/>
      <text:p text:style-name="P217">I woke from a deep sleep, checked the weather, played <text:span text:style-name="T260">W</text:span>ordle (QUITE in four,) got up, let Myrtle out, started a pot of Folger's, laid eyes on the cats, sat in the comfy chair and wrote in my journal at 10:52, when my laptop ran out of battery.</text:p>
      <text:p text:style-name="P217"/>
      <text:p text:style-name="P21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17"/>
      <text:p text:style-name="P219">. . .</text:p>
      <text:p text:style-name="P217"/>
      <text:p text:style-name="P21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1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17"><text:s text:c="3"/>She started by asking what I had meant at Odd's the other day when she had said she was looking for someone to manage her life and I had said I'd applied for the position.</text:p>
      <text:p text:style-name="P21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1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1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1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1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17"/>
      <text:p text:style-name="P21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17"/>
      <text:p text:style-name="P219">. . .</text:p>
      <text:p text:style-name="P217"/>
      <text:p text:style-name="P21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1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17"/>
      <text:p text:style-name="P21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1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1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17"/>
      <text:p text:style-name="P219">. . .</text:p>
      <text:p text:style-name="P217"/>
      <text:p text:style-name="P21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17"><text:soft-page-break/><text:s text:c="3"/>She said, "Thank you but I thought you listened a lot!" and then we talked about a heckler at her gig for 40 minutes until she said, "Thanks for being a good friend to me today - not an easy day - thanks for listening. Night night!"</text:p>
      <text:p text:style-name="P217"><text:s text:c="3"/>I promised to try and always make it easy and safe for her to share her feelings and then wrote in my journal at 12:24.</text:p>
      <text:p text:style-name="P217"/>
      <text:p text:style-name="P219">. . .</text:p>
      <text:p text:style-name="P217"/>
      <text:p text:style-name="P21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17"/>
      <text:p text:style-name="P21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17"/>
      <text:p text:style-name="P98">VII.XVIII</text:p>
      <text:p text:style-name="P217"/>
      <text:p text:style-name="P217">I got up with Myrtle at 6AM sharp, let her out, back in, fed her and wrote in my journal with my brilliant idea at 6:12.</text:p>
      <text:p text:style-name="P217"/>
      <text:p text:style-name="P21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17"><text:s text:c="3"/>What an idiot I've been and a genius I suddenly am!</text:p>
      <text:p text:style-name="P21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17"/>
      <text:p text:style-name="P219">. . .</text:p>
      <text:p text:style-name="P217"/>
      <text:p text:style-name="P21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1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17"/>
      <text:p text:style-name="P21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17"/>
      <text:p text:style-name="P219">. . .</text:p>
      <text:p text:style-name="P217"/>
      <text:p text:style-name="P21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1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17"/>
      <text:p text:style-name="P217">"<text:span text:style-name="T53">PLEASE BE NiCE.</text:span></text:p>
      <text:p text:style-name="P431">Hi my name is</text:p>
      <text:p text:style-name="P431">Donna L. Rumsey</text:p>
      <text:p text:style-name="P431">THE PLANT. My</text:p>
      <text:p text:style-name="P431">Son come and see</text:p>
      <text:p text:style-name="P431">Me all the time <text:s text:c="2"/>for</text:p>
      <text:p text:style-name="P217"><text:span text:style-name="T53">He is still caring me.)</text:span>"</text:p>
      <text:p text:style-name="P217"/>
      <text:p text:style-name="P21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17"/>
      <text:p text:style-name="P219">. . .</text:p>
      <text:p text:style-name="P217"/>
      <text:p text:style-name="P217"><text:soft-page-break/>A lady came up and asked if she could plug her computer in next to me I said, "Do you want me to move down or something?"</text:p>
      <text:p text:style-name="P217"><text:s text:c="3"/>"If you don't mind," she said.</text:p>
      <text:p text:style-name="P21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17"/>
      <text:p text:style-name="P217">Music, once again, despite its performance being half-assed, has made me feel SURPRISINGLY better. I only slightly regret sending the picture of the plant to Hannah and am glad no one really knows how miserable I have been. I felt all the other emotions, too.</text:p>
      <text:p text:style-name="P21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1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17"><text:soft-page-break/><text:s text:c="3"/>I don't think I will go to Highland on Wednesday. I may have rehearsal, but I will give her that space either way.</text:p>
      <text:p text:style-name="P217"/>
      <text:p text:style-name="P21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17"/>
      <text:p text:style-name="P98">VII.XIX</text:p>
      <text:p text:style-name="P217"/>
      <text:p text:style-name="P21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1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17"><text:s text:c="3"/>I finished cleaning up after he had left, washed my hands, poured some coffee, sent pictures to Leann + Hannah and wrote in my journal until 10:23.</text:p>
      <text:p text:style-name="P217"/>
      <text:p text:style-name="P217">I am feeling confident I can sustain a steady mood for the rest of my time here at least. . .I drank coffee on the porch with Myrtle, made noodles, flossed, brushed, propped open the cat window with a hammer and locked down the house</text:p>
      <text:p text:style-name="P217"/>
      <text:p text:style-name="P219">. . .</text:p>
      <text:p text:style-name="P217"/>
      <text:p text:style-name="P21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1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17"><text:s text:c="3"/>We struggled with the monitor amp but got the PA all set up and checked. I sat in a nearby rocker, got blasted with AC, showed Wyndham the bonsai, took some pictures, talked with a guide, went to the restroom and a vending machine for gummies.</text:p>
      <text:p text:style-name="P21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1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1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1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1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17"/>
      <text:p text:style-name="P99">VII.XX</text:p>
      <text:p text:style-name="P100"><text:span text:style-name="T125"/></text:p>
      <text:p text:style-name="P220">I woke at 5:50, let Myrtle out, fed her, let her out again and went back to bed. My neck was sore and I knew it would have been better to just get up, but I couldn’t. Myrtle started barking like crazy, and, sure enough, the trash cans had been knocked over again.</text:p>
      <text:p text:style-name="P220"><text:s text:c="3"/>I walked around to the front porch, and that bear was just having a mosey through the yard. I said something casual to him and startled one of the cats, which startled me, which startled the bear. He ran off down the hill.</text:p>
      <text:p text:style-name="P220"><text:s text:c="3"/>I went back to bed for a while. Myrtle was going crazy, harassing the cats, etc. I got up, ate a banana, made coffee, meditated on the rug near the kitchen, drank coffee, did yoga with Myrtle, poured another cup and sat in the window to drink it.</text:p>
      <text:p text:style-name="P220"><text:s text:c="3"/>It was too hot, so I folded my laundry and put it in my duffel. I sat in the window drinking my coffee and thinking about how crazy life is.</text:p>
      <text:p text:style-name="P101"><text:span text:style-name="T125"/></text:p>
      <text:p text:style-name="P220">My current feeling/plan about the Hannah situation is to take the surrender I felt while playing in the tent and apply it to that relationship, if not, obviously, my whole life.</text:p>
      <text:p text:style-name="P22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20">I would also like to spend less time on my phone, in life, in general. I forgot to write how I was writing in my journal. I’ll have to get up to check the time… 10:40.</text:p>
      <text:p text:style-name="P101"><text:span text:style-name="T125"/></text:p>
      <text:p text:style-name="P221">. . .</text:p>
      <text:p text:style-name="P101"><text:span text:style-name="T125"/></text:p>
      <text:p text:style-name="P22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432">Have you listened to the new </text:p>
      <text:p text:style-name="P432">Honeycutters album all the </text:p>
      <text:p text:style-name="P432">way through? It's intense!</text:p>
      <text:p text:style-name="P434">Not in its final form!</text:p>
      <text:p text:style-name="P434">Kevin was showing me</text:p>
      <text:p text:style-name="P434">everything as they were</text:p>
      <text:p text:style-name="P434">putting it together.</text:p>
      <text:p text:style-name="P434">The words "Good grief"</text:p>
      <text:p text:style-name="P434">come to mind</text:p>
      <text:p text:style-name="P433">Yeah. A lot of grief.</text:p>
      <text:p text:style-name="P450"><text:span text:style-name="T125"/></text:p>
      <text:p text:style-name="P432">A couple of times when they </text:p>
      <text:p text:style-name="P432">got done playing on this </text:p>
      <text:p text:style-name="P432">tour, they would come back </text:p>
      <text:p text:style-name="P432">to the green room and be </text:p>
      <text:p text:style-name="P432">really somber and I couldn't </text:p>
      <text:p text:style-name="P432">figure out why</text:p>
      <text:p text:style-name="P433">This definitely explains it</text:p>
      <text:p text:style-name="P432">I mean, they still joked </text:p>
      <text:p text:style-name="P432">around. But it's the kind </text:p>
      <text:p text:style-name="P432">of joking that you do at a </text:p>
      <text:p text:style-name="P432">funeral.</text:p>
      <text:p text:style-name="P432">It also makes me think that </text:p>
      <text:p text:style-name="P432"><text:soft-page-break/>Scott must be good at holding </text:p>
      <text:p text:style-name="P432">space for hard emotions </text:p>
      <text:p text:style-name="P432">in the studio </text:p>
      <text:p text:style-name="P434">I'm glad they have each other.</text:p>
      <text:p text:style-name="P434"><text:s/>That's too much pain for any</text:p>
      <text:p text:style-name="P434"><text:s/>one person to transmute, let</text:p>
      <text:p text:style-name="P434"><text:s/>alone perform. They took</text:p>
      <text:p text:style-name="P434"><text:s/>their lives and held</text:p>
      <text:p text:style-name="P434"><text:s/>themselves accountable for</text:p>
      <text:p text:style-name="P434"><text:s/>turning it into the truest</text:p>
      <text:p text:style-name="P434"><text:s/>kind of art that can be made,</text:p>
      <text:p text:style-name="P434"><text:s/>and now they have the</text:p>
      <text:p text:style-name="P434"><text:s/>responsibility of regularly</text:p>
      <text:p text:style-name="P434"><text:s/>letting people in on a version</text:p>
      <text:p text:style-name="P434"><text:s/>of that that is real enough</text:p>
      <text:p text:style-name="P434"><text:s/>to share and feel</text:p>
      <text:p text:style-name="P450"><text:span text:style-name="T125"/></text:p>
      <text:p text:style-name="P434">Yeah I was thinking last</text:p>
      <text:p text:style-name="P434"><text:s/>night about Scott is so</text:p>
      <text:p text:style-name="P434"><text:s/>paradoxically one of the</text:p>
      <text:p text:style-name="P434"><text:s/>most serious and mature</text:p>
      <text:p text:style-name="P434"><text:s/>people when it comes to</text:p>
      <text:p text:style-name="P434"><text:s/>creating art but also</text:p>
      <text:p text:style-name="P434"><text:s/>the biggest kid about it</text:p>
      <text:p text:style-name="P432">Wise words</text:p>
      <text:p text:style-name="P432">I'm glad too </text:p>
      <text:p text:style-name="P434">Myrtle and I have been </text:p>
      <text:p text:style-name="P434">having a very reflective </text:p>
      <text:p text:style-name="P434">morning together. </text:p>
      <text:p text:style-name="P434">That bear came back too</text:p>
      <text:p text:style-name="P432">Awww. I love it when my </text:p>
      <text:p text:style-name="P432">cats keep me company </text:p>
      <text:p text:style-name="P432">when I'm journaling </text:p>
      <text:p text:style-name="P433">Did she growl at the bear?</text:p>
      <text:p text:style-name="P450"><text:span text:style-name="T78"/></text:p>
      <text:p text:style-name="P22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22"><text:s text:c="3"/>I left the house on foot and was still agitated by the traffic. I realized I was very hungry. I went <text:soft-page-break/>into Botiwalla, but the line was too long. I had a slice of sausage from Standard, then a beef kim chi taco from Taco Boy.</text:p>
      <text:p text:style-name="P22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5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23"><text:s text:c="3"/>I walked home just as it started to rain, compiled journal entries and then wrote until 7:30.</text:p>
      <text:p text:style-name="P452"><text:span text:style-name="T87"/></text:p>
      <text:p text:style-name="P224">/ / /</text:p>
      <text:p text:style-name="P225"/>
      <text:p text:style-name="P225"/>
      <text:p text:style-name="P225"/>
      <text:p text:style-name="P225"/>
      <text:p text:style-name="P225"/>
      <text:p text:style-name="P225">. . .</text:p>
      <text:p text:style-name="P451"><text:span text:style-name="T87"/></text:p>
      <text:p text:style-name="P45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53"><text:span text:style-name="T78"/></text:p>
      <text:p text:style-name="P45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2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53"><text:span text:style-name="T88"/></text:p>
      <text:p text:style-name="P227">I appreciate the irony of waking up way earlier than Myrtle would have me do, but feel peaceful doing it on my own accord and am starting to get excited for having the house all to myself again.</text:p>
      <text:p text:style-name="P22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53"><text:span text:style-name="T88"/></text:p>
      <text:p text:style-name="P227">What really convinced me to go for it was the idea of moving the black night stand back to under the window because the Chromebook and/or iMac could be placed on top of it and used from the bed.</text:p>
      <text:p text:style-name="P453"><text:soft-page-break/><text:span text:style-name="T88"/></text:p>
      <text:p text:style-name="P455"><text:span text:style-name="T72">V</text:span><text:span text:style-name="T64">II.XXI</text:span></text:p>
      <text:p text:style-name="P455"><text:span text:style-name="T78"/></text:p>
      <text:p text:style-name="P228">I started waking up, and, when I heard Erica coughing, finished rearranging. I downloaded my journal repo, opened 2024 part two, spent a while customizing LibreOffice Writer and wrote at 8:39. </text:p>
      <text:p text:style-name="P455"><text:span text:style-name="T78"/></text:p>
      <text:p text:style-name="P45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55"><text:span text:style-name="T90"/></text:p>
      <text:p text:style-name="P456"><text:span text:style-name="T90">.</text:span><text:span text:style-name="T78"> . .</text:span></text:p>
      <text:p text:style-name="P457"><text:span text:style-name="T78"/></text:p>
      <text:p text:style-name="P22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3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61">.</text:span></text:p>
      <text:p text:style-name="P230"><text:span text:style-name="T26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29"><text:soft-page-break/><text:s text:c="3"/>She gave me a ride to my house, where I took off my hat/shoes and wrote in my journal. </text:p>
      <text:p text:style-name="P229"><text:span text:style-name="T91"/></text:p>
      <text:p text:style-name="P231"><text:span text:style-name="T262">.</text:span> . .</text:p>
      <text:p text:style-name="P232"/>
      <text:p text:style-name="P23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63"> . .I ate while listening to Andy Shauf and got a text from Scott thanking me and saying he would pay me presently.</text:span></text:p>
      <text:p text:style-name="P233"><text:s text:c="3"/>I put my clothes and bags away, arranged my alternate desk, then wrote in my journal at 6:49.<text:span text:style-name="T264"> . .I went through the tutorial to create a new SSH key on the Air Hog and added it to GitHub, and, after just a bit of git trickery, managed to push the updated journal</text:span><text:span text:style-name="T265"> and wrote about it at 7:10.</text:span><text:span text:style-name="T266"> . .I did nothing but lay in bed and eat CheezIts until I wrote in my journal when it started raining again at 8:42.</text:span></text:p>
      <text:p text:style-name="P233"/>
      <text:p text:style-name="P103">VII.XXII</text:p>
      <text:p text:style-name="P102"><text:span text:style-name="T125"/></text:p>
      <text:p text:style-name="P23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34"><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34"><text:s text:c="3"/>"Thank you!" she said. "Have a good multiple coffees!"</text:p>
      <text:p text:style-name="P234"/>
      <text:p text:style-name="P235">. . .</text:p>
      <text:p text:style-name="P236"/>
      <text:p text:style-name="P23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36"><text:s text:c="3"/>I went to Kota Kai, ordered a coffee and talked w/ Josh, who said he had just met Chris Thille. I sat on a chair in the window while Josh told me he definitely knew Dr. Dog; they were huge!</text:p>
      <text:p text:style-name="P23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36"><text:s text:c="3"/>I <text:span text:style-name="T429">moved to the couch and </text:span>read through my life since<text:span text:style-name="T429"> last going to Scott's and almost couldn't believe how desperate I felt about everything. I am so grateful to be journaling again and think cutting out social media is probably still a good idea.</text:span></text:p>
      <text:p text:style-name="P23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37"/>
      <text:p text:style-name="P238">. . .</text:p>
      <text:p text:style-name="P237"/>
      <text:p text:style-name="P23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37"><text:s text:c="3"/>"Oh yeah," I said. "That's not <text:span text:style-name="T53">sans</text:span> at all."</text:p>
      <text:p text:style-name="P237"><text:s text:c="3"/>"Fonts used to be a part of my job," she said. "A big part."</text:p>
      <text:p text:style-name="P237"><text:s text:c="3"/>I came upstairs, messed around with fonts, choosing, for now, PT Mono, pushed my non-pasted content up to page 49, typed up my handwritten words and continued to write until 2:06.<text:span text:style-name="T430"> . .I listened to a couple River Whyless songs while texting Maddy, Cait and then Scott, saying, </text:span></text:p>
      <text:p text:style-name="P237"><text:s text:c="2"/><text:span text:style-name="T430">"</text:span>no rush at all on the venmis but just checking it didn't get to the wrong Ross Montsinger... that guy's shady!!<text:span text:style-name="T430">"</text:span></text:p>
      <text:p text:style-name="P237"><text:span text:style-name="T430"><text:s text:c="3"/>Scott said, "</text:span>Oh shnap! <text:s/>Totally spaced! <text:s/>To much stoney wall staring!<text:span text:style-name="T430">" with a laugh-cry face, and then, "</text:span>will do now!<text:span text:style-name="T430">"</text:span></text:p>
      <text:p text:style-name="P237"><text:s text:c="3"/>I was excited that he sent me $350. I sent PJ a message saying,</text:p>
      <text:p text:style-name="P495"><text:span text:style-name="T269"><text:s/></text:span><text:span text:style-name="T268"><text:s text:c="2"/>"still not sure if I've heard deep sea diver. Currently seems easier to type that and thus continue the conversation than to go off and do my own research"</text:span></text:p>
      <text:p text:style-name="P24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37"><text:s text:c="3"/>I listened to <text:span text:style-name="T430">Shattering the Hourglass</text:span> while trying to buy the Fillion journal I had been eyeing for weeks, but the purchase inexplicably <text:span text:style-name="T431">failed t</text:span>o <text:span text:style-name="T433">go</text:span> through. I took it as a sign and noticed it was slightly too small anyway, so I looked around for an alternative, possibly locally, until<text:span text:style-name="T431"> the album finished and I realized it was time to walk downtown.</text:span></text:p>
      <text:p text:style-name="P239"><text:s text:c="3"/>I had a pee at Pizza Mind<text:span text:style-name="T267">——</text:span><text:span text:style-name="T53">Pee</text:span>za Mind<text:span text:style-name="T26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3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33">without laughing at her.</text:span></text:p>
      <text:p text:style-name="P23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39"><text:s text:c="3"/>Hayden was there with the check, and more beautiful in person than she had been in the <text:span text:style-name="T43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33">for her,</text:span> a GF medium no-onion <text:span text:style-name="T434">w/ hop water</text:span>.</text:p>
      <text:p text:style-name="P239"><text:s text:c="3"/>I made it back to the park at six on the nose, but the power had not <text:span text:style-name="T434">yet</text:span> been turned on, so we sat next to Hayden and ate. They started as soon as Hannah was done eating and played a good set for a lot of happy people in the park, stopping shortly after seven due to more impending rain.</text:p>
      <text:p text:style-name="P23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32">Aztec chocolate in a waffle cone and they each had cups of single-scoop oat milk chocolate with sprinkles, hers colorful and his not.</text:span></text:p>
      <text:p text:style-name="P240"><text:soft-page-break/><text:s text:c="3"/>We ate and chatted near the front of the building where it was <text:span text:style-name="T43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40"><text:s text:c="3"/>We threw our trash away after the cafeteria closed, walked to her car and rode back to the west side, where she almost got annoyed that I <text:span text:style-name="T43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40"><text:s text:c="3"/>I walked home, took off my shoes and hat and wrote in my journal at 9:06.</text:p>
      <text:p text:style-name="P240"/>
      <text:p text:style-name="P24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40"><text:s text:c="3"/>I know I can't put a pin in my emotions, but I am truly not worried about it, nor anything else currently. I'll enjoy this feeling while it lasts.</text:p>
      <text:p text:style-name="P240"/>
      <text:p text:style-name="P241">. . .</text:p>
      <text:p text:style-name="P242"/>
      <text:p text:style-name="P242">I listened to Hannah's haunted playlist in the dark and told her I remembered when she had showed me the third song, Ode to Billie Joe.</text:p>
      <text:p text:style-name="P242"><text:s text:c="3"/>She said, "Oh yeah? I can't remember! Is that the one where they are at dinner and talking about someone dying?"</text:p>
      <text:p text:style-name="P242"><text:s text:c="3"/>"Yes," I said. "Pass the biscuits! I think it was after that studio party"</text:p>
      <text:p text:style-name="P242"><text:s text:c="3"/>"So... my dad throws me for a loop ( or maybe a loop de loop) kind of every time. </text:p>
      <text:p text:style-name="P242"/>
      <text:p text:style-name="P24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42"><text:s text:c="3"/>I understood, apologized, thanked her for telling me when things bother her and wrote in my journal at 11:25.</text:p>
      <text:p text:style-name="P242"/>
      <text:p text:style-name="P243">. . .</text:p>
      <text:p text:style-name="P244"/>
      <text:p text:style-name="P24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44"/>
      <text:p text:style-name="P104">VII.XXIII</text:p>
      <text:p text:style-name="P104"><text:span text:style-name="T125"/></text:p>
      <text:p text:style-name="P244">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44"><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44">. . .I walked to Pritchard, read the beginning of part three while sitting in the sun drinking coffee. I spaced out for a while, then wrote, 10:47.</text:p>
      <text:p text:style-name="P104"><text:span text:style-name="T125"/></text:p>
      <text:p text:style-name="P243">. . .</text:p>
      <text:p text:style-name="P104"><text:span text:style-name="T125"/></text:p>
      <text:p text:style-name="P244">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46">.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47"><text:s text:c="3"/>Much like a car showing up in my life right when I had quit drinking, I will not overlook the fact that this “product” came to existence right after I had quit social media.</text:p>
      <text:p text:style-name="P107"><text:span text:style-name="T149"/></text:p>
      <text:p text:style-name="P24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48">/ / /</text:p>
      <text:p text:style-name="P249">.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50"><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35">How can I see past the shine</text:p>
      <text:p text:style-name="P435">Slide the platform out from underneath</text:p>
      <text:p text:style-name="P435">Catch, hold on, make real</text:p>
      <text:p text:style-name="P435">Like when I loved somebody else</text:p>
      <text:p text:style-name="P435">Chasing their spark</text:p>
      <text:p text:style-name="P435">But making art with you</text:p>
      <text:p text:style-name="P435">Sat over rice, warning how little there was to give</text:p>
      <text:p text:style-name="P435">You could learn to trust me, but it might take years</text:p>
      <text:p text:style-name="P435">Yes, I’m sure I want that</text:p>
      <text:p text:style-name="P435">Five heartbreaks have proven my love unconditional</text:p>
      <text:p text:style-name="P435">So I’m not going anywhere either way</text:p>
      <text:p text:style-name="P435">And you are free to do as you please</text:p>
      <text:p text:style-name="P435">Not just because I love you</text:p>
      <text:p text:style-name="P45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3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36"><text:s text:c="3"/>Hannah &amp; Scott are not above me. They do not hold the keys to my happiness. They open doors to take my creative craftsmanship to new levels, but it is my competance and previous connections that got me to the doorstep.</text:p>
      <text:p text:style-name="P43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5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51">.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52">.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54"><text:s text:c="3"/>I said, “I think I’ll just leave to make things easier,” just to get them to leave, which they did. The cashier came outside, was shocked to learn about hop waters.</text:p>
      <text:p text:style-name="P254"><text:s text:c="3"/>I texted Hannah saying, “Have a good gig! My friend Francis and I were waiting for El Kimchi to show, but he gave up.”</text:p>
      <text:p text:style-name="P254"><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55">ordered my burrito and wrote until 5:04.</text:p>
      <text:p text:style-name="P114"><text:span text:style-name="T125"/></text:p>
      <text:p text:style-name="P253">.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56"><text:s text:c="3"/>She said, “Hi! No more cops I hope???” and then, “The show was good - held off on pouring until it was over. And I got to talk to my old coworkers from two different jobs!”</text:p>
      <text:p text:style-name="P256"><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57">.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5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59">. . .</text:p>
      <text:p text:style-name="P119"><text:span text:style-name="T125"/></text:p>
      <text:p text:style-name="P260">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60"><text:s text:c="3"/>I stood in line for Smashville while she pumped and parked, only wanting an order of French Fries. When she walked back, she realized she was out of time.</text:p>
      <text:p text:style-name="P260"><text:s text:c="3"/>“Good to see you,” I said.</text:p>
      <text:p text:style-name="P120"><text:soft-page-break/><text:span text:style-name="T125"><text:s text:c="3"/>“Good to see </text:span><text:span text:style-name="T55">you</text:span><text:span text:style-name="T125">,” she said.</text:span></text:p>
      <text:p text:style-name="P260"><text:s text:c="3"/>“Thanks for the ride.”</text:p>
      <text:p text:style-name="P260"><text:s text:c="3"/>“You’re welcome.”</text:p>
      <text:p text:style-name="P260"><text:s text:c="3"/>“Have a good gig!”</text:p>
      <text:p text:style-name="P260"><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61"><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62">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63"><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59">.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64"><text:s text:c="3"/>An NPC from GTA came hobbling up and shouted, “He stole the seat off my bicycle, mother fucker!”</text:p>
      <text:p text:style-name="P264"><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36">plays drums on</text:span> the track a year <text:span text:style-name="T435">earlier </text:span><text:span text:style-name="T43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65">I love the entire vibe captured in Ghost World, but the ending made me feel sad and lonely, like it was intended to. I feel I should go full Buschemi and play with my journals tonight.</text:p>
      <text:p text:style-name="P265"><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67">.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66">“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68">. . .</text:p>
      <text:p text:style-name="P132"><text:span text:style-name="T185"/></text:p>
      <text:p text:style-name="P269">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70">.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71"><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71">.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72">.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7">The Ross docket includes Wordle, Aldi, Izzy’s, journal edits, bath, shave, </text:span><text:span text:style-name="T438">make journal, clean kitchen, </text:span><text:span text:style-name="T43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73"><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74">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75">.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76"><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77"><text:s text:c="3"/>“I’m watching Muppets From Space and Hulk Hogan just made a cameo,” I said.</text:p>
      <text:p text:style-name="P277">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78"><text:s text:c="3"/>It started dumping rain, so I caught a ride w/ Tina up to Itto, sat at the bar and wrote, 1:35.</text:p>
      <text:p text:style-name="P143"><text:span text:style-name="T207"/></text:p>
      <text:p text:style-name="P279">.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80"><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81"><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81"><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82">.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83"><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84">.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83"><text:s text:c="3"/>I said, “Nah,” and threw five ones in his tip jar, probably unnoticed.</text:p>
      <text:p text:style-name="P283"><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85">.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86">.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8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86">.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88"><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88"><text:s text:c="3"/>“Hey! My mom and I are gonna drive separately but I might try to ride home with you if it's ok? I think she will not last all the way until 9pm!”</text:p>
      <text:p text:style-name="P288"><text:s text:c="3"/>I said, “Sounds good to me! When y'all planning on getting there?”</text:p>
      <text:p text:style-name="P288"><text:s text:c="3"/>She said six, so though I still felt frantic, I sipped coffee and wrote at the computer until 5:18.</text:p>
      <text:p text:style-name="P154"><text:span text:style-name="T125"/></text:p>
      <text:p text:style-name="P289">.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90"><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9">H</text:span><text:span text:style-name="T224">: My mom is buzzing because she had so much fun with you guys</text:span></text:p>
      <text:p text:style-name="P157"><text:span text:style-name="T439">M</text:span><text:span text:style-name="T224">: I love her!</text:span></text:p>
      <text:p text:style-name="P156"><text:span text:style-name="T439">H</text:span><text:span text:style-name="T224">: She's pretty great imo</text:span></text:p>
      <text:p text:style-name="P156"><text:span text:style-name="T439">R</text:span><text:span text:style-name="T224">: Fun squad, lfg, I'm buzzin too</text:span></text:p>
      <text:p text:style-name="P290"><text:tab/>And it ain't the decaf</text:p>
      <text:p text:style-name="P156"><text:span text:style-name="T439">M</text:span><text:span text:style-name="T224">: I heard we're going bowling next?</text:span></text:p>
      <text:p text:style-name="P156"><text:span text:style-name="T439">R</text:span><text:span text:style-name="T224">: I look ready bc I am</text:span></text:p>
      <text:p text:style-name="P156"><text:span text:style-name="T439">H</text:span><text:span text:style-name="T224">: The decaf was pretty great but I'm just so happy <text:tab/>to hang out with y'all!</text:span></text:p>
      <text:p text:style-name="P158">M<text:span text:style-name="T125">: Yeeeeeee</text:span></text:p>
      <text:p text:style-name="P156"><text:span text:style-name="T43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9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9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91">. . .</text:p>
      <text:p text:style-name="P86"><text:span text:style-name="T78"/></text:p>
      <text:p text:style-name="P292">I rested for a bit, texted the Ponies at 4:13,</text:p>
      <text:p text:style-name="P292">“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92"><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405"><text:soft-page-break/><text:span text:style-name="T64">VIII.II</text:span></text:p>
      <text:p text:style-name="P406"><text:span text:style-name="T78"/></text:p>
      <text:p text:style-name="P40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406"><text:span text:style-name="T95"><text:s text:c="3"/>Dulce was feeling bad and Kev was down to delay, but no decision came until Kev </text:span><text:span text:style-name="T99">prodded</text:span><text:span text:style-name="T95"> at 9:51. “What's the word from the herd?” he said.</text:span></text:p>
      <text:p text:style-name="P40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93"><text:s text:c="3"/>Does that mean Tina drove all the way from Marshall for nothing? Not my circus nor monkeys. I wrote at the computer, 10:10.</text:p>
      <text:p text:style-name="P406"><text:span text:style-name="T95"/></text:p>
      <text:p text:style-name="P294">. . .</text:p>
      <text:p text:style-name="P407"><text:span text:style-name="T95"/></text:p>
      <text:p text:style-name="P40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95">This is me, poor at the moment. </text:p>
      <text:p text:style-name="P295">Thanks.”</text:p>
      <text:p text:style-name="P295"><text:s text:c="3"/>I said, “I just screenshotted your pathetic plea and have sent it to Hannah. She should have received one day pass per band member but I don't know how many she's given out. </text:p>
      <text:p text:style-name="P295"><text:s text:c="3"/>Oops, she texted me right this instant and said, ‘Of course! I still have the tickets!’”</text:p>
      <text:p text:style-name="P40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95"><text:s text:c="3"/>I said, “I’ll come get you since you’re closer to downtown.”</text:p>
      <text:p text:style-name="P40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40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40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409"><text:span text:style-name="T99"><text:s text:c="3"/></text:span><text:span text:style-name="T100">Hannah texted saying, “Today I wish I was just a tiny bit more extroverted. Tired already!</text:span></text:p>
      <text:p text:style-name="P296"><text:s text:c="3"/>Gonna leave the door open for whenever you get here - I'm gonna have a pillow over my head for about 20 minutes”</text:p>
      <text:p text:style-name="P40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40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41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41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41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40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40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408"><text:span text:style-name="T98"/></text:p>
      <text:p text:style-name="P408"><text:span text:style-name="T98"/></text:p>
      <text:p text:style-name="P411"><text:soft-page-break/><text:span text:style-name="T73">V</text:span><text:span text:style-name="T64">III.III</text:span></text:p>
      <text:p text:style-name="P411"><text:span text:style-name="T78"/></text:p>
      <text:p text:style-name="P29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9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41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411"><text:span text:style-name="T101"/></text:p>
      <text:p text:style-name="P41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98"><text:s text:c="3"/>I nominate Kev as new band leader and wanna do whatever he wants, but am confident a moon&amp;you jam would be dandy</text:p>
      <text:p text:style-name="P298"><text:s text:c="3"/>could even do a moon&amp;you trio set and relieve the pressure to perform from a bunch of peeps</text:p>
      <text:p text:style-name="P298"><text:s text:c="3"/>Let's say it's going to be a Moon &amp; You set with at least the three of us, and whomever else feels comfortable and excited to join should do so.”</text:p>
      <text:p text:style-name="P412"><text:span text:style-name="T102"/></text:p>
      <text:p text:style-name="P299">. . .</text:p>
      <text:p text:style-name="P412"><text:span text:style-name="T102"/></text:p>
      <text:p text:style-name="P41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41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300"><text:s text:c="3"/>Cam gave me an Athletic Mexican Copper, and, when Kevin/Alyse arrived, we went to help with their gear. Everyone had shown up soon after except for Ryan and Melissa, who texted saying Ryan had driven them to the Outpost.</text:p>
      <text:p text:style-name="P300"><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41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41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41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41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301"><text:s text:c="3"/>I walked her to her car, got a ride back to mine, drove home, messaged with her about purrmaids and fell asleep.</text:p>
      <text:p text:style-name="P413"><text:span text:style-name="T103"/></text:p>
      <text:p text:style-name="P174">VIII.IV</text:p>
      <text:p text:style-name="P414"><text:span text:style-name="T78"/></text:p>
      <text:p text:style-name="P41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302"><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41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303"><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414"><text:span text:style-name="T106"/></text:p>
      <text:p text:style-name="P304">. . .</text:p>
      <text:p text:style-name="P414"><text:span text:style-name="T106"/></text:p>
      <text:p text:style-name="P41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05"><text:s text:c="3"/>I walked in with my food and bag, noticed there was indeed a house kit, sat at the end of the bar with sound man Daniel, ate my food while Keith Harry played some original tunes and then a Say It Aint So/Lucky Man mashup followed by Faith.</text:p>
      <text:p text:style-name="P305"><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41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41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05"><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05"><text:s text:c="3"/>I drove home, talked with Erica about the house situation, travel, gout, AVL Fest, hop water, then took a bath, shaved, put on my shorts for a walk to Ingles, realized it was too late, sat at the computer and wrote, 10:24.</text:p>
      <text:p text:style-name="P416"><text:span text:style-name="T78"/></text:p>
      <text:p text:style-name="P175">VIII.V</text:p>
      <text:p text:style-name="P417"><text:span text:style-name="T78"/></text:p>
      <text:p text:style-name="P41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417"><text:span text:style-name="T107"/></text:p>
      <text:p text:style-name="P306">. . .</text:p>
      <text:p text:style-name="P417"><text:span text:style-name="T107"/></text:p>
      <text:p text:style-name="P41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07">. . .Kevin texted three different group chapts, saying, “Hey buds just wanted to let everyone know that I woke up feeling pretty crappy today and tested positive for COVID. Just thought I should let you guys know”</text:p>
      <text:p text:style-name="P418"><text:span text:style-name="T78"/></text:p>
      <text:p text:style-name="P418"><text:span text:style-name="T64">Hannah</text:span><text:span text:style-name="T78">: Oh man! Sorry bud that sucks. You had a long <text:tab/>weekend and I'm sure we're all run down <text:tab/>immunity wise! I hope you feel better soon. <text:tab/>Thanks for letting us know. </text:span></text:p>
      <text:p text:style-name="P418"><text:span text:style-name="T78"/></text:p>
      <text:p text:style-name="P418"><text:span text:style-name="T64">Melissa</text:span><text:span text:style-name="T78">: Noooooo Kev!! I'm so sorry, bud. I hope <text:tab/>it goes easy on you - please let us know if <text:tab/>you need anything!!</text:span></text:p>
      <text:p text:style-name="P418"><text:span text:style-name="T78"/></text:p>
      <text:p text:style-name="P418"><text:span text:style-name="T64">Ross</text:span><text:span text:style-name="T78">: Dang ol bud bug! I hope you feel better <text:tab/>IMMEDIATELY </text:span></text:p>
      <text:p text:style-name="P418"><text:span text:style-name="T78"/></text:p>
      <text:p text:style-name="P418"><text:span text:style-name="T64">Becca</text:span><text:span text:style-name="T78">: Damn sorry to hear that. Thanks for the heads <text:tab/>up. Feel better soon!!</text:span></text:p>
      <text:p text:style-name="P418"><text:span text:style-name="T78"/></text:p>
      <text:p text:style-name="P418"><text:span text:style-name="T64">Scott</text:span><text:span text:style-name="T78">: Oh man sorry to hear that kev. I hope your <text:tab/>feel better super soon, <text:s/>let me know if i can <text:tab/>help at all and thanks fir the heads up.</text:span></text:p>
      <text:p text:style-name="P418"><text:span text:style-name="T78"/></text:p>
      <text:p text:style-name="P418"><text:span text:style-name="T64">Hannah</text:span><text:span text:style-name="T78">: I'm sure there were lots of people carrying <text:tab/>it around at the festival. So even if I do <text:tab/>get sick, I ain't giving you credit for it</text:span></text:p>
      <text:p text:style-name="P418"><text:span text:style-name="T78"/></text:p>
      <text:p text:style-name="P418"><text:span text:style-name="T74">Melissa</text:span><text:span text:style-name="T108">: </text:span><text:span text:style-name="T78">Horribly rude virus, 0/10</text:span></text:p>
      <text:p text:style-name="P418"><text:span text:style-name="T78"/></text:p>
      <text:p text:style-name="P418"><text:span text:style-name="T64">Ryan</text:span><text:span text:style-name="T78">: Fuck I'm so sorry bud</text:span></text:p>
      <text:p text:style-name="P418"><text:span text:style-name="T78"/></text:p>
      <text:p text:style-name="P418"><text:soft-page-break/><text:span text:style-name="T64">Clay</text:span><text:span text:style-name="T78">: Becca and I just tested too. Becca negative <text:tab/>but I got positive. Sorry as well guys… Hope <text:tab/>everyone else keeps feeling good</text:span></text:p>
      <text:p text:style-name="P418"><text:span text:style-name="T78"/></text:p>
      <text:p text:style-name="P418"><text:span text:style-name="T64">Jacob</text:span><text:span text:style-name="T78">: Sorry y'all… This sucks. I hope it goes <text:tab/>smoothly. It kicked my ass last time</text:span></text:p>
      <text:p text:style-name="P418"><text:span text:style-name="T78"/></text:p>
      <text:p text:style-name="P41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08"><text:s text:c="3"/>“Oh my God,” she groaned. “I have to go.”</text:p>
      <text:p text:style-name="P308"><text:s text:c="3"/>I said, “I thought of that earlier and have been waiting for the opportunity to say it.”</text:p>
      <text:p text:style-name="P308"><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419"><text:span text:style-name="T78"/></text:p>
      <text:p text:style-name="P309">. . .</text:p>
      <text:p text:style-name="P419"><text:span text:style-name="T78"/></text:p>
      <text:p text:style-name="P42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42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4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10"><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420"><text:span text:style-name="T78"/></text:p>
      <text:p text:style-name="P312">I forgot to mention that Scott had texted me while walking up the Clingman hill: </text:p>
      <text:p text:style-name="P312"><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12"><text:s text:c="3"/>I said, “A'good day indeed! That'd be fine by me. It's always a pleasure to hang with the critters and I'm stoked to help whenever I can, even if it's just with the Sal and THEE Theo”</text:p>
      <text:p text:style-name="P420"><text:span text:style-name="T78"/></text:p>
      <text:p text:style-name="P311">. . .</text:p>
      <text:p text:style-name="P421"><text:span text:style-name="T78"/></text:p>
      <text:p text:style-name="P42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42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42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13"><text:s text:c="3"/></text:p>
      <text:p text:style-name="P462"><text:span text:style-name="T231">Hey, no sweat </text:span><text:span text:style-name="T75">(okay fingers)</text:span><text:span text:style-name="T110"> </text:span><text:span text:style-name="T231">I hope you feel better! I'm having a swell time listening to the Dr. Dog album </text:span></text:p>
      <text:p text:style-name="P437">New music!!?</text:p>
      <text:p text:style-name="P437">Right?</text:p>
      <text:p text:style-name="P440">It came out the day after the red rocks show but I didn't listen to much of it because I came to realize I had heard it all already </text:p>
      <text:p text:style-name="P442">Very much digging it as a whole piece at the moment though... Scott just asked me to house sit from Wednesday to Monday</text:p>
      <text:p text:style-name="P463"><text:span text:style-name="T76">[</text:span><text:span text:style-name="T75">sweat face</text:span><text:span text:style-name="T76">]</text:span></text:p>
      <text:p text:style-name="P437">That's cool!</text:p>
      <text:p text:style-name="P46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38">want to go? Are you in for the evening?</text:p>
      <text:p text:style-name="P461"><text:span text:style-name="T231"/></text:p>
      <text:p text:style-name="P440">Just a little funny because of the short notice and I was excited to have the house to myself starting tonight </text:p>
      <text:p text:style-name="P440">I would love to go for a walk </text:p>
      <text:p text:style-name="P160">(19 minutes later)</text:p>
      <text:p text:style-name="P440">My 'just a little funny' text is about Scott not you !</text:p>
      <text:p text:style-name="P437">Oh yes! I'm sorry I'm justslow</text:p>
      <text:p text:style-name="P437">I like to have space to myself too :-)</text:p>
      <text:p text:style-name="P162">(Hannah loved “I would love to go for a walk”)</text:p>
      <text:p text:style-name="P161">(8:56)</text:p>
      <text:p text:style-name="P439">Okay putting on shoes and my weird high</text:p>
      <text:p text:style-name="P439">visibility vest!</text:p>
      <text:p text:style-name="P439">Is now good for you? I am not packing so I might</text:p>
      <text:p text:style-name="P439">as well go walking!</text:p>
      <text:p text:style-name="P441">Yeah I'll drive on down!</text:p>
      <text:p text:style-name="P460"><text:span text:style-name="T231"/></text:p>
      <text:p text:style-name="P46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314"><text:s text:c="3"/>She said, “I’m definitely going to be up packing now!” and laughed.</text:p>
      <text:p text:style-name="P314"><text:s text:c="3"/>“Have a great trip,” I said.</text:p>
      <text:p text:style-name="P314"><text:s text:c="3"/>“I’ll see you when I get back.”</text:p>
      <text:p text:style-name="P315"><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316">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17"><text:s text:c="3"/>Tina asked how we were feeling today and I said, “Like a vibrant and healthy collection of molecules held together with freakishly grand organization. You?”</text:p>
      <text:p text:style-name="P170"><text:span text:style-name="T239"/></text:p>
      <text:p text:style-name="P318">.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19"><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19"><text:s text:c="3"/>Hannah texted back:</text:p>
      <text:p text:style-name="P171"><text:span text:style-name="T125"/></text:p>
      <text:p text:style-name="P443">I would love a ride! I'm still hoping to leave 12ish. Maybe 12:15?</text:p>
      <text:p text:style-name="P444">Works for meee. Have you made a plan for eating?</text:p>
      <text:p text:style-name="P443">I was definitely having some anxiety about</text:p>
      <text:p text:style-name="P443">the half-formed plan with Melissa and Ryan.</text:p>
      <text:p text:style-name="P443">I have some leftovers that I was gonna eat.</text:p>
      <text:p text:style-name="P443">Maybe I shouldn't eat them after I got a</text:p>
      <text:p text:style-name="P443">tummyache yesterday.</text:p>
      <text:p text:style-name="P443">So I guess that answer is no! I don't have</text:p>
      <text:p text:style-name="P443">a plan</text:p>
      <text:p text:style-name="P443">Do you have an idea? I'm open to it!</text:p>
      <text:p text:style-name="P444">Haha I'm looking at the time and thinking Chipotle might be the least stressful</text:p>
      <text:p text:style-name="P444">And easy on the tum</text:p>
      <text:p text:style-name="P444">Or maybe like taco billy if you have time for that </text:p>
      <text:p text:style-name="P443">Yea! I can order some chipotle for both of</text:p>
      <text:p text:style-name="P443">us if that is of interest!</text:p>
      <text:p text:style-name="P464"><text:span text:style-name="T78"/></text:p>
      <text:p text:style-name="P46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6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6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6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6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6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20"><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64"><text:span text:style-name="T114"/></text:p>
      <text:p text:style-name="P321">. . .</text:p>
      <text:p text:style-name="P464"><text:span text:style-name="T114"/></text:p>
      <text:p text:style-name="P46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22"><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6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65"><text:span text:style-name="T116"/></text:p>
      <text:p text:style-name="P465"><text:span text:style-name="T116"/></text:p>
      <text:p text:style-name="P466"><text:span text:style-name="T77"/></text:p>
      <text:p text:style-name="P466"><text:soft-page-break/><text:span text:style-name="T77">V</text:span><text:span text:style-name="T64">III.VII</text:span></text:p>
      <text:p text:style-name="P468"><text:span text:style-name="T78"/></text:p>
      <text:p text:style-name="P323">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23"><text:s text:c="3"/>I said, “Bonjour! I just woke up about 46 seconds ago… gonna drink a coffee and head to Scott's. Have you done the train yet?”</text:p>
      <text:p text:style-name="P468"><text:span text:style-name="T78"><text:s text:c="3"/>She was on train three of five. </text:span><text:span text:style-name="T118">I walked downstairs and made a coffee.</text:span></text:p>
      <text:p text:style-name="P468"><text:span text:style-name="T78"/></text:p>
      <text:p text:style-name="P445">We haven't stopped traveling since you dropped me on the curb </text:p>
      <text:p text:style-name="P445">How long has that been? </text:p>
      <text:p text:style-name="P468"><text:span text:style-name="T125"/></text:p>
      <text:p text:style-name="P446">That was about 20 hours ago. Did you get any sleep on the plane?</text:p>
      <text:p text:style-name="P445">Yes a little! </text:p>
      <text:p text:style-name="P468"><text:span text:style-name="T125"/></text:p>
      <text:p text:style-name="P446">What time is it there? Are you in the countryside yet?</text:p>
      <text:p text:style-name="P468"><text:span text:style-name="T125"/></text:p>
      <text:p text:style-name="P445">2:30pm and we're just getting into the countryside... I'll send you a photo if I can!</text:p>
      <text:p text:style-name="P468"><text:span text:style-name="T125"/></text:p>
      <text:p text:style-name="P446">Okay so like six hours difference. Instagram might be more reliable!</text:p>
      <text:p text:style-name="P46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24">/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25"><text:s text:c="3"/>I fished the key from under a block, went inside to an excited Myrtle and found a note.</text:p>
      <text:p text:style-name="P172"><text:span text:style-name="T242"/></text:p>
      <text:p text:style-name="P447">Hi Ross!</text:p>
      <text:p text:style-name="P447">Sal + Theo + Myrtle are psyched for Ross time!</text:p>
      <text:p text:style-name="P469"><text:span text:style-name="T242"/></text:p>
      <text:p text:style-name="P46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42">terrified</text:span><text:span text:style-name="T242"> of that thing as it chases her around. We learned the hard way.</text:span></text:p>
      <text:p text:style-name="P469"><text:span text:style-name="T242"/></text:p>
      <text:p text:style-name="P447">There's some banana bread on the counter + a THC Seltz in the fridge for you. Please eat/drink whatever looks good. Have fun and Thank you 1 million times!!!</text:p>
      <text:p text:style-name="P469"><text:span text:style-name="T242"/></text:p>
      <text:p text:style-name="P44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26">. . .</text:p>
      <text:p text:style-name="P172"><text:span text:style-name="T243"/></text:p>
      <text:p text:style-name="P327">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27"><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27"><text:s text:c="3"/>The Wordle was SAUCY (in four) by the way.</text:p>
      <text:p text:style-name="P172"><text:span text:style-name="T243"/></text:p>
      <text:p text:style-name="P177">VIII.IX</text:p>
      <text:p text:style-name="P172"><text:span text:style-name="T243"/></text:p>
      <text:p text:style-name="P327">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27">.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27"><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26">.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27"><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27"><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27"><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27"><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27"><text:s text:c="3"/>"Hi Ross, it's great to connect with you. I was enamored watching you play tonight.... Also, you saying that I'm the girl from the cabin from Kiki's delivery service is the best compliment"</text:p>
      <text:p text:style-name="P327"><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41">VIII.X</text:span></text:p>
      <text:p text:style-name="P172"><text:span text:style-name="T243"/></text:p>
      <text:p text:style-name="P327">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27">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27"><text:s text:c="3"/>I am curious to see what she says, and a meet cute could fit well into my 'schedule,' but I do not want to put what life has conspired Hannah and I to work toward in jeopardy.</text:p>
      <text:p text:style-name="P172"><text:span text:style-name="T243"/></text:p>
      <text:p text:style-name="P326">. . .</text:p>
      <text:p text:style-name="P172"><text:span text:style-name="T243"/></text:p>
      <text:p text:style-name="P327">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27"><text:s text:c="3"/>I said, "Hey no worries at all! I hope it gets easier and more fun from here!" I drove to Scott's, let Myrtle out, sat at the table and wrote on my laptop, 4:10.</text:p>
      <text:p text:style-name="P172"><text:span text:style-name="T243"/></text:p>
      <text:p text:style-name="P327">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26">. . .</text:p>
      <text:p text:style-name="P172"><text:span text:style-name="T243"/></text:p>
      <text:p text:style-name="P327">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27">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27"><text:s text:c="3"/>Dulci said she would ask Sav and Dan to play. I asked if Wyndham was on the gig and Kev agreed he would be a better choice. I wrote on my phone at 10:47.</text:p>
      <text:p text:style-name="P172"><text:span text:style-name="T243"/></text:p>
      <text:p text:style-name="P326">.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27"><text:s text:c="3"/>He said, "It's okay, I guess."</text:p>
      <text:p text:style-name="P327"><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27"><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27"><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28">. . .</text:p>
      <text:p text:style-name="P172"><text:span text:style-name="T243"/></text:p>
      <text:p text:style-name="P494"><text:span text:style-name="T270">I </text:span><text:span text:style-name="T271">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72">Hannah messaged me at 10 freaking out about her passport, not knowing where it was and not wanting to make a bunch of noise looking. I told her the Hannah I knew would have put it somewhere safe; it was in her DI bag.</text:span></text:p>
      <text:p text:style-name="P329"><text:s text:c="3"/>Amy texted at 2AM, saying, “hey brother mine, let’s talk tomorrow <text:s/>if you’re able”</text:p>
      <text:p text:style-name="P329"><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94"><text:span text:style-name="T272"/></text:p>
      <text:p text:style-name="P178">VIII.XIII</text:p>
      <text:p text:style-name="P496"><text:span text:style-name="T276"/></text:p>
      <text:p text:style-name="P330">I woke when Hannah sent a reel of a goldendoodle looking like a cloud in a stream. I realized I had finally slept, ate some grapes, wrote, 8:54.</text:p>
      <text:p text:style-name="P497"><text:span text:style-name="T276"/></text:p>
      <text:p text:style-name="P331">. . .</text:p>
      <text:p text:style-name="P497"><text:span text:style-name="T276"/></text:p>
      <text:p text:style-name="P498"><text:span text:style-name="T276">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6">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32"><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32"><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98"><text:span text:style-name="T276"><text:s text:c="3"/>I went inside, crafted #22 from some maroon leather, posted to Instagram, ate a bunch of grapes and started to nod off. Hannah messaged me at six, which woke me up, so I got a hop water out of the fridge, sat at the computer and wrote, 6:18. . .</text:span><text:span text:style-name="T277">I laid on the futon unsure what to watch, eat, read, listen to, not wanting to go anywhere and no longer feeling tired.</text:span></text:p>
      <text:p text:style-name="P333"><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33"><text:s text:c="3"/>I watched ten minutes of the Matrix, enjoyed laying on my big bed, looked out the window, got up, sat at the computer and wrote, 9:20.</text:p>
      <text:p text:style-name="P499"><text:soft-page-break/><text:span text:style-name="T277">V</text:span><text:span text:style-name="T276">III.XIV</text:span></text:p>
      <text:p text:style-name="P499"><text:span text:style-name="T268"/></text:p>
      <text:p text:style-name="P334">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34"><text:s text:c="3"/>She wrote saying she had found Laura and would send a picture when she could. I relaxed, fell back asleep, waking up and messaging intermitently until 10:30. Being on the far corner of the bed made me feel like it was 1PM.</text:p>
      <text:p text:style-name="P500"><text:span text:style-name="T268"><text:s text:c="3"/>I went downstairs, made a small coffee, drank it on the edge of the bed and decided I would go to Kota Kai after all. I ate an apple on the way, said hi to Quetzal, ordered a latte, pasted seven pages, wrote, noon. . .</text:span><text:span text:style-name="T273">I walked home, reparked the driveway, started a load of laundry, cleaned the coffee ground receptor, did the dishes, ate a banana, swept off the top porch, wrote, 1:00.</text:span></text:p>
      <text:p text:style-name="P500"><text:span text:style-name="T273">. . .</text:span><text:span text:style-name="T274">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5">I switched the little Panasonic TV for the big JVC, watched the many previews at the start of Enemy of the State, and then watched the first five minutes.</text:span></text:p>
      <text:p text:style-name="P500"><text:span text:style-name="T275"/></text:p>
      <text:p text:style-name="P335">. . .</text:p>
      <text:p text:style-name="P500"><text:span text:style-name="T275"/></text:p>
      <text:p text:style-name="P501"><text:span text:style-name="T275">I </text:span><text:span text:style-name="T268">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501"><text:soft-page-break/><text:span text:style-name="T268"><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501"><text:span text:style-name="T268"/></text:p>
      <text:p text:style-name="P448">One time we got to a place and, apart from the one couch upstairs, they opened a door to a basement, said, "There's plenty of room down here!” and it was just a bald soiled mattress in the dark.</text:p>
      <text:list text:style-name="L1">
        <text:list-header>
          <text:p text:style-name="P573"><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8"><text:s text:c="3"/>One time before that, we couldn't figure out which house was Jersey Bob's and he wouldn't answer his phone so we just slept in the van on his culdesac.</text:p>
      <text:p text:style-name="P448"><text:s text:c="3"/>Do you know John Verba? One time we flooded his sister's house in Florida while she was gone for a couple hours.</text:p>
      <text:p text:style-name="P448">You sent</text:p>
      <text:p text:style-name="P448"><text:s text:c="3"/>There were multiple occasions where eight of us shared a single hotel room, like when we broke down in Canada and had to get towed to the border and walk across in a snowstorm... and then everyone started passing around a violent stomach virus</text:p>
      <text:p text:style-name="P448">You sent</text:p>
      <text:p text:style-name="P502"><text:span text:style-name="T278"><text:s text:c="3"/>Oh God, we used to sometimes stay with this New Orleans band Dirty Bourbon River Show and they lived in absolute squalor. The </text:span><text:soft-page-break/><text:span text:style-name="T278">shower was so gross they would wrap their feet in grocery bags to take one.</text:span></text:p>
      <text:p text:style-name="P448"><text:s text:c="3"/>One time we were on tour with them in Louisiana and the interstate got shut down while we were on a bridge. We just sat there all night long.</text:p>
      <text:p text:style-name="P502"><text:span text:style-name="T278"/></text:p>
      <text:p text:style-name="P179">VIII.XV</text:p>
      <text:p text:style-name="P503"><text:span text:style-name="T278"/></text:p>
      <text:p text:style-name="P503"><text:span text:style-name="T278">I noticed Hannah was messaging me at six AM but stayed asleep until nine. I wasn’t sure what to do with my day, so I started with making journal 24 out of the rhino grey, then wrote, 9:41. . .</text:span><text:span text:style-name="T279">I put all eight journals in my bag, started walking downtown, ran into an attractive unhoused person outside of Weirdo Central who sounded just like Barbie. She said she was pregnant and wanted an [inaudible].</text:span></text:p>
      <text:p text:style-name="P503"><text:span text:style-name="T279"><text:s text:c="3"/>“A </text:span><text:span text:style-name="T406">what</text:span><text:span text:style-name="T279">??” I said.</text:span></text:p>
      <text:p text:style-name="P336"><text:s text:c="3"/>She said, “A Pop-Tart——I’m really craving a Pop-Tart and a Dr. Pepper.”</text:p>
      <text:p text:style-name="P336"><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37"><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504"><text:span text:style-name="T279">. . .</text:span><text:span text:style-name="T280">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503"><text:soft-page-break/><text:span text:style-name="T280">.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503"><text:span text:style-name="T280"><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81">I ate while talking with an unusually friendly KT and Hungover Doug, who had just driven back from Savannah.</text:span></text:p>
      <text:p text:style-name="P503"><text:span text:style-name="T281"><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82">Amy came over and took a look around the house. Apparently she was vetting a friend as a possible roommate, not considering moving in, herself.</text:span></text:p>
      <text:p text:style-name="P338"><text:s text:c="3"/>I drove to FBRA, finally met Jason Ross Martin, had rehearsal with Juan, Charlie, Shane, Katie, came home, organized sold journals, printed shipping labels, laid in bed, got up and wrote, 12:47.</text:p>
      <text:p text:style-name="P503"><text:span text:style-name="T282"/></text:p>
      <text:p text:style-name="P505"><text:span text:style-name="T412">V</text:span><text:span text:style-name="T411">III.XVI</text:span></text:p>
      <text:p text:style-name="P505"><text:span text:style-name="T278"/></text:p>
      <text:p text:style-name="P505"><text:span text:style-name="T278">I woke, played Wordle (BRACE in three,) ate a plum, crafted #25 and wrote, 7:53. . .</text:span><text:span text:style-name="T283">I printed and pasted labels, 8:17. . .</text:span><text:span text:style-name="T284">I laid in bed, brushed, flossed, put on blue Lems/pants/Bruce &amp; Neville/Platt Plaid/hat, stuffed my bag with all the journals, wrote, 9:06.</text:span></text:p>
      <text:p text:style-name="P505"><text:span text:style-name="T284"/></text:p>
      <text:p text:style-name="P339">/ / /</text:p>
      <text:p text:style-name="P506"><text:span text:style-name="T284">I </text:span><text:span text:style-name="T278">added a raincoat &amp; drumsticks to my bag, left the house, met up w/ Lynn by the Suntrust, conversed with her until </text:span><text:span text:style-name="T291">we reached </text:span><text:span text:style-name="T278">12 Baskets, walked to Battle Cat, ordered an Americano, sat on the porch, chatted w/ Fletcher about his new job, Aurora’s band cancelling on the bus and </text:span><text:span text:style-name="T291">my </text:span><text:span text:style-name="T278">journals. I proof-pasted two pages and wrote, 10:04. . .I took a photo, didn’t like it, left, gave four packages to a mailman as he passed Story Parlor, snuck down into the </text:span><text:span text:style-name="T291">Cooperative Coffee</text:span><text:span text:style-name="T278"> pit, took a much better photo, posted it, wrote, 10:42.</text:span></text:p>
      <text:p text:style-name="P340">.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40"><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40">. . .I watched some teenagers try to paralell park, then walked to Double D’s. The line was long, but Scott &amp; Leann were hopping off the bus, said they were glad to see me as they had just had a strange exchange with someone who had called them peasants.</text:p>
      <text:p text:style-name="P340"><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507"><text:span text:style-name="T278"/></text:p>
      <text:p text:style-name="P508"><text:soft-page-break/><text:span text:style-name="T278">. . .</text:span></text:p>
      <text:p text:style-name="P507"><text:span text:style-name="T278"/></text:p>
      <text:p text:style-name="P509"><text:span text:style-name="T278">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91">nearly </text:span><text:span text:style-name="T278">no</text:span><text:span text:style-name="T291">body</text:span><text:span text:style-name="T278">, watched a fair amount of Random Animals, walked down to the green room, hung with Juan, Charlie and Katie, walked back West, used the restroom </text:span><text:span text:style-name="T285">at Country Club</text:span><text:span text:style-name="T278">, got a beer with Tate and that dude, walked home, updated my journey stats on Bamboo Forest, sent Hannah a message about my camping trip and slept.</text:span></text:p>
      <text:p text:style-name="P509"><text:span text:style-name="T278"/></text:p>
      <text:p text:style-name="P180">VIII.XVII</text:p>
      <text:p text:style-name="P509"><text:span text:style-name="T278"/></text:p>
      <text:p text:style-name="P341">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509"><text:span text:style-name="T278"/></text:p>
      <text:p text:style-name="P341">I should take another T-shirt.</text:p>
      <text:p text:style-name="P509"><text:span text:style-name="T278"/></text:p>
      <text:p text:style-name="P342">. . .</text:p>
      <text:p text:style-name="P509"><text:span text:style-name="T278"/></text:p>
      <text:p text:style-name="P510"><text:span text:style-name="T278">I got picked up by Elisha, rode to the Cantingles, used the restroom, bought a 12 of hop water + a latte, waited outside. He came up behind me, said, “</text:span><text:span text:style-name="T405">ROSS</text:span><text:span text:style-name="T278">.” We got in his truck and drove west with our ETA an hour late. Eli </text:span><text:span text:style-name="T291">had </text:span><text:span text:style-name="T278">said he spent three days packing and was held up trying to fix a disco ball. We listened to lo-fi hip-hop beats the whole way there, but with a strong house/drum&amp;bass influence.</text:span></text:p>
      <text:p text:style-name="P510"><text:span text:style-name="T278"><text:s text:c="3"/></text:span><text:span text:style-name="T286">We arrived at Prince boat dock and started unloading his tailgate, which was entirely full. The dock was busy and the staff were unwelcoming. It was obvious we were overprepared. Gary was texting from </text:span><text:soft-page-break/><text:span text:style-name="T286">a stump. I saw Jason and said, “</text:span><text:span text:style-name="T407">Meeta Menta</text:span><text:span text:style-name="T286">,” which made him laugh. They loaded Locke’s motor canoe and departed. I laid on the dock with my head on my bag while Gary and Elisha inflated boats and staged coolers. His truck was </text:span><text:span text:style-name="T291">partly</text:span><text:span text:style-name="T286"> blocking the boat ramp, so once he went to park it, I helped inflate things. We waited for Jason and Locke to return, which ended up being around an hour later.</text:span></text:p>
      <text:p text:style-name="P510"><text:span text:style-name="T286"><text:s text:c="3"/>We loaded up their boat again, watched them depart, then set sail, Elisha on his standup paddleboard, Gary and </text:span><text:span text:style-name="T291">myself</text:span><text:span text:style-name="T286">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510"><text:span text:style-name="T286"><text:s text:c="3"/>We went around the back as per Locke’s instructions, beached onto some plywood and checked out camp while it started to sprinkle. I set up my tent. Locke and Jason arrived from their third and final trip </text:span><text:span text:style-name="T287">and we swiftly constructed </text:span><text:span text:style-name="T291">T</text:span><text:span text:style-name="T287">arp </text:span><text:span text:style-name="T291">City</text:span><text:span text:style-name="T287">. I took a short nap.</text:span><text:span text:style-name="T286"> </text:span><text:span text:style-name="T287">Locke and Gary took Elisha out to paddleboard ski while Ben and Noah arrived. They, Jason and I went to explore the eastern point, where we quietly watched the boaters. </text:span><text:span text:style-name="T288">I realized my legs were horribly sunburned.</text:span></text:p>
      <text:p text:style-name="P343"><text:s text:c="3"/>When they returned, gary made delicious spaghetti with the help of Jason’s sausages for the sauce. We talked about going out for sunset, but it was too late. I soon went to sleep, and there was a heavy rain.</text:p>
      <text:p text:style-name="P510"><text:span text:style-name="T287"/></text:p>
      <text:p text:style-name="P181">VIII.XVIII</text:p>
      <text:p text:style-name="P511"><text:span text:style-name="T278"/></text:p>
      <text:p text:style-name="P512"><text:span text:style-name="T278">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91">Ben’s</text:span><text:span text:style-name="T278"> canoe with Gary up front and Jason in the back.</text:span></text:p>
      <text:p text:style-name="P512"><text:soft-page-break/><text:span text:style-name="T278"><text:s text:c="3"/>We went back to camp so Ben could make Fatoush for lunch, which took a while, but was delicious. </text:span><text:span text:style-name="T289">Locke and Ben to</text:span><text:span text:style-name="T291">o</text:span><text:span text:style-name="T289">k Noah to the dock. </text:span><text:span text:style-name="T278">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91">poop</text:span><text:span text:style-name="T278">, wan</text:span><text:span text:style-name="T291">d</text:span><text:span text:style-name="T278">ered up from my site a little, went off the trail and took what I think was my first ever shit on the ground.</text:span></text:p>
      <text:p text:style-name="P344"><text:s text:c="3"/>I didn’t have a light, shovel or toilet paper, and maybe even got some on my shoe. I just went to bed, feeling lighter but not particularly comfortable.</text:p>
      <text:p text:style-name="P512"><text:span text:style-name="T278"/></text:p>
      <text:p text:style-name="P182">VIII.XIX</text:p>
      <text:p text:style-name="P512"><text:span text:style-name="T411"/></text:p>
      <text:p text:style-name="P569"><text:span text:style-name="T411">Jason and I woke around the same time. We all drank coffee while Gary made breakfast burritos. We packed up camp while </text:span><text:span text:style-name="T414">he</text:span><text:span text:style-name="T411"> and Locke went to rent a pontoon. We loaded that up and it became apparent that I would be part of the rowing crew with Ben and Elisha since Locke’s car was full and Jason would only be going to Canton. </text:span></text:p>
      <text:p text:style-name="P569"><text:span text:style-name="T411"><text:s text:c="3"/>We rowed all the way there with only a short hangout/smoke near the rope swing. I navigated, which helped me feel like I </text:span><text:span text:style-name="T414">had</text:span><text:span text:style-name="T411"> contributed </text:span><text:span text:style-name="T410">something</text:span><text:span text:style-name="T411"> all weekend. We arrived at the dock, loaded Ben’s car. Elisha repacked his truck while Ben fastened the canoe to the roof. We said goodbye to Eli, started driving away.</text:span></text:p>
      <text:p text:style-name="P569"><text:span text:style-name="T411"><text:s text:c="3"/>I deleted a few first messages to Hannah. I didn’t want to seem </text:span><text:span text:style-name="T410">too</text:span><text:span text:style-name="T411"> eager to message her. I eventually said, “I'm alive and enriched! How's Germany??”</text:span></text:p>
      <text:p text:style-name="P569"><text:span text:style-name="T411"><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11">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13">w/ a 20-ounce Coke</text:span><text:span text:style-name="T411">, took a bath. The water burned my legs. I started writing at the computer, ate some pizza and continued until 8:13.</text:span></text:p>
      <text:p text:style-name="P569"><text:span text:style-name="T411"/></text:p>
      <text:p text:style-name="P345">. . .</text:p>
      <text:p text:style-name="P569"><text:span text:style-name="T411"/></text:p>
      <text:p text:style-name="P570"><text:span text:style-name="T411">I slept til around 3AM, </text:span><text:span text:style-name="T414">then</text:span><text:span text:style-name="T411"> decided to shake out my sheets and remake my bed, which felt amazing. I soon had a message from Hannah. We chatted til about 5AM and I gave myself an electric shave + finished my Coca Cola.</text:span></text:p>
      <text:p text:style-name="P570"><text:span text:style-name="T411"/></text:p>
      <text:p text:style-name="P183">VIII.XX</text:p>
      <text:p text:style-name="P513"><text:span text:style-name="T278"/></text:p>
      <text:p text:style-name="P513"><text:span text:style-name="T278">I woke around 930, texted with Hannah. She asked if I wanted and was able to pick her up </text:span><text:span text:style-name="T291">from</text:span><text:span text:style-name="T278"> the airport, which made me feel very </text:span><text:span text:style-name="T291">happy</text:span><text:span text:style-name="T278">. I emptied both of my bags and put my things where they belong, put my torn </text:span><text:span text:style-name="T405">Thank You, Butt</text:span><text:span text:style-name="T278"> pants over my black leggings and then my Hypos shirt so that my sunburns were fully covered, grabbed both bags + hat &amp; shoes, went downstairs, made a coffee in my to-go cup, left the house.</text:span></text:p>
      <text:p text:style-name="P513"><text:span text:style-name="T278"><text:s text:c="3"/>I walked to Aldi, bought plums, grapes, bananas, then went to Izzy’s for a latte. Dad texted his Worlde score, so I sat at the bar and played while sipping my overflowing latte. SJ came in and we talked for a minute. </text:span><text:span text:style-name="T292">She had heard the camping trip was happening via Anelise.</text:span><text:span text:style-name="T278"> I then walked to the Brew Pump, went toward the cooler and heard the lady who had called the cops on me say, “Hey, how’s it goin’, </text:span><text:span text:style-name="T405">Non-Alcoholic</text:span><text:span text:style-name="T278">?</text:span><text:span text:style-name="T405">”</text:span></text:p>
      <text:p text:style-name="P513"><text:span text:style-name="T405"><text:s text:c="3"/></text:span><text:span text:style-name="T278">I bought some hop waters, walked to Vance Crescent and remembered I needed coffee beans, so I turned around, walked to Kota Kai and bought a big ba</text:span><text:span text:style-name="T292">g</text:span><text:span text:style-name="T278"> of Black Widow from Josh, had him add a couple pumps of drip to my latte, walked home down brevard, took a poop, texted the camping thread saying, “I’m </text:span><text:soft-page-break/><text:span text:style-name="T278">on the toilet, Darwin,” got naked, laid on the bed and thought about whether I should play WoW all week in order to level my druid up one rank in PVP (to 11?,) then wrote, 12:16. . .</text:span><text:span text:style-name="T290">I placed an order for three blank and three ruled Midori notebooks ($50,) 12:32. . .</text:span><text:span text:style-name="T292">I took a bath, shaved, made journal #26 from ruby red, proofread on the computer and wrote, 1:30. . .</text:span><text:span text:style-name="T293">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513"><text:span text:style-name="T293"><text:s text:c="3"/>I </text:span><text:span text:style-name="T294">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95">I did that and got rid of the separate time code for space, 2:41. . .</text:span><text:span text:style-name="T296">I proof-pasted and decided I would indeed try to play WoW again, </text:span><text:span text:style-name="T297">3:14.</text:span></text:p>
      <text:p text:style-name="P513"><text:span text:style-name="T297"/></text:p>
      <text:p text:style-name="P346">. . .</text:p>
      <text:p text:style-name="P513"><text:span text:style-name="T297"/></text:p>
      <text:p text:style-name="P514"><text:span text:style-name="T297">I </text:span><text:span text:style-name="T278">played WoW, got a reel from Hannah, messaged with her until she went to bed, walked up to Ingles, bought Canadian Bacon, CheezIts, arugula, toilet paper, came home, played WoW until I had about 60,000 honor, called it quits, wrote, 10:07.</text:span></text:p>
      <text:p text:style-name="P514"><text:span text:style-name="T278"/></text:p>
      <text:p text:style-name="P184">VIII.XXI</text:p>
      <text:p text:style-name="P515"><text:span text:style-name="T278"/></text:p>
      <text:p text:style-name="P516"><text:span text:style-name="T278">I woke around 4:30 and played two AVs + Wordle (MULCH in four,) then wrote, 5:25. . .</text:span><text:span text:style-name="T298">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9">I </text:span><text:soft-page-break/><text:span text:style-name="T299">poured a cup of coffee, came upstairs, crafted #27 from the cut that looks like espresso foam, 9:25.</text:span></text:p>
      <text:p text:style-name="P516"><text:span text:style-name="T299">. . .</text:span><text:span text:style-name="T300">I went downstairs, took a photo on the little round table, emptied the coffee grounds, made another cup, proofpasted one page, 9:47. . .</text:span><text:span text:style-name="T301">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515"><text:span text:style-name="T301">. . .</text:span><text:span text:style-name="T302">I spent a while looking at social media like a bad boy, 1:08. . .</text:span><text:span text:style-name="T303">I took a nice bath and shaved against the grain, 1:33. . .</text:span><text:span text:style-name="T304">I played an AV, started some peas n’oodles, 2:00. . .</text:span><text:span text:style-name="T305">I ate noodles, played a bunch, messaged with Hannah, 4:24. . .</text:span><text:span text:style-name="T306">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515"><text:span text:style-name="T306">. . .</text:span><text:span text:style-name="T307">I laid in bed in the dark for a while, somehow looked at social media, decided to make a bagel, 10:12. . .</text:span><text:span text:style-name="T308">I </text:span><text:span text:style-name="T309">made and ate a delicious bagel, smoked, </text:span><text:span text:style-name="T308">lost a few AV, 11:39.</text:span></text:p>
      <text:p text:style-name="P515"><text:span text:style-name="T308"/></text:p>
      <text:p text:style-name="P517"><text:span text:style-name="T415">V</text:span><text:span text:style-name="T411">III.XXII</text:span></text:p>
      <text:p text:style-name="P518"><text:span text:style-name="T278"/></text:p>
      <text:p text:style-name="P518"><text:span text:style-name="T278">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10">I pasted the label, stitched up the journal, took it to the front porch, took a photo and shared it with Cane on the Brazos as its song.</text:span></text:p>
      <text:p text:style-name="P518"><text:soft-page-break/><text:span text:style-name="T310">. . .</text:span><text:span text:style-name="T311">I did three more AV while drinking a third coffee, hit my honor cap of 175K, teleported to Moonglade, started flying to Orgrimmar and wondered what to do next, either in real life or Azeroth. . .</text:span><text:span text:style-name="T312">I looked around the Hall of Champions, checked my bank, remembered about Mooncloth, teleported to Moonglade, made a piece, then a bag, flew back to Org, put the Runecloth bag I had replaced on the AH, 12:11.</text:span></text:p>
      <text:p text:style-name="P518"><text:span text:style-name="T312">. . .</text:span><text:span text:style-name="T313">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14">I stood around Org, laid in bed, ate a plum + grapes, put on my shorts, hypos shirt, hat &amp; backpack, 2:39.</text:span></text:p>
      <text:p text:style-name="P518"><text:span text:style-name="T314">. . .</text:span><text:span text:style-name="T315">I put on my shoes, walked up Brevard, noticing a message from Hannah along the way; she was nervous about her first </text:span><text:span text:style-name="T408">real</text:span><text:span text:style-name="T315"> show of the tour. I said she would do great and talked about my itchy legs, walked to Ingles, where I bought CheezIts, floss, paste and Hop Slams, walked home, put away my groceries and sat at the computer, 3:23. . .</text:span><text:span text:style-name="T316">I stood on the Org bank, ate CheezIts, drank hop water, made coffee, took a bath, 4:19.</text:span></text:p>
      <text:p text:style-name="P518"><text:span text:style-name="T316">. . .</text:span><text:span text:style-name="T317">I got verified on </text:span><text:span text:style-name="T321">LTD </text:span><text:span text:style-name="T317">Discord, chatted with Hannah, signed up for raids (ZG, MC, AQ20, </text:span><text:span text:style-name="T321">Ony,</text:span><text:span text:style-name="T317">) installed addons, 5:47. . .</text:span><text:span text:style-name="T318">I made two bagels, stood around Org, went to STV, hung around the entrance to ZG, then ran my first raid with LTD, the fastest and smoothest ZG has ever been, 10:08. </text:span><text:span text:style-name="T319">. .I went and checked out ZG island, got a new belt, pined over </text:span><text:span text:style-name="T321">the</text:span><text:span text:style-name="T319"> chest</text:span><text:span text:style-name="T321">piece</text:span><text:span text:style-name="T319"> and turned in some quests for rep. I took the zep back to Org, put things in the bank, 10:56.</text:span></text:p>
      <text:p text:style-name="P518"><text:span text:style-name="T319">. . .</text:span><text:span text:style-name="T320">I laid in bed for a while, </text:span><text:span text:style-name="T321">decided to get</text:span><text:span text:style-name="T320"> back on WoW </text:span><text:span text:style-name="T321">to go fishing</text:span><text:span text:style-name="T320">, went to Moonglade, made two casts, got invited to and ran LTD LBRS with a chance of the rejuv idol dropping, went back to Org, disenchanted and sold a bunch of things from the run and from the bank, wrote 12:58.</text:span></text:p>
      <text:p text:style-name="P519"><text:soft-page-break/><text:span text:style-name="T416">V</text:span><text:span text:style-name="T411">III.XXIII</text:span></text:p>
      <text:p text:style-name="P520"><text:span text:style-name="T278"/></text:p>
      <text:p text:style-name="P520"><text:span text:style-name="T278">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22">proofpasted a page.</text:span></text:p>
      <text:p text:style-name="P520"><text:span text:style-name="T322">. . .</text:span><text:span text:style-name="T323">I played a few AV, a WSG, watched some Pulp Fiction, drank a third coffee, ate a banana, sold #29 to Sunny, put on my shorts, hypos shirt, hat, 2:34. . .</text:span><text:span text:style-name="T324">I walked up Brevard and Haywood, running into Steve outside of Drop of Sun. “What’s up, playboy?” I said.</text:span></text:p>
      <text:p text:style-name="P347"><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47"><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520"><text:span text:style-name="T324"><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25">I made noodles, did a </text:span><text:span text:style-name="T409">bunch</text:span><text:span text:style-name="T325"> of AV, took a break, 7:52. . .</text:span><text:span text:style-name="T326">I took a bath, shaved, 8:14.</text:span></text:p>
      <text:p text:style-name="P520"><text:span text:style-name="T326">. . .</text:span><text:span text:style-name="T327">I did an MC bindings run, ported to Thunderbluff, then won a bunch of AV, 11:40.</text:span></text:p>
      <text:p text:style-name="P521"><text:soft-page-break/><text:span text:style-name="T417">V</text:span><text:span text:style-name="T411">III.XXIV</text:span></text:p>
      <text:p text:style-name="P521"><text:span text:style-name="T278"/></text:p>
      <text:p text:style-name="P521"><text:span text:style-name="T278">Hannah messaged me around six AM saying she was doing some good people watching in London. I played Wordle (FILET in four,) made some coffee, picked out some leather, crafted #30, turned around, took a photo on the ottoman, posted, wrote, 8:10. . .</text:span><text:span text:style-name="T328">I played a WSG, realized my gig was actually in Banner Elk, won a bunch of AV, 11:42. . .</text:span><text:span text:style-name="T329">I took a bath, shaved, laid on the bed, made two bagels, touched myself, went out and inspected the truck for signs that I should cancel on Taylor.</text:span></text:p>
      <text:p text:style-name="P348"><text:s text:c="3"/>Lo and behold, the sticker on the plate said the registration had lapsed in May. I looked in the glove compartment and couldn’t find any remotely up-to-date paperwork, so I went inside and texted him:</text:p>
      <text:p text:style-name="P348"><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48"><text:s text:c="3"/>I felt a lot better knowing I was going to not be taking so many risks for a $200 eight-hour day with almost four hours of driving, not to mention that I’ll get more PVP done and possibly make it into BWL.</text:p>
      <text:p text:style-name="P521"><text:span text:style-name="T329"/></text:p>
      <text:p text:style-name="P349">. . .</text:p>
      <text:p text:style-name="P521"><text:span text:style-name="T329"/></text:p>
      <text:p text:style-name="P522"><text:span text:style-name="T278">I played more AV, got a copy of The Emerald Dream from the guild,</text:span><text:span text:style-name="T329"> </text:span><text:span text:style-name="T278">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30">Blackrock Mountain, realized I was already attuned for BWL, ported to Moonglade, started to fish but realized Nightfin is more common after midnight, flew </text:span><text:span text:style-name="T278">to Org, made a sandwich and have mostly been spacing out, 7:5</text:span><text:span text:style-name="T330">3</text:span><text:span text:style-name="T278">.</text:span></text:p>
      <text:p text:style-name="P522"><text:soft-page-break/><text:span text:style-name="T278">. . .</text:span><text:span text:style-name="T331">I went to Blackrock Mountain, laid in bed for a minute, decided I’d reboot my computer, 8:38. . .I </text:span><text:span text:style-name="T332">ran BWL, won Stormrage bracers and chest, ported to Moonglade, thought I might do some fishing but laid in bed instead. It was around midnight and I was very tired.</text:span></text:p>
      <text:p text:style-name="P522"><text:span text:style-name="T332"/></text:p>
      <text:p text:style-name="P185">VIII.XXV</text:p>
      <text:p text:style-name="P524"><text:span text:style-name="T278"/></text:p>
      <text:p text:style-name="P350">I had had very realistic dreams, memorably, the feeling of stepping on a pebble. I woke, played Wordle (SKATE in four,) ate a plum, flossed, decided on the rhino grey, tried to flatten it out, made a cup of coffee, did cuts, poked holes, wrote, 9:34.</text:p>
      <text:p text:style-name="P523"><text:span text:style-name="T278">. . .</text:span><text:span text:style-name="T333">I printed a label, ran the elastic, crafted #31 at 9:44. . .</text:span><text:span text:style-name="T334">I went downstairs, took a photo, posted, made another coffee, wrote, 10:01. . .</text:span><text:span text:style-name="T335">I played a bunch of AV, enchanted a thorium bar, flew to Thunderbluff, played one more then flew to Silithus, </text:span><text:span text:style-name="T336">2:05.</text:span></text:p>
      <text:p text:style-name="P523"><text:span text:style-name="T336"/></text:p>
      <text:p text:style-name="P351">. . .</text:p>
      <text:p text:style-name="P523"><text:span text:style-name="T336"/></text:p>
      <text:p text:style-name="P525"><text:span text:style-name="T336">I </text:span><text:span text:style-name="T278">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525"><text:span text:style-name="T278"/></text:p>
      <text:p text:style-name="P186">VIII.XXVI</text:p>
      <text:p text:style-name="P526"><text:span text:style-name="T278"/></text:p>
      <text:p text:style-name="P526"><text:span text:style-name="T278">I woke up feeling a bit panicy about my life, probably because my top contender of plans for the day is to play AV for 15 hours. I played Wordle (STAKE in four,) put on PJs, made my bed, cut up some black leather, poked holes in it, 10:58. . .</text:span><text:span text:style-name="T337">I printed, stiched and tied </text:span><text:span text:style-name="T338">#32 at</text:span><text:span text:style-name="T337"> 11:04.</text:span></text:p>
      <text:p text:style-name="P526"><text:span text:style-name="T337">. . .</text:span><text:span text:style-name="T339">I played ten hours of AV and hit my 80K honor goal, drinking weaker and weaker coffees as I went, </text:span><text:soft-page-break/><text:span text:style-name="T339">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40">I took a bath and, after having my hair in a bun for a week straight, a bunch was falling out, so I decided to wash it, and so much more came out, and I decided to brush it, and so much more came out, 10:32.</text:span></text:p>
      <text:p text:style-name="P526"><text:span text:style-name="T340"/></text:p>
      <text:p text:style-name="P526"><text:span text:style-name="T340">I think I still have a healthy amount, and I feel lighter. . .</text:span><text:span text:style-name="T341">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527"><text:span text:style-name="T341"><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42">I turned that in, got a good weapon, hearthed to Kargath, flew to Light’s Hope, turned in a pointless quest, ported to Moonglade, flew to Org, did more banking, </text:span><text:span text:style-name="T343">2:26.</text:span></text:p>
      <text:p text:style-name="P527"><text:span text:style-name="T343"/></text:p>
      <text:p text:style-name="P528"><text:span text:style-name="T418">V</text:span><text:span text:style-name="T411">III.XXVII</text:span></text:p>
      <text:p text:style-name="P528"><text:span text:style-name="T278"/></text:p>
      <text:p text:style-name="P352">I woke, ate a plum, played Wordle (CROWN in five,) put on my shorts, 9:04.</text:p>
      <text:p text:style-name="P528"><text:span text:style-name="T278">. . .</text:span><text:span text:style-name="T344">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45">I bought my General’s armor, rearranged my bags and bank, 12:49.</text:span></text:p>
      <text:p text:style-name="P528"><text:soft-page-break/><text:span text:style-name="T345">. . .</text:span><text:span text:style-name="T346">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528"><text:span text:style-name="T346">. . .</text:span><text:span text:style-name="T347">I cut up leather from the extra tough for a Junior, poked holes, 2:54. . .</text:span><text:span text:style-name="T348">I printed a label (which somehow still fits,) ran the elastic, took a photo on the coffee table, got my image overlay option taken away on Instagram, fought it forever, gave up, posted, wrote, 3:39.</text:span></text:p>
      <text:p text:style-name="P528"><text:span text:style-name="T348"/></text:p>
      <text:p text:style-name="P353">. . .</text:p>
      <text:p text:style-name="P528"><text:span text:style-name="T348"/></text:p>
      <text:p text:style-name="P529"><text:span text:style-name="T348">I </text:span><text:span text:style-name="T278">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529"><text:span text:style-name="T278"><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9">I did a Strat Live run w/ Axeuaquestion and others, ported to Moonglade and started flying to Org, 2:46.</text:span></text:p>
      <text:p text:style-name="P529"><text:span text:style-name="T349"/></text:p>
      <text:p text:style-name="P530"><text:span text:style-name="T419">V</text:span><text:span text:style-name="T411">III.XXVIII</text:span></text:p>
      <text:p text:style-name="P530"><text:span text:style-name="T278"/></text:p>
      <text:p text:style-name="P354">I woke, played Wordle with blurry eyes (LITHE in four. I don’t know what that is.) I ate a plum, picked out a piece of leather, made a coffee, crafted journal #34, went to the back patio, took a photo, posted, added a half cup to my coffee, came upstairs, wrote, 9:41.</text:p>
      <text:p text:style-name="P530"><text:span text:style-name="T278"/></text:p>
      <text:p text:style-name="P531"><text:soft-page-break/><text:span text:style-name="T278">. . .</text:span></text:p>
      <text:p text:style-name="P530"><text:span text:style-name="T278"/></text:p>
      <text:p text:style-name="P355">I drove to Side House, recorded a song with Lucy, Hunter, Kevin and Dan, ate White Duck, recorded another song, drove to the shed and played music for the first time as the S6 organ trio. I drove home, ate a plum, wrote, 1:49.</text:p>
      <text:p text:style-name="P532"><text:span text:style-name="T278"/></text:p>
      <text:p text:style-name="P187">VIII.XXIX</text:p>
      <text:p text:style-name="P533"><text:span text:style-name="T278"/></text:p>
      <text:p text:style-name="P534"><text:span text:style-name="T278">I woke, played Wordle (SPUNK in five,) brushed my teeth, ate a handful of grapes, went downstairs, made coffee, came back up, wrote, 8:28. . .</text:span><text:span text:style-name="T350">I stood around Orgrimmar and laid in bed until 10:44. </text:span><text:span text:style-name="T351">. .I walked to Kota Kai, ordered a latte, walked to Aldi, bought grapes/CheezIts, walked to Brew Pump, bought hop water, walked home, unpacked, wrote, 12:03.</text:span></text:p>
      <text:p text:style-name="P534"><text:span text:style-name="T351">. . .I </text:span><text:span text:style-name="T352">ran a difficult Strat UD, then a difficult Scholo, came very close to a nap, made a sandwich, ran a light ZG with the guild, wrote, 10:47. . .</text:span><text:span text:style-name="T353">I got bored and a little sad, laid down for a while, got back up, stood around Org but was lagging, 11:57.</text:span></text:p>
      <text:p text:style-name="P534"><text:span text:style-name="T353"/></text:p>
      <text:p text:style-name="P535"><text:span text:style-name="T420">V</text:span><text:span text:style-name="T411">III.XXX</text:span></text:p>
      <text:p text:style-name="P535"><text:span text:style-name="T278"/></text:p>
      <text:p text:style-name="P356">I woke, played wordle (KNAVE in five,) crafted #36 Junior from some extra soft leather, went downstairs, made a coffee, took a photo in the back yard, sat on the bench and drank in quiet reflection, came upstairs, wrote, 12:09.</text:p>
      <text:p text:style-name="P535"><text:span text:style-name="T278"/></text:p>
      <text:p text:style-name="P535"><text:span text:style-name="T278">I am feeling a big transition. I miss my parents. I know it’s time to be done with WoW. The Ever-Expanding is entering a </text:span><text:span text:style-name="T405">very</text:span><text:span text:style-name="T278">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535"><text:span text:style-name="T278"/></text:p>
      <text:p text:style-name="P357">/ / /</text:p>
      <text:p text:style-name="P536"><text:span text:style-name="T278"/></text:p>
      <text:p text:style-name="P537"><text:soft-page-break/><text:span text:style-name="T278">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537"><text:span text:style-name="T278"/></text:p>
      <text:p text:style-name="P358">. . .</text:p>
      <text:p text:style-name="P537"><text:span text:style-name="T278"/></text:p>
      <text:p text:style-name="P359">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59"><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59"><text:s text:c="3"/>We said our goodbyes, got in the car, rode home listening to the New Scott jams, Link Wray and a beautiful collection of songs by Wyndham. I put my drums back in the truck, went inside, ate grapes, looked at my phone, wrote, 11:07.</text:p>
      <text:p text:style-name="P538"><text:span text:style-name="T278"/></text:p>
      <text:p text:style-name="P188">VIII.XXXI</text:p>
      <text:p text:style-name="P539"><text:span text:style-name="T278"/></text:p>
      <text:p text:style-name="P539"><text:span text:style-name="T278">I woke, played Wordle (SPOUT in four,) responded to Hannah, went downstairs, made coffee, drank it on the bench, made another, ate some fruit, came upstairs, wrote, 11:26. . .</text:span><text:span text:style-name="T354">I made #37, took a bath, shaved, 12:34.</text:span></text:p>
      <text:p text:style-name="P539"><text:span text:style-name="T354"/></text:p>
      <text:p text:style-name="P360">. . .</text:p>
      <text:p text:style-name="P540"><text:span text:style-name="T354"/></text:p>
      <text:p text:style-name="P539"><text:span text:style-name="T354">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54">then myself to Black Mountain. I ate a Dave's Single in the most chaotic Wendy's ever, drove to Beradu, bought an NA Guinness, sat on the patio, looked at my phone, wrote, 5:17.</text:span></text:p>
      <text:p text:style-name="P539"><text:span text:style-name="T354">. . .</text:span><text:span text:style-name="T355">We played a set to no one, took a break. I grabbed another beer and a couple showed up for our second set. They ended up being very enthusiastic, called their parents. Our second set was very fun. I sped home, took off my boots, ordered Dominos, 8:45.</text:span></text:p>
      <text:p text:style-name="P539"><text:span text:style-name="T355"/></text:p>
      <text:p text:style-name="P361">. . .</text:p>
      <text:p text:style-name="P539"><text:span text:style-name="T355"/></text:p>
      <text:p text:style-name="P362">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62"><text:s text:c="3"/>Hannah responded to me at 4AM and I did my best to communicate like a human. She said, "You're up late/early!"</text:p>
      <text:p text:style-name="P362"><text:s text:c="3"/>I said, "Just for a moment methinks," and, "I was thirsty!"</text:p>
      <text:p text:style-name="P362"><text:s text:c="3"/>"Get some sleeeeeeeep," she said, which I found cute and sweet.</text:p>
      <text:p text:style-name="P362"><text:s text:c="3"/>I said, "Okay goodniiiiight safe travels"</text:p>
      <text:p text:style-name="P362"><text:s text:c="3"/>And she said, "Good night!!"</text:p>
      <text:p text:style-name="P539"><text:span text:style-name="T355"/></text:p>
      <text:p text:style-name="P541"><text:span text:style-name="T421">I</text:span><text:span text:style-name="T411">X.I</text:span></text:p>
      <text:p text:style-name="P541"><text:span text:style-name="T278"/></text:p>
      <text:p text:style-name="P363">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41"><text:span text:style-name="T278"><text:s text:c="3"/>I went into Bad Manners, ordered a double shot, sat on the ridiculously jankily cute back patio, wrote in Keep, went over to to Ingles, bought Canadian bacon, grapes, went back to Bad Manners, </text:span><text:soft-page-break/><text:span text:style-name="T278">ordered a drip, walked home, put groceries away, took out the trash/recycling, started my dirty clothes pile, </text:span><text:span text:style-name="T356">finished Wordle (MUSHY in four,) </text:span><text:span text:style-name="T278">wrote, 11:56. . .</text:span><text:span text:style-name="T357">I pooped, then signed up for a surprise 8PM Ony and 2PM Pughouse ZG, 12:09.</text:span></text:p>
      <text:p text:style-name="P541"><text:span text:style-name="T357">. . .</text:span><text:span text:style-name="T358">I cleaned the tub, took a bath, decided I had had my last shave of the year, moved the mirror back to the living room, ate a banana, put my toiletries in the medicine cabinet, cleaned the sink, sat at the computer and wrote, 12:45. . .</text:span><text:span text:style-name="T359">I cut and marked some ruby red leather for a Junior, 12:52. . .</text:span><text:span text:style-name="T360">I poked, printed, stitched, 1:04.</text:span></text:p>
      <text:p text:style-name="P541"><text:span text:style-name="T360">...</text:span><text:span text:style-name="T361">I ran a pug ZG, changed over my laundry, made mooncloth and a bag, pasted a couple pages, played an AB, 4:25. . .</text:span><text:span text:style-name="T362">Hannah was having a tough time and wanted some stories, so I told her everything I knew. I hopped on my warrior, walked to Hammerfall, killing things on the way, flew to UC, hopped on the zep, went to Org, tried to respec but didn’t have enough.</text:span></text:p>
      <text:p text:style-name="P541"><text:span text:style-name="T362"><text:s text:c="3"/>I switched to Kamaka, mailed some money, flew to Dustwallow, watched the end of Robinhood and put in Enemy of the State. . .</text:span><text:span text:style-name="T363">I did Only with LtD but got nothing, played Tokup for a while, did an UBRS, bounced around from potential group to potential group, finished Enemy of the State, wrote, 11:44.</text:span></text:p>
      <text:p text:style-name="P541"><text:span text:style-name="T363">. . .</text:span><text:span text:style-name="T364">I went to bed, got back up, fished, played some Tokup, did a Strat Live, fished, played some Tokup, 2:52. . .</text:span><text:span text:style-name="T365">I think I went back to bed, and got back on again.</text:span></text:p>
      <text:p text:style-name="P541"><text:span text:style-name="T365"/></text:p>
      <text:p text:style-name="P189">IX.II</text:p>
      <text:p text:style-name="P542"><text:span text:style-name="T278"/></text:p>
      <text:p text:style-name="P543"><text:span text:style-name="T278">Played Wordle, fell back asleep, got a text from Scott asking about availability, got up and sat at the computer, 10:05. . .</text:span><text:span text:style-name="T366">I played Tokup until his bags were full, laid back in bed, got up, made coffee, 10:55. . .</text:span><text:span text:style-name="T367">I did some runaround quests and took another nap, got up, made a sandwich and started stripping my bed, 2:02. . .</text:span><text:span text:style-name="T368">I started a load, found Hemm</text:span><text:span text:style-name="T369">e</text:span><text:span text:style-name="T368">t Nessingwary, wrote, 2:20.</text:span></text:p>
      <text:p text:style-name="P543"><text:span text:style-name="T368">. . .</text:span><text:span text:style-name="T369">I walked to Aldi, bought green grapes, bananas, CheezIts, went to Odd’s, ordered a latte, drank it </text:span><text:soft-page-break/><text:span text:style-name="T369">at the Brew Pump, walked home, put my groceries away, grabbed a hop water, wrote, 4:09. . .</text:span><text:span text:style-name="T370">I cut some leather, poked some holes, ran around Salt Flats on Tokup killing things until I hit 32, ported, flew to Org, trained, quit, 5:29.</text:span></text:p>
      <text:p text:style-name="P543"><text:span text:style-name="T370">. . .</text:span><text:span text:style-name="T371">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72">I logged in, got Nef buff, ported to 1kN, killed some turtles n’ such, 6:49.</text:span></text:p>
      <text:p text:style-name="P543"><text:span text:style-name="T372">. . .</text:span><text:span text:style-name="T373">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64"><text:s text:c="3"/>“See you I don’t know when,” she said.</text:p>
      <text:p text:style-name="P544"><text:span text:style-name="T278"><text:s text:c="3"/>I turned the truck around as she waved goodbye from the kitchen door. I drove home, laid on the bed for a few, then wrote, 9:50. . .</text:span><text:span text:style-name="T374">I stood around Org, laid in bed, stood around Org, 10:56.</text:span></text:p>
      <text:p text:style-name="P544"><text:span text:style-name="T374"/></text:p>
      <text:p text:style-name="P545"><text:span text:style-name="T422">I</text:span><text:span text:style-name="T411">X.III</text:span></text:p>
      <text:p text:style-name="P545"><text:span text:style-name="T278"/></text:p>
      <text:p text:style-name="P365">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45"><text:span text:style-name="T278"/></text:p>
      <text:p text:style-name="P545"><text:span text:style-name="T411"/></text:p>
      <text:p text:style-name="P545"><text:span text:style-name="T411"/></text:p>
      <text:p text:style-name="P546"><text:soft-page-break/><text:span text:style-name="T411">IX.IV</text:span></text:p>
      <text:p text:style-name="P571"><text:span text:style-name="T411"/></text:p>
      <text:p text:style-name="P365">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65"><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71"><text:span text:style-name="T411"><text:s text:c="3"/>I bought grapes, bananas, gave Jackie a hug, walked to Izzy’s, ordered a latte, went to Brew Pump, bought hop water, walked home, put away my groceries, sat at the computer, wrote, 2:45. . .</text:span><text:span text:style-name="T423">I played some Tokup, made tentative plans to get ice cream with Hannah, took a bath, made two sandwiches, respec</text:span><text:span text:style-name="T424">ced to</text:span><text:span text:style-name="T423"> deep prot, killed a few things, cooked a few things, 5:43.</text:span></text:p>
      <text:p text:style-name="P571"><text:span text:style-name="T423">. . .</text:span><text:span text:style-name="T424">I grinded, decided to go for a blend of prot/arms, bought a new mace/shield, enchanted, killed some things on the Shimmering Flats, 8:20.</text:span></text:p>
      <text:p text:style-name="P571"><text:span text:style-name="T424"/></text:p>
      <text:p text:style-name="P366">. . .</text:p>
      <text:p text:style-name="P571"><text:span text:style-name="T424"/></text:p>
      <text:p text:style-name="P572"><text:span text:style-name="T424">H</text:span><text:span text:style-name="T411">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72"><text:span text:style-name="T411"><text:s text:c="3"/>When the album was over, I suggested a movie, perhaps the one about animals. She said, “If you want me to pay attention to you instead of cats, you should put on music.” I put on K. Frimpong and we </text:span><text:soft-page-break/><text:span text:style-name="T411">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72"><text:span text:style-name="T411"><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25">I ran around STV with Tokup until 2:38.</text:span></text:p>
      <text:p text:style-name="P572"><text:span text:style-name="T425"/></text:p>
      <text:p text:style-name="P547"><text:span text:style-name="T425">I</text:span><text:span text:style-name="T411">X.V</text:span></text:p>
      <text:p text:style-name="P547"><text:span text:style-name="T278"/></text:p>
      <text:p text:style-name="P36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367"><text:s text:c="3"/>I made coffee, drank it on the couch, made another, went to the computer, wrote, 1:17.</text:p>
      <text:p text:style-name="P547"><text:span text:style-name="T278"/></text:p>
      <text:p text:style-name="P547"><text:span text:style-name="T278">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75">I killed things in the jungle, 2:13.</text:span></text:p>
      <text:p text:style-name="P547"><text:span text:style-name="T375"/></text:p>
      <text:p text:style-name="P368">. . .</text:p>
      <text:p text:style-name="P547"><text:span text:style-name="T375"/></text:p>
      <text:p text:style-name="P548"><text:span text:style-name="T375">I </text:span><text:span text:style-name="T278">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8">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48"><text:span text:style-name="T278">. . .</text:span><text:span text:style-name="T376">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48"><text:span text:style-name="T376"/></text:p>
      <text:p text:style-name="P190">IX.VI</text:p>
      <text:p text:style-name="P549"><text:span text:style-name="T278"/></text:p>
      <text:p text:style-name="P550"><text:span text:style-name="T278">I woke, played Wordle (RERUN in two,) made two coffees, wrote, 10:37. . .</text:span><text:span text:style-name="T377">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50"><text:span text:style-name="T377">. . .</text:span><text:span text:style-name="T378">I sat on the porch until Tommy pulled up, showed him the house (he loved it!) I texted with Hannah, started brushing my teeth and wrote, 6:09.</text:span></text:p>
      <text:p text:style-name="P550"><text:span text:style-name="T378"/></text:p>
      <text:p text:style-name="P369">. . .</text:p>
      <text:p text:style-name="P550"><text:span text:style-name="T378"/></text:p>
      <text:p text:style-name="P551"><text:span text:style-name="T378">I </text:span><text:span text:style-name="T278">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51"><text:span text:style-name="T278"><text:s text:c="3"/>We walked to UJ, where she got tacos and me a turkey pita, then headed toward my house. We stopped on Brevard and she said she had changed her mind; </text:span><text:soft-page-break/><text:span text:style-name="T278">she wanted to go to her house and not use sex with me as a distraction; I had been journaling up a storm and was very present with my emotions whereas she had not been that way the last couple months and it was catching up to her.</text:span></text:p>
      <text:p text:style-name="P370"><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p>
      <text:p text:style-name="P370"><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p>
      <text:p text:style-name="P370"><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p>
      <text:p text:style-name="P551"><text:span text:style-name="T278"/></text:p>
      <text:p text:style-name="P191">IX.VII</text:p>
      <text:p text:style-name="P551"><text:span text:style-name="T278"/></text:p>
      <text:p text:style-name="P551"><text:span text:style-name="T278">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8">(OWNER in six,) grabbed my drink, started walking home.</text:span></text:p>
      <text:p text:style-name="P370"><text:s text:c="3"/>I texted Kevin on Vermont saying, “Mornin’ bud, is it still cool if I grab a ride with you?”</text:p>
      <text:p text:style-name="P370"><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p>
      <text:p text:style-name="P551"><text:span text:style-name="T278"/></text:p>
      <text:p text:style-name="P371">. . .</text:p>
      <text:p text:style-name="P551"><text:span text:style-name="T278"/></text:p>
      <text:p text:style-name="P372">Scott said 9 was fine, but no sweat if we were late. We drove to his house and packed our belongings in the van. He drove us the whole way while listening to bursts of music, stopping at at least two Sheetz. I ate an italian wrap.</text:p>
      <text:p text:style-name="P3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p>
      <text:p text:style-name="P372"><text:s text:c="3"/>We packed up, drove to the hotel, checked in, turned off the 60-degree air conditioner, walked across the street to IHOP, talked about performances on late night shows/roasts, went back across the street and went to bed.</text:p>
      <text:p text:style-name="P552"><text:span text:style-name="T278"/></text:p>
      <text:p text:style-name="P553"><text:span text:style-name="T411"/></text:p>
      <text:p text:style-name="P553"><text:span text:style-name="T411"/></text:p>
      <text:p text:style-name="P553"><text:span text:style-name="T411"/></text:p>
      <text:p text:style-name="P553"><text:span text:style-name="T411"/></text:p>
      <text:p text:style-name="P553"><text:span text:style-name="T411"/></text:p>
      <text:p text:style-name="P553"><text:span text:style-name="T411"/></text:p>
      <text:p text:style-name="P552"><text:soft-page-break/><text:span text:style-name="T411">IX.VIII</text:span></text:p>
      <text:p text:style-name="P553"><text:span text:style-name="T278"/></text:p>
      <text:p text:style-name="P372">I woke around 8, brushed my teeth, laid back on the bed while Kev used the bathroom. I found what I thought was a very weird episode of Spongebob, but eventually realized it must have been a Patrick-centric spinoff. We went down for breakfast, but Scott and I only drank coffee.</text:p>
      <text:p text:style-name="P3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p>
      <text:p text:style-name="P552"><text:span text:style-name="T278"><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9">had a delicious dinner and talked a bit about the future.</text:span></text:p>
      <text:p text:style-name="P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p>
      <text:p text:style-name="P552"><text:span text:style-name="T379"/></text:p>
      <text:p text:style-name="P192">IX.IX</text:p>
      <text:p text:style-name="P554"><text:span text:style-name="T278"/></text:p>
      <text:p text:style-name="P554"><text:span text:style-name="T278">I woke at eight, played Wordle (DEBIT in three,) stayed in bed for a while, got up, sat at the computer, wrote, 9:15. . .</text:span><text:span text:style-name="T380">I took a bath, found a strange rash (hickey?) on my neck, shaved electrically, shook out my bed, made it, logged into Kamaka and placed myself in front of the turn-in mob for Heart of Hakkar</text:span></text:p>
      <text:p text:style-name="P554"><text:soft-page-break/><text:span text:style-name="T380">. . .</text:span><text:span text:style-name="T381">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54"><text:span text:style-name="T381"/></text:p>
      <text:p text:style-name="P374">. . .</text:p>
      <text:p text:style-name="P554"><text:span text:style-name="T381"/></text:p>
      <text:p text:style-name="P555"><text:span text:style-name="T381">I </text:span><text:span text:style-name="T278">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375"><text:s text:c="3"/>He said, “Did you hear about Eden?”</text:p>
      <text:p text:style-name="P375"><text:s text:c="3"/>“No…”</text:p>
      <text:p text:style-name="P375"><text:s text:c="3"/>“She’s alive, but she’s in jail. She hit somebody and killed them last night. You should look it up online but keep it on the down low.”</text:p>
      <text:p text:style-name="P375"><text:s text:c="3"/>I walked to Isis, sat on the patio and indeed looked it up. She was drunk at 9PM, driving the wrong way on I-40, hit four cars and indeed killed somebody. She was smiling in her mug shot.</text:p>
      <text:p text:style-name="P375"><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p>
      <text:p text:style-name="P555"><text:span text:style-name="T278"><text:s text:c="3"/>I rode with Hannah up to the Walk for no apparent reason. She was having a meeting with the person who had done her record release PR. I explained how I had to drop Heart of Hakkar at 9:30. </text:span><text:span text:style-name="T382">I wanted to give her a kiss before we got out of the car, but she said, “I’m kissing you on the sidewalk!” I </text:span><text:span text:style-name="T278">walked home, took a bath, dropped the buff, laid in bed. Hannah sent me a message saying she was feeling </text:span><text:soft-page-break/><text:span text:style-name="T278">tired but could perhaps come give me a goodnight kiss. I said I would love that and brushed my teeth.</text:span></text:p>
      <text:p text:style-name="P375"><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p>
      <text:p text:style-name="P375"><text:s text:c="3"/>We cuddled some more and, at midnight, she said she was going home. It was chilly in my bedroom and I quickly fell asleep.</text:p>
      <text:p text:style-name="P555"><text:span text:style-name="T278"/></text:p>
      <text:p text:style-name="P193">IX.X</text:p>
      <text:p text:style-name="P555"><text:span text:style-name="T278"/></text:p>
      <text:p text:style-name="P555"><text:span text:style-name="T278">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83">I put on Heart of the Congos, made a cup of coffee, 10:22.</text:span></text:p>
      <text:p text:style-name="P555"><text:span text:style-name="T383">. . .</text:span><text:span text:style-name="T384">I played Tokup most of the day excluding a short nap, mainly after Bloodscalp tusks for my Whirlwind weapon. I respecced full arms, hit level 34 and drank two cups of coffee.</text:span></text:p>
      <text:p text:style-name="P555"><text:span text:style-name="T384"/></text:p>
      <text:p text:style-name="P376">. . .</text:p>
      <text:p text:style-name="P555"><text:span text:style-name="T384"/></text:p>
      <text:p text:style-name="P556"><text:span text:style-name="T384">I </text:span><text:span text:style-name="T278">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56"><text:span text:style-name="T278"><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8">hop waters, sparkling grape juice, a tiny toothbrush and some yellow split peas.</text:span></text:p>
      <text:p text:style-name="P556"><text:span text:style-name="T278"><text:s text:c="3"/>We drove to my house, loaded in, kissed on the porch, 10:57. . .</text:span><text:span text:style-name="T385">I collected the last of my tusks, got a 60 mage to help me with the elite, switched to Kamaka, made some mooncloth/bag, started laying in bed, 12:44.</text:span></text:p>
      <text:p text:style-name="P556"><text:span text:style-name="T385"/></text:p>
      <text:p text:style-name="P557"><text:span text:style-name="T426">I</text:span><text:span text:style-name="T411">X.XI</text:span></text:p>
      <text:p text:style-name="P557"><text:span text:style-name="T278"/></text:p>
      <text:p text:style-name="P558"><text:span text:style-name="T278">I woke, played Wordle (AISLE in three,) ate some grapes, made a coffee from the Starbucks espresso roast, 8:39. . . </text:span><text:span text:style-name="T386">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58"><text:span text:style-name="T386"/></text:p>
      <text:p text:style-name="P377">. . .</text:p>
      <text:p text:style-name="P558"><text:span text:style-name="T386"/></text:p>
      <text:p text:style-name="P559"><text:span text:style-name="T386">I </text:span><text:span text:style-name="T278">walked to High Five, ordered a latte, got interrupted by the hot manager about how their grinder was broken, so their drip was old; she was </text:span><text:span text:style-name="T405">shocked</text:span><text:span text:style-name="T278"> that I had ordered a latte. I sat in the window and pasted 10 pages, surprisingly w/ only one edit. I got a warmer-upper of free old coffee, wrote, 2:27.</text:span></text:p>
      <text:p text:style-name="P559"><text:span text:style-name="T278"/></text:p>
      <text:p text:style-name="P378">I’m going to roast some broccoli later. To do so, I will:</text:p>
      <text:p text:style-name="P378"><text:tab/>Preheat to 425</text:p>
      <text:p text:style-name="P378"><text:tab/>Cut</text:p>
      <text:p text:style-name="P378"><text:tab/>Add oil, salt, garlic powder (pepper?)</text:p>
      <text:p text:style-name="P378"><text:tab/>Cook ~18m</text:p>
      <text:p text:style-name="P559"><text:span text:style-name="T278"/></text:p>
      <text:p text:style-name="P559"><text:span text:style-name="T278">.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8">quinoa/avacado salad. I walked up the hill, went straight home, wrote, 4:33.</text:span></text:p>
      <text:p text:style-name="P559"><text:span text:style-name="T278">. . .</text:span><text:span text:style-name="T387">I finished a Dalaran quest, hearthed to Gromgol, flew to Tarren Mill, took another bath, turned the quest in, switched to Kamaka, bought/enchanted two 1h swords, 6:05. . .</text:span><text:span text:style-name="T388">I made a hunter, killed a few things, switched to Tokup, grabbed my swords, went to Dun Garok, realized they were elite quests, hearthed to Gromgol, killed some raptors, laid in bed and looked at my phone.</text:span></text:p>
      <text:p text:style-name="P559"><text:span text:style-name="T388">. . .Hannah said she was heading home, so I said I’d gather my things and walk that way if it suits her, 8:24. . .</text:span><text:span text:style-name="T389">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59"><text:span text:style-name="T389"><text:s text:c="3"/>She eventually changed into her golden bra and leopard-print robe. I feel inclined to write about the sexy details, but we cuddled with Neville and I said goodnight, walked home, ate grapes, took off my shoes, sat at the computer, 12:41. . .</text:span><text:span text:style-name="T390">I DPSed SM Armory, </text:span><text:span text:style-name="T391">hearthed to Gromgol, grinded my way to Hemmet Nessingwary and back, killed some ogres and went to bed very late.</text:span></text:p>
      <text:p text:style-name="P559"><text:span text:style-name="T390"/></text:p>
      <text:p text:style-name="P194">IX.XII</text:p>
      <text:p text:style-name="P560"><text:span text:style-name="T278"/></text:p>
      <text:p text:style-name="P560"><text:span text:style-name="T278">I played chess, Wordle (BRASS in four,) made coffee, drank it in bed and stayed there until 12:43. . .</text:span><text:span text:style-name="T392">I killed some Syndicate and Yeti, hearthed to Gromgol, flew back to TM, turned in two quests, got dressed, 1:32.</text:span></text:p>
      <text:p text:style-name="P560"><text:span text:style-name="T392">. . .</text:span><text:span text:style-name="T393">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60"><text:span text:style-name="T393">. . .</text:span><text:span text:style-name="T394">I did a couple quests around Hillsbrad, leveled up, ported to Gromgol, zepped to Org, ignored all the new spells, zepped to UC, couldn’t train alch </text:span><text:soft-page-break/><text:span text:style-name="T394">there anymore, flew to TM, made a sandwich, turned in two quests, took a bath, 7:15. . .</text:span><text:span text:style-name="T395">I ate another sandwich, laid in bed, looked at my phone, got invited for a walk w/ Hannah, started to put some clothes on, flossed, rinsed, 8:05.</text:span></text:p>
      <text:p text:style-name="P560"><text:span text:style-name="T395">. . .</text:span><text:span text:style-name="T396">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379"><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p>
      <text:p text:style-name="P560"><text:span text:style-name="T396"/></text:p>
      <text:p text:style-name="P562"><text:span text:style-name="T427">I</text:span><text:span text:style-name="T411">X.XIII</text:span></text:p>
      <text:p text:style-name="P561"><text:span text:style-name="T278"/></text:p>
      <text:p text:style-name="P561"><text:span text:style-name="T278">I woke, played Wordle (HARSH in five,) made a coffee, spent a long time drinking it in bed, ate a handful of grapes and wrote, 12:09. . .</text:span><text:span text:style-name="T397">I did the final Dalaran quest, ported to Grom, flew to TM, turned it in, switched to Kamaka, did Strat Live, took a bath, laid in bed, wondered when Hannah would write.</text:span></text:p>
      <text:p text:style-name="P561"><text:span text:style-name="T397"><text:s text:c="3"/>I started getting dressed, 2:56. . .</text:span><text:span text:style-name="T398">I walked to UJ, ordered burger/tots/coke, heard from Hannah while chowing down, which helped to reassure me somewhat. I walked home, laid on the couch, texted a bit more, got picked up my Tina, rode to </text:span><text:span text:style-name="T399">Brevard, first Starbucks for a quad latte, then the</text:span><text:span text:style-name="T398"> Transylvania County Library, where we decided to play indoors, Ryan, Melissa, Kevin, Tina and I.</text:span></text:p>
      <text:p text:style-name="P561"><text:span text:style-name="T398"><text:s text:c="3"/>We had a good gig, great crowd, good money, but I was tired from the grizzled gaze. We rode home listening to Gillian Welch. I walked in the house, </text:span><text:soft-page-break/><text:span text:style-name="T398">ate a couple handfuls of grapes, sat at the computer, wrote, 9:41.</text:span></text:p>
      <text:p text:style-name="P561"><text:span text:style-name="T398"/></text:p>
      <text:p text:style-name="P563"><text:span text:style-name="T278">I am tempted to ask Hannah if she would like a goodnight kiss, but it might make more sense to just see her tomorrow. . .</text:span><text:span text:style-name="T400">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401">11:16.</text:span></text:p>
      <text:p text:style-name="P563"><text:span text:style-name="T401">. . .</text:span><text:span text:style-name="T402">A group started to form for ZG. I went and stood by the entrance, but there were no tanks, so I hearthed to Moonglade then flew to Feralas and did a Tribute run with the guild, then messed with bank alts.</text:span></text:p>
      <text:p text:style-name="P563"><text:span text:style-name="T402"/></text:p>
      <text:p text:style-name="P564"><text:span text:style-name="T428">I</text:span><text:span text:style-name="T411">X.XIV</text:span></text:p>
      <text:p text:style-name="P564"><text:span text:style-name="T278"/></text:p>
      <text:p text:style-name="P380">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p>
      <text:p text:style-name="P380"><text:s text:c="3"/>I crossed the street again, this time for a latte, drank some of it on the porch and texted with Hannah. I walked slowly home, made a bagel sammich, wrote, 12:37.</text:p>
      <text:p text:style-name="P564"><text:span text:style-name="T278"/></text:p>
      <text:p text:style-name="P381">. . .</text:p>
      <text:p text:style-name="P564"><text:span text:style-name="T278"/></text:p>
      <text:p text:style-name="P382">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p>
      <text:p text:style-name="P565"><text:span text:style-name="T278"><text:s text:c="3"/>When I walked inside, I realized I wanted a coffee. We started driving north and went over the </text:span><text:soft-page-break/><text:span text:style-name="T278">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382"><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p>
      <text:p text:style-name="P382"><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p>
      <text:p text:style-name="P565"><text:span text:style-name="T278"/></text:p>
      <text:p text:style-name="P195">IX.XV</text:p>
      <text:p text:style-name="P566"><text:span text:style-name="T278"/></text:p>
      <text:p text:style-name="P567"><text:span text:style-name="T278">I woke, played Wordle (RECUR in three,) made a coffee, laid in bed a while, wrote, 11:06. . .</text:span><text:span text:style-name="T403">I disenchanted my old blues, did some alt banking, 11:21.</text:span></text:p>
      <text:p text:style-name="P567"><text:span text:style-name="T403"/></text:p>
      <text:p text:style-name="P383">. . .</text:p>
      <text:p text:style-name="P567"><text:span text:style-name="T403"/></text:p>
      <text:p text:style-name="P568"><text:span text:style-name="T403">I </text:span><text:span text:style-name="T278">walked down to Bad Manners, called Hannah to see if she still wanted to hang out. I ordered a latte and an oat milk latte, went down to Hannah’s. We found some art supplies on the side of the road, then talked to a person with cute dogs for like half an hour. We planned on going to the Walk, but were low on time and so went to UJ instead, both got burgers.</text:span></text:p>
      <text:p text:style-name="P568"><text:soft-page-break/><text:span text:style-name="T278"><text:s text:c="3"/>We walked to my house, where I got dressed, then gave Hannah a ride home on my way to the Biltmore. Dulci was late from taking Jason home from the hospital. Scott, Leann, her parents, Steve &amp; Marissa were present. We played two fun sets, got high, played two jammy sets, talked, packed up, parted ways.</text:span></text:p>
      <text:p text:style-name="P384"><text:s text:c="3"/>I called Hannah on my way out of the estate and she informed me she was coming over at 10:00. I drove home, took a bath, ate lots of fruit, sat on my bed listening to Heart of the Congos. She didn’t like it at all. I switched to some Chobby Barles, but it was distracting me from being able to focus on what she was saying.</text:p>
      <text:p text:style-name="P384"><text:s text:c="3"/>We made some of the best love I’ve ever experienced. Then she asked if I had Benny and Joon, and I was pleased to report I did. We watched that, then had difficulty sleeping in both my bed and the guest room. She eventually went back to my bed with a book.</text:p>
      <text:p text:style-name="P568"><text:span text:style-name="T278"/></text:p>
      <text:p text:style-name="P196">IX.XVI</text:p>
      <text:p text:style-name="P568"><text:span text:style-name="T278"/></text:p>
      <text:p text:style-name="P568"><text:span text:style-name="T278">I checked on her at 7:30AM and she was sleeping soundly, so I went back to the guest room. When I heard her stirring, I got up and we hugged in the hallway, went back to bed for a while. </text:span><text:span text:style-name="T404">She went home, I played Wordle, slept til noon. I made a cup of coffee, left the house, walked to Battlecat, got an Americano, walked to the bank, deposited $70.</text:span></text:p>
      <text:p text:style-name="P385"><text:s text:c="3"/>I called her and we met for lunch at Mamacita’s. We ate and she said she’d probably need alone time later. We kissed and I walked to the Greagle for a pee and a coffee, then up to Community for a latte, then Ingles for grapes/CheezIts. I talked to Billy about his three cats, walked home, logged on, made mooncloth/bag, ran a very difficult Strat Live, went to Winterspring, then Org, agreed to do a Scholo run, wrote in my journal while waiting for a summon, 6:28.</text:p>
      <text:p text:style-name="P197">IX.XVII</text:p>
      <text:p text:style-name="P198"><text:span text:style-name="T125"/></text:p>
      <text:p text:style-name="P386">I woke, played Wordle, made coffee and didn’t feel like writing in my journal. The server was slow, but I managed to put together a group for Graveyard/Library, then took a little break. I drank more coffee and eventually ran Arms and Cathedral twice each, then RFD. Hannah said she was coming over as RFD was wrapping up, so I moved to the bed with an Einstein book.</text:p>
      <text:p text:style-name="P386"><text:s text:c="3"/>We talked, cuddled, made love. She had brought me a box of CheezIts from Harris Teeter as an excuse to make the visit. She went off to a swongwriting circle at Amanda’s house. I took a bath, ran Arm and Cath again, then RFD. My eyeballs were burning, and it was getting late. For some crazy reason, I thought Hannah had gone to bed only liking my text message, which is so a one-month-ago thought. I was fine with it and decided it was safe to get high.</text:p>
      <text:p text:style-name="P386"><text:s text:c="3"/>As we were finishing RFD, she said she was on the way home. I had a freakout, laid in bed wondering what I had been doing with my life. I looked at myself in the mirror and was utterly incapable of being seen. I asked her how it was and got a call. It sounded like she had a profound night. I teased her for the dissaray of my bedroom and she said she could come move put furniture back.</text:p>
      <text:p text:style-name="P386"><text:s text:c="3"/>I think she was joking and wanting to go home; she was almost there in fact, but the hint of wanting to see me was definitely present. I felt like a scumbag, decided to go to bed and take a short little break from WoW.</text:p>
      <text:p text:style-name="P199"><text:span text:style-name="T125"/></text:p>
      <text:p text:style-name="P198">IX.XVIII</text:p>
      <text:p text:style-name="P198"><text:span text:style-name="T125"/></text:p>
      <text:p text:style-name="P199"><text:span text:style-name="T125">I woke to a text from Tony the carpenter who wanted to come look at the basement, a reel about some baby ducks from Hannah, a plea from Ryan to have Hot Pasta play Eda’s Hideaway, a turn in chess from Charlie, a long message from Noise about his problems with USBC </text:span><text:span text:style-name="T245">and the looming feeling of an unjournaled day.</text:span></text:p>
      <text:p text:style-name="P199"><text:soft-page-break/><text:span text:style-name="T245"><text:s text:c="3"/>I started responding to texts, sprung out of bed and wrote, 11:53. I played Wordle (FULLY in five.)</text:span></text:p>
      <text:p text:style-name="P199"><text:span text:style-name="T245"/></text:p>
      <text:p text:style-name="P387">. . .</text:p>
      <text:p text:style-name="P200"><text:span text:style-name="T245"/></text:p>
      <text:p text:style-name="P201"><text:span text:style-name="T245">I </text:span><text:span text:style-name="T125">put on my red shirt, blood orange hoodie, uncomfy pants, washed my mug, grabbed my blue bag, walked to Kota Kai. They had removed the couch and there was nowhere to sit up front, so I ordered a drip and left. I walked into Orbit, got called to by a copy of The Lost World with a hologram cover, then found The Hunt for Red October, which Hannah had mentioned was one of her favorite movies. I was surprised to see the tape was red.</text:span></text:p>
      <text:p text:style-name="P388"><text:s text:c="3"/>I walked to Aldi, bought grapes/bananas. One of the tapes triggered the alarm on the way out, so I showed them my reciept and the contents of my bag. I walked to Izzy’s, ordered a latte, went out to a picnic table and proofpasted seven pages while texting with Hannah about a potential date to Burnsville for hiking/food and going to the observatory. We decided on October 24.</text:p>
      <text:p text:style-name="P388"><text:s text:c="3"/>I walked home, put away my sundries, turned around and walked to Bad Manners, but they were closed, so I went to Kota Kai again, ordering another drip and an oat milk latte with a smidge of vanilla. The new barista was total B-Team. I walked down to Hannah’s. We sat on the porch while she ate granola/yogurt/strawberries, talking, then decided to check out a hike at UNCA.</text:p>
      <text:p text:style-name="P388"><text:s text:c="3"/>She drove us there and we had a great time, sat at the overlook drinking hop waters and talking about life. I drove her home, where she changed clothes and left to meet a friend at Character Study. I walked toward the Brew Pump for some El Kimchi, but they hadn’t showed, so I ate a turkey pita w/ Coke at UJ, walked home, wrote, 6:42.</text:p>
      <text:p text:style-name="P201"><text:span text:style-name="T125">. . .</text:span><text:span text:style-name="T246">I played 15 mins of WoW killing trolls by Gromgol, 7:11.</text:span></text:p>
      <text:p text:style-name="P201"><text:span text:style-name="T246"/></text:p>
      <text:p text:style-name="P201"><text:span text:style-name="T246"/></text:p>
      <text:p text:style-name="P201"><text:span text:style-name="T246"/></text:p>
      <text:p text:style-name="P201"><text:span text:style-name="T246"/></text:p>
      <text:p text:style-name="P202"><text:soft-page-break/>IX.XIX</text:p>
      <text:p text:style-name="P202"><text:span text:style-name="T125"/></text:p>
      <text:p text:style-name="P574">I woke in text message hell; Erica’s friend Julie was on the way. Amy’s friend Tony was over-updating me on what time he might possibly arrive. Kevin asked if I could let out Charlie and then backed out of S6 hang because he was stressed about his living situation. The friend text was going off about pickleball and Jason’s bowel movements. Dad was playing Wordle. Tina was asking for rides to the airport.</text:p>
      <text:p text:style-name="P574"><text:s text:c="3"/>I wrote to Hannah and asked about her day, told her about mine. She had overslept and felt annoyed with herself. I told her she was just getting ready to go out of town. I can’t remember if this is when I trained plate and bought my mount, but I definitely went to STV and killed trolls for 15 minutes after that.</text:p>
      <text:p text:style-name="P574"><text:s text:c="3"/>Tony showed up and I didn’t feel like he gets it, but he seemed trustworthy. I talked to him for a while then came upstairs and played a little more. Alyse said I didn’t need to check on Charlie anymore, so that was a relief. I waited to Julie to arrive, showed her the ropes, then walked to Smasheville.</text:p>
      <text:p text:style-name="P574"><text:s text:c="3"/>Lenny, Jared, Phil, Libby were there. I said what’s up, chowed down on my burger, said hello to Travis, his wife and Adam, who was disappointed I was leaving. “Nah, I’ve gotta get back on the World of Warcraft?”</text:p>
      <text:p text:style-name="P574"><text:s text:c="3"/>“That’s what you’re playing for real?”</text:p>
      <text:p text:style-name="P574"><text:s text:c="3"/>I walked home, did a bunch of STV quests, took a bath, came very close to joining the ZG raid. Hannah texted me at 8:36 saying she was heading home from dinner with friends, so I gave her a call. I walked down there, sat on the front porch for a minute. We decided to go get ice cream and had a very cute sit on the bench.</text:p>
      <text:p text:style-name="P203"><text:span text:style-name="T125"><text:s text:c="3"/>We walked west, went around the back of the pub all the way to Louisiana, down to her house, being silly and sweet, had a few kisses in the living room. I said goodnight and that I would miss her, walked home, ran RFD. I decided not to get high and </text:span><text:soft-page-break/><text:span text:style-name="T125">was glad bc Hannah was texting me pictures of quotes from her daily artist journal. I still didn’t reply as much as I wanted to. I was very tired and went to sleep.</text:span></text:p>
      <text:p text:style-name="P203"><text:span text:style-name="T125"/></text:p>
      <text:p text:style-name="P203">IX.XX</text:p>
      <text:p text:style-name="P203"><text:span text:style-name="T125"/></text:p>
      <text:p text:style-name="P574">I kept returning to dreams under the weighted blanket and didn’t really get up until Hannah texted me at noon saying they were stopping for a sub in greensboro. I went downstairs, started a coffee, played Wordle on the toilet (SMOKE in six,) came upstairs, wrote, 12:23.</text:p>
      <text:p text:style-name="P203"><text:span text:style-name="T125"/></text:p>
      <text:p text:style-name="P575">. . .</text:p>
      <text:p text:style-name="P203"><text:span text:style-name="T125"/></text:p>
      <text:p text:style-name="P576">I eventually walked to UJ, sat between Grant and Michel. Michel left and Lauren Crawley took his spot. I had burger/tots/Coke as Grant turned into his usual self. I went next door to Odd’s, ordered a latte, walked down to Hannah’s house, immediately set up my computer at her dining room table and played Tokup until around seven when I decided to walk up to Haywood Famous.</text:p>
      <text:p text:style-name="P576"><text:s text:c="3"/>A band was playing Sweater Song at the Whale as I walked up. I ordered a cortado, forgetting it was a cortadito, but enjoyed it anyway. I walked across the street, watched one song, went back to Hannah’s house and played Tokup until three in the morning.</text:p>
      <text:p text:style-name="P204"><text:span text:style-name="T125"/></text:p>
      <text:p text:style-name="P204">IX.XXI</text:p>
      <text:p text:style-name="P204"><text:span text:style-name="T125"/></text:p>
      <text:p text:style-name="P576">I woke at eight, walked to Bad Manners, ordered an iced latte, walked to my house, put grapes/nanners in a bag, drove to Scott’s, immediately set up my computer on the porch table and played Tokup all day and night. Hannah messaged me saying she would like to come meet the kitties when she got home from tour.</text:p>
      <text:p text:style-name="P204"><text:span text:style-name="T125"/></text:p>
      <text:p text:style-name="P204"/>
      <text:p text:style-name="P204"/>
      <text:p text:style-name="P204"/>
      <text:p text:style-name="P205"><text:soft-page-break/>IX.XXII</text:p>
      <text:p text:style-name="P204"><text:span text:style-name="T125"/></text:p>
      <text:p text:style-name="P576">I woke, made coffee and laid on the daybed until 2:30, when it was time to raid. I got some feral blues out of AQ20 and then a healing ring and the Fish Exterminator out of ZG. I tidied up the house, put away my computer and dipped Wheat Thins into my cold coffee while reading The Fast &amp; The Furriest on the daybed.</text:p>
      <text:p text:style-name="P576"><text:s text:c="3"/>Hannah came over with some popcorn. We met the cats and then hung on the long porch chair with an excited Myrtle. She said she should probably eat something and we decided we would go to the nearby Thai restaurant. Some teenagers were talking about diarrheah when we walked in. We had a great time and delicious food, went back to Scott’s, laid on the daybed together with Myrtle making out and having a difficult time sticking to Hannah’s plan of not having sex.</text:p>
      <text:p text:style-name="P204"><text:span text:style-name="T125"><text:s text:c="3"/>She left and I got in bed. I logged into Tokup in laptop mode and got gifted an epic shield by Calal. I messaged a couple people and fell asleep, having so many dreams: Power Rangers debrief, hangin’ w/ Lucy, crashing a car in the rain totally unbothered, running into Raleigh Tubb and knowing it was meant to be, </text:span><text:span text:style-name="T247">even seeing Kevin and Jason at some bar.</text:span></text:p>
      <text:p text:style-name="P204"><text:span text:style-name="T247"/></text:p>
      <text:p text:style-name="P206">IX.XXIII</text:p>
      <text:p text:style-name="P206"><text:span text:style-name="T125"/></text:p>
      <text:p text:style-name="P577">I woke, played chess/Wordle (STEAM in three,) packed my bags, let Myrtle out, fed her, let her out again, drove home, changed into shorts, went to Kota Kai, ordered drip, saw Aurora, met her sister, caught up big time, walked west, said what’s up to Lamont, went to Aldi, bought grapes and plums, went to Izzy’s, got a bland latte, sat in front of the library, texted Hannah, walked home, put away my groceries, reassembled the Air Hog, wrote for the first time in two-and-a-half days, 1:14.</text:p>
      <text:p text:style-name="P579"><text:span text:style-name="T125">. . .</text:span><text:span text:style-name="T248">I killed some Yeti, joined an Ulda group, talked with Alfafa about Second Wind, ran Ulda, got tired/overstimulated, ate my leftover pi-fri-ri, laid down a bit, flew to Feralas, turned in a quest, </text:span><text:soft-page-break/><text:span text:style-name="T248">killed two ogres, exited, wrote, 5:41. . .</text:span><text:span text:style-name="T249">I chased off a squirrel, laid in bed, looked at my phone, took a bath, 6:39. . .</text:span><text:span text:style-name="T250">I hung around in the Feralas inn, went and killed some ogres until Hannah said she was coming over, 8:44.</text:span></text:p>
      <text:p text:style-name="P579"><text:span text:style-name="T250"/></text:p>
      <text:p text:style-name="P580"><text:span text:style-name="T250">. . .</text:span></text:p>
      <text:p text:style-name="P579"><text:span text:style-name="T250"/></text:p>
      <text:p text:style-name="P581"><text:span text:style-name="T250">W</text:span><text:span text:style-name="T125">e walked up Brevard, turned right at Haywood, talked about stopping at The Hop, The Country Club, Haywood Famous, One World West, The Double Crown, never did any of that, walked to the bend in the road, turned around, walked to The Brew Pump, bought a sixer of hop water, walked to my house, made sweet love.</text:span></text:p>
      <text:p text:style-name="P581"><text:span text:style-name="T125"><text:s text:c="3"/>We laid in bed for a while and thought about sleeping, but she eventually said she was going home to see her cats. I logged onto Tokup and killed ogres for a quest, dying twice.</text:span></text:p>
      <text:p text:style-name="P581"><text:span text:style-name="T125"/></text:p>
      <text:p text:style-name="P581">IX.XXIV</text:p>
      <text:p text:style-name="P581"><text:span text:style-name="T125"/></text:p>
      <text:p text:style-name="P581"><text:span text:style-name="T125">I woke early, but WoW was having a long maintenance day, so I went back to bed until 1. I felt like an anxious schmuck after that, unsure how I could be worthy of Hannah’s love with so little ambition. The servers came back online and I decided to commit to a PVP week. I played a few AVs while people complained about broken addons and mobs pathing differently.</text:span></text:p>
      <text:p text:style-name="P581"><text:span text:style-name="T125"><text:s text:c="3"/>Tony came over to clean the basement and the weather stopped raining; I got tired of being in the house, walked up to the Brew Pump to see if Blessed Soul Food was there. It got closer and closer to 5PM, even after with no sign of them actually opening, and I started to realize that wasn’t what I wanted to eat anyway. I told Hannah what I was up to and she said to come over; she was gonna make Zatarans + maybe go see Kayla at Static Age.</text:span></text:p>
      <text:p text:style-name="P581"><text:span text:style-name="T125"><text:s text:c="3"/>I got a latte from Odd’s, walked down to her house, chopped up a couple snausages, washed some grapes, ate on her porch, did the dishes. We swung by my house for earplugs, clothes change, teeth </text:span><text:soft-page-break/><text:span text:style-name="T125">brushing, then drove downtown. It was Hannah’s first time at Static Age. We stood cuddly close while watching Kayla, hanging on the patio, watching Phil, Ben, talking w/ Kayla on the patio about her band breakup with Mary, watched some of Walker Rider, didn’t really care for it, drove back west.</text:span></text:p>
      <text:p text:style-name="P581"><text:span text:style-name="T125"><text:s text:c="3"/>Hannah was in a slightly buzzed state and wanted to listen to Ryan Adams and so, after finding her aux, I circled around Riverside Drive, went by the Burger Bar, up by the storage units, back to her house. We cuddled with Neville on the couch and she said she was going to bed soon, but I was welcome to stay. I said, “I’ma hit it,” and she looked at me very confused. I said, “The dusty trail, I mean.”</text:span></text:p>
      <text:p text:style-name="P581"><text:span text:style-name="T125"><text:s text:c="3"/>We laughed a lot, kissed goodbye. I left my cup in her car, walked up the hill, thought about going to Country Club, went straight home instead and played AV until I had hit 50k honor at 2AM.</text:span></text:p>
      <text:p text:style-name="P581"><text:span text:style-name="T125"/></text:p>
      <text:p text:style-name="P582">IX.XXV</text:p>
      <text:p text:style-name="P581"/>
      <text:p text:style-name="P578">I woke at 10, got on WoW, queued for AV. Once it popped, I went downstairs, made coffee, peed, came back up, played. I bought reagents for Gift, Alterac Water, stealthed by the graveyard outside our base and played Wordle, (TORCH in three.) I did a couple games, flossing my teeth and eating grapes between matches. Hannah asked if I needed my cup and had gone for coffee yet. I asked if she was thinking about such things.</text:p>
      <text:p text:style-name="P578"><text:s text:c="3"/>She said she was going to change clothes and head to Odd’s, so I took a bath, got dressed, brushed my teeth, wrote, 12:3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25T12:31:12.142507112</dc:date>
    <meta:editing-duration>P53DT14H43M27S</meta:editing-duration>
    <meta:editing-cycles>645</meta:editing-cycles>
    <meta:generator>LibreOffice/24.2.5.2$MacOSX_X86_64 LibreOffice_project/bffef4ea93e59bebbeaf7f431bb02b1a39ee8a59</meta:generator>
    <meta:print-date>2024-09-18T12:08:35.263250437</meta:print-date>
    <meta:document-statistic meta:table-count="0" meta:image-count="0" meta:object-count="0" meta:page-count="155" meta:paragraph-count="1256" meta:word-count="48116" meta:character-count="253187" meta:non-whitespace-character-count="204619"/>
  </office:meta>
</office:document-meta>
</file>